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71cm" svg:stroke-color="#000000" draw:marker-end="msArrowOpenEnd_20_9" draw:marker-end-width="0.426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 style:family="graphic" style:parent-style-name="standard">
      <style:graphic-properties draw:stroke="solid" svg:stroke-width="0.079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4"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5" style:family="graphic" style:parent-style-name="standard">
      <style:graphic-properties draw:stroke="solid" svg:stroke-width="0.079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6" style:family="graphic" style:parent-style-name="standard">
      <style:graphic-properties draw:stroke="solid" svg:stroke-width="0.079cm" svg:stroke-color="#000000" draw:stroke-linejoin="miter" draw:fill="none" draw:fill-color="#f47a00" draw:textarea-horizontal-align="justify" draw:textarea-vertical-align="top" draw:auto-grow-height="true" fo:padding-top="0.13cm" fo:padding-bottom="0.13cm" fo:padding-left="0.25cm" fo:padding-right="0.25cm" fo:wrap-option="wrap" draw:shadow-color="#777777"/>
    </style:style>
    <style:style style:name="gr7" style:family="graphic" style:parent-style-name="standard">
      <style:graphic-properties draw:stroke="none" draw:fill="solid" draw:fill-color="#ffff00" draw:textarea-horizontal-align="justify" draw:textarea-vertical-align="top" draw:auto-grow-height="false" fo:padding-top="0.13cm" fo:padding-bottom="0.13cm" fo:padding-left="0.25cm" fo:padding-right="0.25cm" fo:wrap-option="wrap" draw:shadow-color="#777777"/>
    </style:style>
    <style:style style:name="gr8" style:family="graphic" style:parent-style-name="standard">
      <style:graphic-properties draw:stroke="solid" svg:stroke-width="0.079cm" svg:stroke-color="#000000" draw:marker-start="" draw:marker-start-width="0.237cm" draw:marker-start-center="false" draw:marker-end="msArrowEnd_20_5" draw:marker-end-width="0.237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9" style:family="graphic" style:parent-style-name="standard">
      <style:graphic-properties draw:stroke="none" draw:fill="none" draw:fill-color="#f47a00" draw:textarea-horizontal-align="justify" draw:textarea-vertical-align="top" draw:auto-grow-height="true" fo:padding-top="0.13cm" fo:padding-bottom="0.13cm" fo:padding-left="0.25cm" fo:padding-right="0.25cm" fo:wrap-option="no-wrap" draw:shadow-color="#777777"/>
    </style:style>
    <style:style style:name="gr10" style:family="graphic" style:parent-style-name="standard">
      <style:graphic-properties draw:stroke="solid" svg:stroke-width="0.026cm" svg:stroke-color="#000000"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11" style:family="graphic" style:parent-style-name="standard">
      <style:graphic-properties draw:stroke="solid" svg:stroke-width="0.106cm" svg:stroke-color="#000000"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12" style:family="graphic" style:parent-style-name="standard">
      <style:graphic-properties draw:stroke="solid" svg:stroke-width="0.026cm" svg:stroke-color="#000000" draw:stroke-linejoin="miter" draw:fill="solid" draw:fill-color="#f47a00" draw:textarea-horizontal-align="left" draw:textarea-vertical-align="middle" draw:auto-grow-height="false" fo:padding-top="0.13cm" fo:padding-bottom="0.13cm" fo:padding-left="0.25cm" fo:padding-right="0.25cm" fo:wrap-option="no-wrap" draw:shadow-color="#777777"/>
    </style:style>
    <style:style style:name="gr13" style:family="graphic" style:parent-style-name="standard">
      <style:graphic-properties draw:stroke="solid" svg:stroke-width="0.026cm" svg:stroke-color="#000000"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14" style:family="graphic" style:parent-style-name="standard">
      <style:graphic-properties draw:stroke="solid" svg:stroke-width="0.026cm" svg:stroke-color="#000000" draw:stroke-linejoin="round" draw:fill="none" draw:fill-color="#f47a00" draw:textarea-horizontal-align="left" draw:textarea-vertical-align="top" draw:auto-grow-height="false" fo:padding-top="0.13cm" fo:padding-bottom="0.13cm" fo:padding-left="0.25cm" fo:padding-right="0.25cm" fo:wrap-option="wrap" draw:shadow-color="#777777"/>
    </style:style>
    <style:style style:name="gr15" style:family="graphic" style:parent-style-name="standard">
      <style:graphic-properties draw:stroke="solid" svg:stroke-width="0.026cm" svg:stroke-color="#000000" draw:marker-end="Çizgi_20_ucu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6" style:family="graphic" style:parent-style-name="standard">
      <style:graphic-properties draw:stroke="solid" svg:stroke-width="0.026cm" svg:stroke-color="#000000" draw:marker-end="Çizgi_20_ucu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7" style:family="graphic" style:parent-style-name="standard">
      <style:graphic-properties draw:stroke="solid" svg:stroke-width="0.026cm" svg:stroke-color="#000000" draw:marker-end="Çizgi_20_ucu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8" style:family="graphic" style:parent-style-name="standard">
      <style:graphic-properties draw:stroke="solid" svg:stroke-width="0.026cm" svg:stroke-color="#000000" draw:marker-end="Çizgi_20_ucu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9" style:family="graphic" style:parent-style-name="standard">
      <style:graphic-properties draw:stroke="solid" svg:stroke-width="0.079cm" svg:stroke-color="#000000" draw:marker-start="" draw:marker-start-width="0.237cm" draw:marker-start-center="false" draw:marker-end="msArrowEnd_20_6" draw:marker-end-width="0.237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0"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wrap" draw:shadow-color="#777777"/>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color="#777777"/>
    </style:style>
    <style:style style:name="gr22" style:family="graphic" style:parent-style-name="standard">
      <style:graphic-properties draw:stroke="none" draw:fill="none" draw:fill-color="#f47a00" draw:textarea-horizontal-align="justify" draw:textarea-vertical-align="top" draw:auto-grow-height="false" fo:padding-top="0.13cm" fo:padding-bottom="0.13cm" fo:padding-left="0.25cm" fo:padding-right="0.25cm" fo:wrap-option="wrap" draw:shadow-color="#777777"/>
    </style:style>
    <style:style style:name="gr23" style:family="graphic" style:parent-style-name="standard">
      <style:graphic-properties draw:stroke="none" draw:fill="solid" draw:fill-color="#ffff00" draw:textarea-horizontal-align="justify" draw:textarea-vertical-align="middle" draw:auto-grow-height="false" fo:padding-top="0.13cm" fo:padding-bottom="0.13cm" fo:padding-left="0.25cm" fo:padding-right="0.25cm" fo:wrap-option="no-wrap" draw:shadow-color="#777777"/>
    </style:style>
    <style:style style:name="gr24" style:family="graphic" style:parent-style-name="standard">
      <style:graphic-properties draw:stroke="none" draw:fill="none" draw:fill-color="#ffff00" draw:textarea-horizontal-align="justify" draw:textarea-vertical-align="middle" draw:auto-grow-height="false" fo:padding-top="0.13cm" fo:padding-bottom="0.13cm" fo:padding-left="0.25cm" fo:padding-right="0.25cm" fo:wrap-option="no-wrap" draw:shadow-color="#777777"/>
    </style:style>
    <style:style style:name="gr25" style:family="graphic" style:parent-style-name="standard">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6" style:family="graphic" style:parent-style-name="standard">
      <style:graphic-properties draw:stroke="solid" svg:stroke-width="0.026cm" svg:stroke-color="#000000" draw:stroke-linejoin="miter" draw:fill="none" draw:fill-color="#ffff00" draw:textarea-horizontal-align="left" draw:textarea-vertical-align="middle" draw:auto-grow-height="false" fo:padding-top="0.13cm" fo:padding-bottom="0.13cm" fo:padding-left="0.25cm" fo:padding-right="0.25cm" fo:wrap-option="no-wrap" draw:shadow-color="#777777"/>
    </style:style>
    <style:style style:name="gr27"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color="#777777"/>
    </style:style>
    <style:style style:name="gr28" style:family="graphic" style:parent-style-name="standard">
      <style:graphic-properties draw:stroke="dash" draw:stroke-dash="Dash_20_10" svg:stroke-width="0.071cm" svg:stroke-color="#000000" draw:marker-start="msArrowOpenEnd_20_9" draw:marker-start-width="0.426cm" draw:marker-start-center="false" draw:marker-end="msArrowOpenEnd_20_9" draw:marker-end-width="0.426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9" style:family="graphic" style:parent-style-name="standard">
      <style:graphic-properties draw:stroke="solid" svg:stroke-width="0.079cm" svg:stroke-color="#f47a00" draw:stroke-linejoin="miter" draw:fill="none" draw:fill-color="#ffff00" draw:textarea-horizontal-align="justify" draw:textarea-vertical-align="middle" draw:auto-grow-height="false" fo:padding-top="0.13cm" fo:padding-bottom="0.13cm" fo:padding-left="0.25cm" fo:padding-right="0.25cm" fo:wrap-option="no-wrap" draw:shadow-color="#777777"/>
    </style:style>
    <style:style style:name="gr30"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31" style:family="graphic" style:parent-style-name="standard">
      <style:graphic-properties draw:stroke="solid" svg:stroke-width="0.026cm" svg:stroke-color="#00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2" style:family="graphic" style:parent-style-name="standard">
      <style:graphic-properties draw:stroke="solid" svg:stroke-width="0.053cm" svg:stroke-color="#00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3" style:family="graphic" style:parent-style-name="standard">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color="#777777"/>
    </style:style>
    <style:style style:name="gr34" style:family="graphic" style:parent-style-name="standard">
      <style:graphic-properties draw:stroke="none" draw:fill="solid" draw:fill-color="#ffff00" draw:opacity="50%" draw:textarea-horizontal-align="left" draw:textarea-vertical-align="middle" draw:auto-grow-height="false" fo:padding-top="0.13cm" fo:padding-bottom="0.13cm" fo:padding-left="0.25cm" fo:padding-right="0.25cm" fo:wrap-option="no-wrap" draw:shadow-color="#777777"/>
    </style:style>
    <style:style style:name="gr35"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6" style:family="graphic" style:parent-style-name="standard">
      <style:graphic-properties draw:stroke="dash" draw:stroke-dash="Dash_20_11"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no-wrap" draw:shadow-color="#777777"/>
    </style:style>
    <style:style style:name="gr37" style:family="graphic" style:parent-style-name="standard">
      <style:graphic-properties draw:stroke="solid" svg:stroke-width="0.071cm" svg:stroke-color="#000000" draw:marker-start="" draw:marker-start-width="0.213cm" draw:marker-start-center="false" draw:marker-end="Çizgi_20_ucu_20_5" draw:marker-end-width="0.35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8" style:family="graphic" style:parent-style-name="standard">
      <style:graphic-properties draw:stroke="solid" svg:stroke-width="0.071cm" svg:stroke-color="#000000" draw:marker-start="" draw:marker-start-width="0.213cm" draw:marker-start-center="false" draw:marker-end="Çizgi_20_ucu_20_6" draw:marker-end-width="0.35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9" style:family="graphic" style:parent-style-name="standard">
      <style:graphic-properties draw:stroke="solid" svg:stroke-width="0.106cm" svg:stroke-color="#008000" draw:marker-start="Çizgi_20_ucu_20_7" draw:marker-start-width="0.318cm" draw:marker-start-center="false" draw:stroke-linejoin="miter" draw:fill="solid" draw:fill-color="#ffff00" draw:textarea-horizontal-align="justify" draw:textarea-vertical-align="top" draw:auto-grow-height="true" fo:padding-top="0.13cm" fo:padding-bottom="0.13cm" fo:padding-left="0.25cm" fo:padding-right="0.25cm" fo:wrap-option="wrap" draw:shadow-color="#777777"/>
    </style:style>
    <style:style style:name="pr1" style:family="presentation" style:parent-style-name="Varsayılan-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Varsayılan-notes">
      <style:graphic-properties draw:stroke="none" draw:fill="none" draw:fill-color="#00cc99" draw:auto-grow-height="true" fo:min-height="11.798cm" draw:shadow-color="#808080"/>
    </style:style>
    <style:style style:name="pr3"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4"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4.821cm" fo:min-width="0cm" fo:padding-top="0.13cm" fo:padding-bottom="0.13cm" fo:padding-left="0.25cm" fo:padding-right="0.25cm" fo:wrap-option="wrap" draw:shadow-color="#777777"/>
    </style:style>
    <style:style style:name="pr6"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777777"/>
    </style:style>
    <style:style style:name="pr7"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4.397cm" fo:min-width="0cm" fo:padding-top="0.13cm" fo:padding-bottom="0.13cm" fo:padding-left="0.25cm" fo:padding-right="0.25cm" fo:wrap-option="wrap" draw:shadow-color="#777777"/>
    </style:style>
    <style:style style:name="pr8"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7.361cm" fo:min-width="0cm" fo:padding-top="0.13cm" fo:padding-bottom="0.13cm" fo:padding-left="0.25cm" fo:padding-right="0.25cm" fo:wrap-option="wrap" draw:shadow-color="#777777"/>
    </style:style>
    <style:style style:name="pr9"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769cm" fo:min-width="0cm" fo:padding-top="0.13cm" fo:padding-bottom="0.13cm" fo:padding-left="0.25cm" fo:padding-right="0.25cm" fo:wrap-option="wrap" draw:shadow-color="#777777"/>
    </style:style>
    <style:style style:name="pr10"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2.704cm" fo:min-width="0cm" fo:padding-top="0.13cm" fo:padding-bottom="0.13cm" fo:padding-left="0.25cm" fo:padding-right="0.25cm" fo:wrap-option="wrap" draw:shadow-color="#777777"/>
    </style:style>
    <style:style style:name="pr11"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222cm" fo:min-width="0cm" fo:padding-top="0.13cm" fo:padding-bottom="0.13cm" fo:padding-left="0.25cm" fo:padding-right="0.25cm" fo:wrap-option="wrap" draw:shadow-color="#777777"/>
    </style:style>
    <style:style style:name="pr12"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0.959cm" fo:min-width="0cm" fo:padding-top="0.13cm" fo:padding-bottom="0.13cm" fo:padding-left="0.25cm" fo:padding-right="0.25cm" fo:wrap-option="wrap" draw:shadow-color="#777777"/>
    </style:style>
    <style:style style:name="pr13" style:family="presentation" style:parent-style-name="Varsayılan-notes">
      <style:graphic-properties draw:fill-color="#ffffff" fo:min-height="11.798cm"/>
    </style:style>
    <style:style style:name="pr14"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6.091cm" fo:min-width="0cm" fo:padding-top="0.13cm" fo:padding-bottom="0.13cm" fo:padding-left="0.25cm" fo:padding-right="0.25cm" fo:wrap-option="wrap" draw:shadow-color="#777777"/>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617cm" fo:margin-bottom="0cm" fo:line-height="90%" fo:text-indent="0cm"/>
    </style:style>
    <style:style style:name="P5" style:family="paragraph">
      <style:paragraph-properties fo:margin-left="0cm" fo:margin-right="0cm" fo:margin-top="0.105cm" fo:margin-bottom="0cm" fo:line-height="90%" fo:text-indent="0cm"/>
    </style:style>
    <style:style style:name="P6" style:family="paragraph">
      <style:paragraph-properties fo:margin-left="0cm" fo:margin-right="0cm" fo:line-height="100%" fo:text-indent="0cm"/>
    </style:style>
    <style:style style:name="P7" style:family="paragraph">
      <style:paragraph-properties fo:margin-left="0cm" fo:margin-right="0cm" fo:margin-top="0.617cm" fo:margin-bottom="0cm" fo:text-indent="0cm"/>
    </style:style>
    <style:style style:name="P8" style:family="paragraph">
      <style:paragraph-properties fo:margin-left="0cm" fo:margin-right="0cm" fo:margin-top="0.105cm" fo:margin-bottom="0cm" fo:text-indent="0cm"/>
    </style:style>
    <style:style style:name="P9" style:family="paragraph">
      <style:paragraph-properties fo:margin-left="0cm" fo:margin-right="0cm" fo:margin-top="0.105cm" fo:margin-bottom="0cm" fo:line-height="100%" fo:text-indent="0cm"/>
    </style:style>
    <style:style style:name="P10" style:family="paragraph">
      <style:paragraph-properties fo:margin-left="0cm" fo:margin-right="0cm" fo:margin-top="0.705cm" fo:margin-bottom="0cm" fo:line-height="90%" fo:text-indent="0cm"/>
    </style:style>
    <style:style style:name="P11" style:family="paragraph">
      <style:paragraph-properties fo:margin-left="0cm" fo:margin-right="0cm" fo:margin-top="0.123cm" fo:margin-bottom="0cm" fo:line-height="90%" fo:text-indent="0cm"/>
    </style:style>
    <style:style style:name="P12" style:family="paragraph">
      <style:paragraph-properties fo:margin-left="0cm" fo:margin-right="0cm" fo:line-height="40%" fo:text-indent="0cm"/>
    </style:style>
    <style:style style:name="P13" style:family="paragraph">
      <style:paragraph-properties fo:margin-left="0cm" fo:margin-right="0cm" fo:line-height="60%" fo:text-indent="0cm"/>
    </style:style>
    <style:style style:name="P14" style:family="paragraph">
      <style:paragraph-properties fo:margin-left="0cm" fo:margin-right="0cm" fo:line-height="100%" fo:text-align="center" fo:text-indent="0cm"/>
    </style:style>
    <style:style style:name="P15" style:family="paragraph">
      <style:paragraph-properties fo:margin-left="0cm" fo:margin-right="0cm" fo:line-height="40%" fo:text-align="center" fo:text-indent="0cm"/>
    </style:style>
    <style:style style:name="P16" style:family="paragraph">
      <style:paragraph-properties fo:margin-left="0.621cm" fo:margin-right="0cm" fo:margin-top="0.529cm" fo:margin-bottom="0cm" fo:line-height="100%" fo:text-indent="-0.621cm"/>
    </style:style>
    <style:style style:name="P17" style:family="paragraph">
      <style:paragraph-properties fo:margin-left="0.621cm" fo:margin-right="0cm" fo:margin-top="0.529cm" fo:margin-bottom="0cm" fo:line-height="10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18" style:family="paragraph">
      <style:paragraph-properties fo:margin-left="0cm" fo:margin-right="0cm" fo:margin-top="0.529cm" fo:margin-bottom="0cm" fo:line-height="90%" fo:text-indent="0cm"/>
    </style:style>
    <style:style style:name="P19" style:family="paragraph">
      <style:paragraph-properties fo:margin-left="0cm" fo:margin-right="0cm" fo:margin-top="0.088cm" fo:margin-bottom="0cm" fo:line-height="90%" fo:text-indent="0cm"/>
    </style:style>
    <style:style style:name="P20" style:family="paragraph">
      <style:paragraph-properties fo:text-align="center" style:writing-mode="lr-tb"/>
    </style:style>
    <style:style style:name="P21" style:family="paragraph">
      <style:paragraph-properties fo:margin-left="0cm" fo:margin-right="0cm" fo:margin-top="0.529cm" fo:margin-bottom="0cm" fo:line-height="100%" fo:text-indent="0cm"/>
    </style:style>
    <style:style style:name="P22" style:family="paragraph">
      <style:paragraph-properties fo:margin-left="0cm" fo:margin-right="0cm" fo:margin-top="0.529cm" fo:margin-bottom="0cm" fo:text-indent="0cm"/>
    </style:style>
    <style:style style:name="P23" style:family="paragraph">
      <style:paragraph-properties fo:margin-left="0.621cm" fo:margin-right="0cm" fo:margin-top="0.529cm" fo:margin-bottom="0cm" fo:line-height="100%" fo:text-indent="-0.621cm" style:punctuation-wrap="simple" style:line-break="normal"/>
    </style:style>
    <style:style style:name="P24" style:family="paragraph">
      <style:paragraph-properties fo:margin-left="0.621cm" fo:margin-right="0cm" fo:margin-top="0.529cm" fo:margin-bottom="0cm" fo:text-indent="-0.621cm"/>
    </style:style>
    <style:style style:name="P25" style:family="paragraph">
      <style:paragraph-properties fo:margin-left="0cm" fo:margin-right="0cm" fo:margin-top="0.529cm" fo:margin-bottom="0cm" fo:line-height="100%" fo:text-indent="0cm" style:punctuation-wrap="simple" style:line-break="normal"/>
    </style:style>
    <style:style style:name="P26" style:family="paragraph">
      <style:paragraph-properties fo:margin-left="0.621cm" fo:margin-right="0cm" fo:margin-top="0.529cm" fo:margin-bottom="0cm" fo:line-height="140%" fo:text-indent="-0.621cm"/>
    </style:style>
    <style:style style:name="P27" style:family="paragraph">
      <style:paragraph-properties fo:margin-left="0cm" fo:margin-right="0cm" fo:text-indent="0cm"/>
      <style:text-properties fo:font-size="34pt" style:font-size-asian="34pt" style:font-size-complex="34pt"/>
    </style:style>
    <style:style style:name="P28" style:family="paragraph">
      <style:paragraph-properties fo:margin-left="0cm" fo:margin-right="0cm" fo:text-indent="0cm" style:writing-mode="lr-tb" style:font-independent-line-spacing="true"/>
      <style:text-properties fo:font-size="34pt" style:font-size-asian="34pt" style:font-size-complex="34pt"/>
    </style:style>
    <style:style style:name="P29" style:family="paragraph">
      <style:paragraph-properties fo:margin-left="0cm" fo:margin-right="0cm" fo:margin-top="0.088cm" fo:margin-bottom="0cm" fo:text-indent="0cm"/>
    </style:style>
    <style:style style:name="P30" style:family="paragraph">
      <style:paragraph-properties fo:margin-left="0.621cm" fo:margin-right="0cm" fo:margin-top="0.617cm" fo:margin-bottom="0cm" fo:line-height="70%" fo:text-indent="-0.621cm"/>
    </style:style>
    <style:style style:name="P31" style:family="paragraph">
      <style:paragraph-properties fo:margin-left="0.621cm" fo:margin-right="0cm" fo:margin-top="0.617cm" fo:margin-bottom="0cm" fo:line-height="7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32" style:family="paragraph">
      <style:paragraph-properties fo:margin-left="0.621cm" fo:margin-right="0cm" fo:margin-top="0.617cm" fo:margin-bottom="0cm" fo:line-height="40%" fo:text-indent="-0.621cm"/>
    </style:style>
    <style:style style:name="P33" style:family="paragraph">
      <style:paragraph-properties fo:margin-left="0.621cm" fo:margin-right="0cm" fo:margin-top="0.617cm" fo:margin-bottom="0cm" fo:line-height="30%" fo:text-indent="-0.621cm"/>
    </style:style>
    <style:style style:name="P34" style:family="paragraph">
      <style:paragraph-properties fo:margin-left="0.621cm" fo:margin-right="0cm" fo:margin-top="0.44cm" fo:margin-bottom="0cm" fo:line-height="3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35" style:family="paragraph">
      <style:paragraph-properties fo:margin-left="0cm" fo:margin-right="0cm" fo:line-height="100%" fo:text-align="end" fo:text-indent="0cm"/>
    </style:style>
    <style:style style:name="P36" style:family="paragraph">
      <style:paragraph-properties fo:margin-left="0.621cm" fo:margin-right="0cm" fo:margin-top="0.396cm" fo:margin-bottom="0cm" fo:line-height="100%" fo:text-indent="-0.621cm" style:punctuation-wrap="simple" style:line-break="normal"/>
    </style:style>
    <style:style style:name="P37" style:family="paragraph">
      <style:paragraph-properties fo:margin-left="0.621cm" fo:margin-right="0cm" fo:margin-top="0.529cm" fo:margin-bottom="0cm" fo:line-height="90%" fo:text-indent="-0.621cm"/>
    </style:style>
    <style:style style:name="P38" style:family="paragraph">
      <style:paragraph-properties fo:margin-left="0cm" fo:margin-right="0cm" fo:text-align="center" fo:text-indent="0cm" style:writing-mode="lr-tb" style:font-independent-line-spacing="true"/>
    </style:style>
    <style:style style:name="P39" style:family="paragraph">
      <style:paragraph-properties fo:margin-left="0cm" fo:margin-right="0cm" fo:margin-top="0.705cm" fo:margin-bottom="0cm" fo:text-indent="0cm"/>
    </style:style>
    <style:style style:name="P40" style:family="paragraph">
      <style:paragraph-properties fo:margin-left="0cm" fo:margin-right="0cm" fo:margin-top="0.123cm" fo:margin-bottom="0cm" fo:text-indent="0cm"/>
    </style:style>
    <style:style style:name="T1" style:family="text">
      <style:text-properties fo:color="#000000"/>
    </style:style>
    <style:style style:name="T2" style:family="text">
      <style:text-properties fo:font-size="28pt" fo:language="en" fo:country="US" style:font-size-asian="28pt" style:font-size-complex="28pt"/>
    </style:style>
    <style:style style:name="T3" style:family="text">
      <style:text-properties fo:font-size="24pt" fo:language="en" fo:country="US" style:font-size-asian="24pt" style:font-size-complex="24pt"/>
    </style:style>
    <style:style style:name="T4" style:family="text">
      <style:text-properties fo:font-family="'Courier New'" style:font-family-generic="modern" style:font-pitch="fixed"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24pt" style:font-size-asian="24pt" style:font-size-complex="24pt"/>
    </style:style>
    <style:style style:name="T7" style:family="text">
      <style:text-properties fo:font-family="'Courier New'" style:font-family-generic="modern" style:font-pitch="fixed" fo:font-size="24pt" fo:font-weight="bold" style:font-size-asian="24pt" style:font-weight-asian="bold" style:font-size-complex="24pt" style:font-weight-complex="bold"/>
    </style:style>
    <style:style style:name="T8" style:family="text">
      <style:text-properties fo:font-size="32pt" style:font-size-asian="32pt" style:font-size-complex="32pt"/>
    </style:style>
    <style:style style:name="T9" style:family="text">
      <style:text-properties fo:color="#000066" fo:font-family="'Courier New'" style:font-family-generic="modern" style:font-pitch="fixed" fo:language="en" fo:country="US" fo:font-weight="bold" style:font-weight-asian="bold" style:font-weight-complex="bold"/>
    </style:style>
    <style:style style:name="T10" style:family="text">
      <style:text-properties fo:color="#ff0000" fo:font-family="'Courier New'" style:font-family-generic="modern" style:font-pitch="fixed" fo:language="en" fo:country="US" fo:font-weight="bold" style:font-weight-asian="bold" style:font-weight-complex="bold"/>
    </style:style>
    <style:style style:name="T11" style:family="text">
      <style:text-properties fo:font-family="'Comic Sans MS'" style:font-family-generic="script" style:font-pitch="variable"/>
    </style:style>
    <style:style style:name="T12" style:family="text">
      <style:text-properties fo:font-family="'Courier New'" style:font-family-generic="modern" style:font-pitch="fixed" fo:language="en" fo:country="US" fo:font-weight="bold" style:font-weight-asian="bold" style:font-weight-complex="bold"/>
    </style:style>
    <style:style style:name="T13" style:family="text">
      <style:text-properties fo:font-family="'Courier New'" style:font-family-generic="modern" style:font-pitch="fixed" fo:language="en" fo:country="US"/>
    </style:style>
    <style:style style:name="T14" style:family="text">
      <style:text-properties fo:font-family="Arial" style:font-family-generic="swiss" style:font-pitch="variable" fo:language="en" fo:country="US"/>
    </style:style>
    <style:style style:name="T15" style:family="text">
      <style:text-properties fo:font-family="Arial" style:font-family-generic="swiss" style:font-pitch="variable" fo:language="en" fo:country="US" style:text-underline-style="solid" style:text-underline-width="auto" style:text-underline-color="font-color"/>
    </style:style>
    <style:style style:name="T16" style:family="text">
      <style:text-properties style:text-underline-style="none"/>
    </style:style>
    <style:style style:name="T17" style:family="text">
      <style:text-properties fo:color="#000066" fo:font-family="'Courier New'" style:font-family-generic="modern" style:font-pitch="fixed" fo:font-size="20pt" fo:language="en" fo:country="US" fo:font-weight="bold" style:font-size-asian="20pt" style:font-weight-asian="bold" style:font-size-complex="20pt" style:font-weight-complex="bold"/>
    </style:style>
    <style:style style:name="T18" style:family="text">
      <style:text-properties fo:color="#a50021" fo:font-family="Arial" style:font-family-generic="swiss" style:font-pitch="variable" fo:font-style="italic" style:font-style-asian="italic" style:font-style-complex="italic"/>
    </style:style>
    <style:style style:name="T19" style:family="text">
      <style:text-properties fo:color="#ff0000" fo:font-family="'Courier New'" style:font-family-generic="modern" style:font-pitch="fixed" fo:font-weight="bold" style:font-weight-asian="bold" style:font-weight-complex="bold"/>
    </style:style>
    <style:style style:name="T20" style:family="text">
      <style:text-properties fo:color="#000000" fo:font-family="'Courier New'" style:font-family-generic="modern" style:font-pitch="fixed" fo:font-size="60pt" fo:language="en" fo:country="US" fo:font-weight="bold" style:font-size-asian="60pt" style:font-weight-asian="bold" style:font-size-complex="60pt" style:font-weight-complex="bold"/>
    </style:style>
    <style:style style:name="T21" style:family="text">
      <style:text-properties fo:font-family="'Courier New'" style:font-family-generic="modern" style:font-pitch="fixed" fo:language="en" fo:country="US" fo:font-weight="normal" style:font-weight-asian="normal" style:font-weight-complex="normal"/>
    </style:style>
    <style:style style:name="T22" style:family="text">
      <style:text-properties fo:font-family="arial" style:font-family-generic="swiss" fo:language="en" fo:country="US" fo:font-weight="normal" style:font-weight-asian="normal" style:font-weight-complex="normal"/>
    </style:style>
    <style:style style:name="T23" style:family="text">
      <style:text-properties fo:color="#0000ff"/>
    </style:style>
    <style:style style:name="T24" style:family="text">
      <style:text-properties fo:color="#0000ff" fo:font-family="'Courier New'" style:font-family-generic="modern" style:font-pitch="fixed" fo:font-weight="bold" style:font-weight-asian="bold" style:font-weight-complex="bold"/>
    </style:style>
    <style:style style:name="T25" style:family="text">
      <style:text-properties fo:color="#0000ff" fo:font-weight="bold" style:font-weight-asian="bold" style:font-weight-complex="bold"/>
    </style:style>
    <style:style style:name="T26" style:family="text">
      <style:text-properties fo:font-family="'Courier New'" style:font-family-generic="modern" style:font-pitch="fixed" fo:font-size="60pt" fo:language="en" fo:country="US" style:font-size-asian="60pt" style:font-size-complex="60pt"/>
    </style:style>
    <style:style style:name="T27" style:family="text">
      <style:text-properties fo:color="#000000" fo:font-family="'Courier New'" style:font-family-generic="modern" style:font-pitch="fixed" fo:language="en" fo:country="US" fo:font-weight="bold" style:font-weight-asian="bold" style:font-weight-complex="bold"/>
    </style:style>
    <style:style style:name="T28" style:family="text">
      <style:text-properties fo:font-family="'Courier New'" style:font-family-generic="modern" style:font-pitch="fixed"/>
    </style:style>
    <style:style style:name="T29" style:family="text">
      <style:text-properties fo:color="#0000ff" fo:font-family="'Courier New'" style:font-family-generic="modern" style:font-pitch="fixed" fo:language="en" fo:country="US" fo:font-weight="bold" style:font-weight-asian="bold" style:font-weight-complex="bold"/>
    </style:style>
    <style:style style:name="T30" style:family="text">
      <style:text-properties fo:color="#0000ff" fo:font-family="'Courier New'" style:font-family-generic="modern" style:font-pitch="fixed" fo:language="en" fo:country="US"/>
    </style:style>
    <style:style style:name="T31" style:family="text">
      <style:text-properties fo:color="#0000ff" fo:font-family="arial" style:font-family-generic="swiss" fo:language="en" fo:country="US"/>
    </style:style>
    <style:style style:name="T32" style:family="text">
      <style:text-properties fo:color="#0000ff" fo:font-family="arial" style:font-family-generic="swiss" fo:language="en" fo:country="US" style:text-underline-style="solid" style:text-underline-width="auto" style:text-underline-color="font-color"/>
    </style:style>
    <style:style style:name="T33" style:family="text">
      <style:text-properties fo:color="#0000ff" fo:font-family="Arial" style:font-family-generic="swiss" style:font-pitch="variable" fo:language="en" fo:country="US"/>
    </style:style>
    <style:style style:name="T34" style:family="text">
      <style:text-properties fo:color="#0000ff" fo:font-family="Arial" style:font-family-generic="swiss" style:font-pitch="variable" fo:language="en" fo:country="US" style:text-underline-style="none"/>
    </style:style>
    <style:style style:name="T35" style:family="text">
      <style:text-properties fo:color="#0000ff" fo:font-family="Arial" style:font-family-generic="swiss" style:font-pitch="variable" fo:language="en" fo:country="US" style:text-underline-style="solid" style:text-underline-width="auto" style:text-underline-color="font-color"/>
    </style:style>
    <style:style style:name="T36" style:family="text">
      <style:text-properties fo:language="en" fo:country="US"/>
    </style:style>
    <style:style style:name="T37" style:family="text">
      <style:text-properties fo:color="#a50021" fo:font-family="'Courier New'" style:font-family-generic="modern" style:font-pitch="fixed" fo:language="en" fo:country="US" fo:font-weight="bold" style:font-weight-asian="bold" style:font-weight-complex="bold"/>
    </style:style>
    <style:style style:name="T38" style:family="text">
      <style:text-properties fo:color="#0000ff" fo:font-family="Helvetica" style:font-family-generic="swiss" style:font-pitch="variable"/>
    </style:style>
    <style:style style:name="T39" style:family="text">
      <style:text-properties fo:color="#0000ff" fo:font-family="Helvetica" style:font-family-generic="swiss" style:font-pitch="variable" fo:font-weight="normal" style:font-weight-asian="normal" style:font-weight-complex="normal"/>
    </style:style>
    <style:style style:name="T40" style:family="text">
      <style:text-properties fo:color="#0000ff" fo:font-family="Helvetica" style:font-family-generic="swiss" style:font-pitch="variable" style:text-underline-style="solid" style:text-underline-width="auto" style:text-underline-color="font-color" fo:font-weight="normal" style:font-weight-asian="normal" style:font-weight-complex="normal"/>
    </style:style>
    <style:style style:name="T41" style:family="text">
      <style:text-properties fo:color="#0000ff" fo:font-family="Helvetica" style:font-family-generic="swiss" style:font-pitch="variable" style:text-underline-style="none" fo:font-weight="normal" style:font-weight-asian="normal" style:font-weight-complex="normal"/>
    </style:style>
    <style:style style:name="T42" style:family="text">
      <style:text-properties fo:font-family="Arial" style:font-family-generic="swiss" style:font-pitch="variable"/>
    </style:style>
    <style:style style:name="T43" style:family="text">
      <style:text-properties fo:color="#0000ff" fo:font-size="28pt" fo:language="en" fo:country="US" fo:font-weight="bold" style:font-size-asian="28pt" style:font-weight-asian="bold" style:font-size-complex="28pt" style:font-weight-complex="bold"/>
    </style:style>
    <style:style style:name="T44" style:family="text">
      <style:text-properties fo:color="#0000ff" fo:font-size="28pt" style:font-size-asian="28pt" style:font-size-complex="28pt"/>
    </style:style>
    <style:style style:name="T45" style:family="text">
      <style:text-properties fo:font-family="Helvetica" style:font-family-generic="swiss" style:font-pitch="variable" fo:language="en" fo:country="US"/>
    </style:style>
    <style:style style:name="T46" style:family="text">
      <style:text-properties fo:color="#000000" fo:language="en" fo:country="US"/>
    </style:style>
    <style:style style:name="T47" style:family="text">
      <style:text-properties fo:color="#ff0000" fo:language="en" fo:country="US"/>
    </style:style>
    <style:style style:name="T48" style:family="text">
      <style:text-properties fo:font-family="Symbol" style:font-family-generic="roman" style:font-pitch="variable" style:font-charset="x-symbol" fo:language="en" fo:country="US"/>
    </style:style>
    <style:style style:name="T49" style:family="text">
      <style:text-properties fo:color="#f47a00"/>
    </style:style>
    <style:style style:name="T50" style:family="text">
      <style:text-properties fo:font-weight="bold" style:font-weight-asian="bold" style:font-weight-complex="bold"/>
    </style:style>
    <style:style style:name="T51" style:family="text">
      <style:text-properties fo:color="#000000" fo:font-family="'Courier New'" style:font-family-generic="modern" style:font-pitch="fixed" fo:font-size="28pt" fo:language="en" fo:country="US" fo:font-weight="bold" style:font-size-asian="28pt" style:font-weight-asian="bold" style:font-size-complex="28pt" style:font-weight-complex="bold"/>
    </style:style>
    <style:style style:name="T52" style:family="text">
      <style:text-properties fo:color="#000000" fo:font-family="'Courier New'" style:font-family-generic="modern" style:font-pitch="fixed" fo:font-size="20pt" fo:language="en" fo:country="US" fo:font-weight="bold" style:font-size-asian="20pt" style:font-weight-asian="bold" style:font-size-complex="20pt" style:font-weight-complex="bold"/>
    </style:style>
    <style:style style:name="T53" style:family="text">
      <style:text-properties fo:font-family="'Courier New'" style:font-family-generic="modern" style:font-pitch="fixed"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54" style:family="text">
      <style:text-properties fo:font-family="Helvetica" style:font-family-generic="swiss" style:font-pitch="variable"/>
    </style:style>
    <style:style style:name="T55" style:family="text">
      <style:text-properties fo:language="en" fo:country="US" fo:font-style="italic" style:font-style-asian="italic" style:font-style-complex="italic"/>
    </style:style>
    <style:style style:name="T56" style:family="text">
      <style:text-properties fo:font-family="Helvetica" style:font-family-generic="swiss" style:font-pitch="variable" fo:font-size="18pt" fo:font-style="italic" style:font-size-asian="18pt" style:font-style-asian="italic" style:font-size-complex="18pt" style:font-style-complex="italic"/>
    </style:style>
    <style:style style:name="T57" style:family="text">
      <style:text-properties fo:font-family="Helvetica" style:font-family-generic="swiss" style:font-pitch="variable" fo:font-size="18pt" style:font-size-asian="18pt" style:font-size-complex="18pt"/>
    </style:style>
    <style:style style:name="T58" style:family="text">
      <style:text-properties fo:font-family="'Courier New'" style:font-family-generic="modern" style:font-pitch="fixed" fo:language="en" fo:country="US" fo:font-style="italic" style:font-style-asian="italic" style:font-style-complex="italic"/>
    </style:style>
    <style:style style:name="T59" style:family="text">
      <style:text-properties fo:color="#0000ff" fo:font-family="Helvetica" style:font-family-generic="swiss" style:font-pitch="variable" fo:language="en" fo:country="US" fo:font-style="italic" style:font-style-asian="italic" style:font-style-complex="italic"/>
    </style:style>
    <style:style style:name="T60" style:family="text">
      <style:text-properties fo:color="#008000" fo:font-family="'Courier New'" style:font-family-generic="modern" style:font-pitch="fixed" fo:language="en" fo:country="US" fo:font-weight="bold" style:font-weight-asian="bold" style:font-weight-complex="bold"/>
    </style:style>
    <style:style style:name="T61" style:family="text">
      <style:text-properties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3">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7">
      <text:list-level-style-number text:level="1" style:num-format="">
        <style:list-level-properties/>
        <style:text-properties fo:color="#a50021"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0">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f47a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Varsayılan" presentation:presentation-page-layout-name="AL1T0">
        <draw:frame presentation:style-name="pr1" draw:text-style-name="P2" draw:layer="layout" svg:width="21.59cm" svg:height="3.309cm" svg:x="1.905cm" svg:y="6.283cm" presentation:class="title" presentation:user-transformed="true">
          <draw:text-box>
            <text:list text:style-name="L1">
              <text:list-header>
                <text:p text:style-name="P1"><text:span text:style-name="T1">Değişkenler, Göstericiler ve Diziler</text:span><text:span text:style-name="T1"><text:line-break/></text:span><text:span text:style-name="T1">hafta 3</text:span></text:p>
              </text:list-header>
            </text:list>
          </draw:text-box>
        </draw:frame>
        <presentation:notes draw:style-name="dp2">
          <draw:page-thumbnail draw:style-name="gr1" draw:layer="layout" svg:width="13.428cm" svg:height="10.072cm" svg:x="3.545cm" svg:y="1.967cm" draw:page-number="1" presentation:class="page"/>
          <draw:frame presentation:style-name="pr2" draw:layer="layout" svg:width="14.75cm" svg:height="11.798cm" svg:x="2.752cm" svg:y="12.775cm" presentation:class="notes" presentation:placeholder="true">
            <draw:text-box/>
          </draw:frame>
        </presentation:notes>
      </draw:page>
      <draw:page draw:name="page2"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Bu hafta</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2">Göstericiler</text:span></text:p>
              </text:list-item>
            </text:list>
            <text:list text:style-name="L3">
              <text:list-item>
                <text:list>
                  <text:list-item>
                    <text:p text:style-name="P5"><text:span text:style-name="T3">Değer, değişken ve gösterici arasındaki farklar</text:span></text:p>
                  </text:list-item>
                  <text:list-item>
                    <text:p text:style-name="P5"><text:span text:style-name="T3">C'de referansla çağrı için gösterici kullanımı</text:span></text:p>
                  </text:list-item>
                </text:list>
              </text:list-item>
            </text:list>
            <text:list text:style-name="L2">
              <text:list-item>
                <text:p text:style-name="P4"><text:span text:style-name="T2">Diziler</text:span></text:p>
              </text:list-item>
            </text:list>
            <text:list text:style-name="L3">
              <text:list-item>
                <text:list>
                  <text:list-item>
                    <text:p text:style-name="P5"><text:span text:style-name="T3">Aynı türden eleman listesi</text:span></text:p>
                  </text:list-item>
                  <text:list-item>
                    <text:p text:style-name="P5"><text:span text:style-name="T3">Dizi ve gösterici arasındaki bağlantı</text:span></text:p>
                  </text:list-item>
                  <text:list-item>
                    <text:p text:style-name="P5"><text:span text:style-name="T3">Bir diziyi ters çeviren program</text:span></text:p>
                  </text:list-item>
                </text:list>
              </text:list-item>
            </text:list>
            <text:list text:style-name="L2">
              <text:list-item>
                <text:p text:style-name="P4"><text:span text:style-name="T2">Dizgiler</text:span></text:p>
              </text:list-item>
            </text:list>
            <text:list text:style-name="L3">
              <text:list-item>
                <text:list>
                  <text:list-item>
                    <text:p text:style-name="P5"><text:span text:style-name="T3">Sonu NULL ('\0') ile biten karakter dizisi</text:span></text:p>
                  </text:list-item>
                </text:list>
              </text:list-item>
            </text:list>
            <text:list text:style-name="L2">
              <text:list-item>
                <text:p text:style-name="P4"><text:span text:style-name="T2">Yapı</text:span></text:p>
              </text:list-item>
            </text:list>
            <text:list text:style-name="L3">
              <text:list-item>
                <text:list>
                  <text:list-item>
                    <text:p text:style-name="P5"><text:span text:style-name="T3">Çok sayıda değeri gruplama</text:span></text:p>
                  </text:list-item>
                </text:list>
              </text:list-item>
            </text:list>
          </draw:text-box>
        </draw:frame>
        <presentation:notes draw:style-name="dp2">
          <draw:page-thumbnail draw:style-name="gr1" draw:layer="layout" svg:width="13.428cm" svg:height="10.072cm" svg:x="3.545cm" svg:y="1.967cm" draw:page-number="2" presentation:class="page"/>
          <draw:frame presentation:style-name="pr2" draw:layer="layout" svg:width="14.75cm" svg:height="11.798cm" svg:x="2.752cm" svg:y="12.775cm" presentation:class="notes" presentation:placeholder="true">
            <draw:text-box/>
          </draw:frame>
        </presentation:notes>
      </draw:page>
      <draw:page draw:name="page3" draw:style-name="dp1" draw:master-page-name="Varsayılan" presentation:presentation-page-layout-name="AL2T1">
        <draw:custom-shape draw:style-name="gr2" draw:text-style-name="P2" draw:layer="layout" svg:width="3.21cm" svg:height="6.95cm" svg:x="17.992cm" svg:y="7.902cm">
          <text:p/>
          <draw:enhanced-geometry svg:viewBox="0 0 728 1576" draw:type="non-primitive" draw:enhanced-path="M 104 1424 C 252 1500 400 1576 392 1376 384 1176 0 448 56 224 112 0 420 16 728 32 N"/>
        </draw:custom-shape>
        <draw:frame presentation:style-name="pr3" draw:text-style-name="P2" draw:layer="layout" svg:width="23.706cm" svg:height="1.906cm" svg:x="0.847cm" svg:y="1.057cm" presentation:class="title" presentation:user-transformed="true">
          <draw:text-box>
            <text:list text:style-name="L1">
              <text:list-header>
                <text:p text:style-name="P3">Değerler,Değişkenler ve Göstericiler</text:p>
              </text:list-header>
            </text:list>
          </draw:text-box>
        </draw:frame>
        <draw:custom-shape draw:style-name="gr3" draw:text-style-name="P2" draw:layer="layout" svg:width="2.54cm" svg:height="1.481cm" svg:x="21.436cm" svg:y="5.927cm">
          <text:list text:style-name="L4">
            <text:list-header>
              <text:p text:style-name="P1">‘s’</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7.408cm">
          <text:list text:style-name="L4">
            <text:list-header>
              <text:p text:style-name="P1">‘M’</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8.89cm">
          <text:list text:style-name="L4">
            <text:list-header>
              <text:p text:style-name="P1">‘o’</text:p>
            </text:list-header>
          </text:list>
          <draw:enhanced-geometry svg:viewBox="0 0 21600 21600" draw:type="rectangle" draw:enhanced-path="M 0 0 L 21600 0 21600 21600 0 21600 0 0 Z N"/>
        </draw:custom-shape>
        <draw:custom-shape draw:style-name="gr3" draw:text-style-name="P2" draw:layer="layout" svg:width="2.54cm" svg:height="1.481cm" svg:x="21.436cm" svg:y="10.372cm">
          <text:list text:style-name="L4">
            <text:list-header>
              <text:p text:style-name="P1">‘o’</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11.853cm">
          <text:list text:style-name="L4">
            <text:list-header>
              <text:p text:style-name="P1">‘t’</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13.335cm">
          <text:list text:style-name="L4">
            <text:list-header>
              <text:p text:style-name="P1">‘h’</text:p>
            </text:list-header>
          </text:list>
          <draw:enhanced-geometry svg:viewBox="0 0 21600 21600" draw:type="rectangle" draw:enhanced-path="M 0 0 L 21600 0 21600 21600 0 21600 0 0 Z N"/>
        </draw:custom-shape>
        <draw:custom-shape draw:style-name="gr3" draw:text-style-name="P2" draw:layer="layout" svg:width="2.54cm" svg:height="1.481cm" svg:x="21.436cm" svg:y="14.817cm">
          <text:list text:style-name="L4">
            <text:list-header>
              <text:p text:style-name="P1">‘y’</text:p>
            </text:list-header>
          </text:list>
          <draw:enhanced-geometry svg:viewBox="0 0 21600 21600" draw:type="rectangle" draw:enhanced-path="M 0 0 L 21600 0 21600 21600 0 21600 0 0 Z N"/>
        </draw:custom-shape>
        <draw:custom-shape draw:style-name="gr4" draw:text-style-name="P2" draw:layer="layout" svg:width="2.576cm" svg:height="1.277cm" svg:x="21.391cm" svg:y="4.233cm">
          <text:list text:style-name="L4">
            <text:list-header>
              <text:p text:style-name="P3">bellek</text:p>
            </text:list-header>
          </text:list>
          <draw:enhanced-geometry svg:viewBox="0 0 21600 21600" draw:type="mso-spt202" draw:enhanced-path="M 0 0 L 21600 0 21600 21600 0 21600 0 0 Z N"/>
        </draw:custom-shape>
        <draw:custom-shape draw:style-name="gr4" draw:text-style-name="P2" draw:layer="layout" svg:width="1.01cm" svg:height="1.277cm" svg:x="23.922cm" svg:y="7.408cm">
          <text:list text:style-name="L4">
            <text:list-header>
              <text:p text:style-name="P6"><text:span text:style-name="T4">x</text:span></text:p>
            </text:list-header>
          </text:list>
          <draw:enhanced-geometry svg:viewBox="0 0 21600 21600" draw:type="mso-spt202" draw:enhanced-path="M 0 0 L 21600 0 21600 21600 0 21600 0 0 Z N"/>
        </draw:custom-shape>
        <draw:custom-shape draw:style-name="gr5" draw:text-style-name="P2" draw:layer="layout" svg:width="2.54cm" svg:height="1.481cm" svg:x="16.51cm" svg:y="13.547cm">
          <text:p/>
          <draw:enhanced-geometry svg:viewBox="0 0 21600 21600" draw:type="rectangle" draw:enhanced-path="M 0 0 L 21600 0 21600 21600 0 21600 0 0 Z N"/>
        </draw:custom-shape>
        <draw:custom-shape draw:style-name="gr4" draw:text-style-name="P2" draw:layer="layout" svg:width="1.01cm" svg:height="1.277cm" svg:x="15.032cm" svg:y="13.547cm">
          <text:list text:style-name="L4">
            <text:list-header>
              <text:p text:style-name="P6"><text:span text:style-name="T4">p</text:span></text:p>
            </text:list-header>
          </text:list>
          <draw:enhanced-geometry svg:viewBox="0 0 21600 21600" draw:type="mso-spt202" draw:enhanced-path="M 0 0 L 21600 0 21600 21600 0 21600 0 0 Z N"/>
        </draw:custom-shape>
        <draw:custom-shape draw:style-name="gr4" draw:text-style-name="P2" draw:layer="layout" svg:width="1.518cm" svg:height="1.277cm" svg:x="16.937cm" svg:y="13.547cm">
          <text:list text:style-name="L4">
            <text:list-header>
              <text:p text:style-name="P6"><text:span text:style-name="T4">&amp;x</text:span></text:p>
            </text:list-header>
          </text:list>
          <draw:enhanced-geometry svg:viewBox="0 0 21600 21600" draw:type="mso-spt202" draw:enhanced-path="M 0 0 L 21600 0 21600 21600 0 21600 0 0 Z N"/>
        </draw:custom-shape>
        <draw:frame presentation:style-name="pr4" draw:text-style-name="P2" draw:layer="layout" svg:width="12.73cm" svg:height="15.24cm" svg:x="1.27cm" svg:y="3.387cm" presentation:class="outline" presentation:user-transformed="true">
          <draw:text-box>
            <text:list text:style-name="L2">
              <text:list-item>
                <text:p text:style-name="P7"><text:span text:style-name="T5">Değer</text:span></text:p>
              </text:list-item>
            </text:list>
            <text:list text:style-name="L3">
              <text:list-item>
                <text:list>
                  <text:list-item>
                    <text:p text:style-name="P8"><text:span text:style-name="T6">Ör. </text:span><text:span text:style-name="T7">‘M’</text:span></text:p>
                  </text:list-item>
                </text:list>
              </text:list-item>
            </text:list>
            <text:list text:style-name="L2">
              <text:list-item>
                <text:p text:style-name="P7"><text:span text:style-name="T5">Değişken</text:span></text:p>
                <text:list>
                  <text:list-item>
                    <text:p><text:span text:style-name="T6">Bir değer tutan kutunun ismi</text:span></text:p>
                  </text:list-item>
                </text:list>
              </text:list-item>
            </text:list>
            <text:list text:style-name="L3">
              <text:list-item>
                <text:list>
                  <text:list-item>
                    <text:p text:style-name="P8"><text:span text:style-name="T6">Ör., </text:span><text:span text:style-name="T7">char x = ‘M’;</text:span></text:p>
                  </text:list-item>
                </text:list>
              </text:list-item>
            </text:list>
            <text:list text:style-name="L2">
              <text:list-item>
                <text:p text:style-name="P7"><text:span text:style-name="T5">Gösterici değeri</text:span></text:p>
              </text:list-item>
            </text:list>
            <text:list text:style-name="L3">
              <text:list-item>
                <text:list>
                  <text:list-item>
                    <text:p text:style-name="P8"><text:span text:style-name="T6">Kutunun adresi</text:span></text:p>
                  </text:list-item>
                  <text:list-item>
                    <text:p text:style-name="P8"><text:span text:style-name="T6">Ör., </text:span><text:span text:style-name="T7">&amp;x</text:span></text:p>
                  </text:list-item>
                </text:list>
              </text:list-item>
            </text:list>
            <text:list text:style-name="L2">
              <text:list-item>
                <text:p text:style-name="P7"><text:span text:style-name="T5">Gösterici değişkeni</text:span></text:p>
              </text:list-item>
            </text:list>
            <text:list text:style-name="L3">
              <text:list-item>
                <text:list>
                  <text:list-item>
                    <text:p text:style-name="P8"><text:span text:style-name="T6">Kutu adresi tutan kutu</text:span></text:p>
                  </text:list-item>
                  <text:list-item>
                    <text:p text:style-name="P8"><text:span text:style-name="T6">Ör., char* </text:span><text:span text:style-name="T7">p = &amp;x;</text:span></text:p>
                    <text:p text:style-name="P9"><text:span text:style-name="T7"/></text:p>
                  </text:list-item>
                </text:list>
              </text:list-item>
            </text:list>
          </draw:text-box>
        </draw:frame>
        <presentation:notes draw:style-name="dp2">
          <draw:page-thumbnail draw:style-name="gr1" draw:layer="layout" svg:width="13.428cm" svg:height="10.072cm" svg:x="3.545cm" svg:y="1.967cm" draw:page-number="3" presentation:class="page"/>
          <draw:frame presentation:style-name="pr2" draw:layer="layout" svg:width="14.75cm" svg:height="11.798cm" svg:x="2.752cm" svg:y="12.775cm" presentation:class="notes" presentation:placeholder="true">
            <draw:text-box/>
          </draw:frame>
        </presentation:notes>
      </draw:page>
      <draw:page draw:name="page4"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Örnek</text:p>
              </text:list-header>
            </text:list>
          </draw:text-box>
        </draw:frame>
        <draw:frame presentation:style-name="pr5" draw:text-style-name="P2" draw:layer="layout" svg:width="23.495cm" svg:height="5.08cm" svg:x="1.269cm" svg:y="13.547cm" presentation:class="outline" presentation:user-transformed="true">
          <draw:text-box>
            <text:list text:style-name="L2">
              <text:list-item>
                <text:p text:style-name="P10"><text:span text:style-name="T8">Çıkış</text:span></text:p>
              </text:list-item>
            </text:list>
            <text:list text:style-name="L3">
              <text:list-item>
                <text:list>
                  <text:list-item>
                    <text:p text:style-name="P11"><text:span text:style-name="T5">x in değeri M</text:span></text:p>
                  </text:list-item>
                  <text:list-item>
                    <text:p text:style-name="P11"><text:span text:style-name="T5">x in adresi 4290770463</text:span></text:p>
                  </text:list-item>
                  <text:list-item>
                    <text:p text:style-name="P11"><text:span text:style-name="T5">p nin adresi 4290770456</text:span></text:p>
                  </text:list-item>
                </text:list>
              </text:list-item>
            </text:list>
          </draw:text-box>
        </draw:frame>
        <draw:custom-shape draw:style-name="gr6" draw:text-style-name="P2" draw:layer="layout" svg:width="23.283cm" svg:height="9.404cm" svg:x="1.482cm" svg:y="3.598cm">
          <text:list text:style-name="L5">
            <text:list-header>
              <text:p text:style-name="P6"><text:span text:style-name="T9">#include &lt;stdio.h&gt;</text:span></text:p>
              <text:p text:style-name="P12"><text:span text:style-name="T9"/></text:p>
              <text:p text:style-name="P13"><text:span text:style-name="T9">int main(void) {</text:span></text:p>
              <text:p text:style-name="P6"><text:span text:style-name="T9"><text:s text:c="3"/></text:span><text:span text:style-name="T9">char x = ‘M’;</text:span></text:p>
              <text:p text:style-name="P6"><text:span text:style-name="T9"><text:s text:c="3"/></text:span><text:span text:style-name="T9">char* p = &amp;x;</text:span></text:p>
              <text:p text:style-name="P6"><text:span text:style-name="T9"><text:s text:c="3"/></text:span><text:span text:style-name="T9">printf(“x in degeri %c\n”, </text:span><text:span text:style-name="T10">x</text:span><text:span text:style-name="T9">);</text:span></text:p>
              <text:p text:style-name="P6"><text:span text:style-name="T9"><text:s text:c="3"/></text:span><text:span text:style-name="T9">printf(“x in adresi %u\n”, </text:span><text:span text:style-name="T10">p</text:span><text:span text:style-name="T9">);</text:span></text:p>
              <text:p text:style-name="P6"><text:span text:style-name="T9"><text:s text:c="3"/></text:span><text:span text:style-name="T9">printf(“p nin adresi %u\n,” </text:span><text:span text:style-name="T10">&amp;p</text:span><text:span text:style-name="T9">);</text:span></text:p>
              <text:p text:style-name="P6"><text:span text:style-name="T9"><text:s text:c="3"/></text:span><text:span text:style-name="T9">return 0;</text:span></text:p>
              <text:p text:style-name="P6"><text:span text:style-name="T9">}</text:span></text:p>
            </text:list-header>
          </text:list>
          <draw:enhanced-geometry svg:viewBox="0 0 21600 21600" draw:type="mso-spt202" draw:enhanced-path="M 0 0 L 21600 0 21600 21600 0 21600 0 0 Z N"/>
        </draw:custom-shape>
        <draw:custom-shape draw:style-name="gr7" draw:text-style-name="P2" draw:id="id1" draw:layer="layout" svg:width="8.678cm" svg:height="4.868cm" svg:x="16.087cm" svg:y="13.335cm">
          <text:list text:style-name="L4">
            <text:list-header>
              <text:p text:style-name="P14"><text:span text:style-name="T11">Bu nedir?</text:span></text:p>
              <text:p text:style-name="P14"><text:span text:style-name="T11"/></text:p>
              <text:p text:style-name="P15"><text:span text:style-name="T4">*p</text:span></text:p>
            </text:list-header>
          </text:list>
          <draw:enhanced-geometry svg:viewBox="0 0 21600 21600" draw:text-areas="3000 3320 17110 17330" draw:type="cloud-callout" draw:modifiers="6333 99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3.428cm" svg:height="10.072cm" svg:x="3.545cm" svg:y="1.967cm" draw:page-number="4" presentation:class="page"/>
          <draw:frame presentation:style-name="pr2" draw:layer="layout" svg:width="14.75cm" svg:height="11.798cm" svg:x="2.752cm" svg:y="12.775cm" presentation:class="notes" presentation:placeholder="true">
            <draw:text-box/>
          </draw:frame>
        </presentation:notes>
      </draw:page>
      <draw:page draw:name="page5"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eğer X Değişken</text:p>
              </text:list-header>
            </text:list>
          </draw:text-box>
        </draw:frame>
        <draw:frame presentation:style-name="pr6" draw:text-style-name="P2" draw:layer="layout" svg:width="23.495cm" svg:height="14.605cm" svg:x="1.269cm" svg:y="3.386cm" presentation:class="outline" presentation:user-transformed="true">
          <draw:text-box>
            <text:list text:style-name="L6">
              <text:list-header>
                <text:p text:style-name="P16"><text:span text:style-name="T12">int n;</text:span></text:p>
                <text:p text:style-name="P16"><text:span text:style-name="T13"><text:s text:c="2"/></text:span></text:p>
                <text:p text:style-name="P16"><text:span text:style-name="T12">n = 217;</text:span></text:p>
                <text:p text:style-name="P16"><text:span text:style-name="T13"/></text:p>
                <text:p text:style-name="P16"><text:span text:style-name="T12">n = n + 9;</text:span></text:p>
                <text:p text:style-name="P16"><text:span text:style-name="T13"/></text:p>
                <text:p text:style-name="P16"><text:span text:style-name="T12">3 = n;</text:span></text:p>
                <text:p text:style-name="P17"><text:span text:style-name="T13"><text:s text:c="2"/></text:span><text:span text:style-name="T12">&amp;n</text:span><text:span text:style-name="T13"><text:tab/></text:span><text:span text:style-name="T13"><text:tab/></text:span><text:span text:style-name="T14">bir gösterici </text:span><text:span text:style-name="T15">değeri</text:span></text:p>
                <text:p text:style-name="P17"><text:span text:style-name="T13"><text:s text:c="2"/></text:span><text:span text:style-name="T12">&amp;3</text:span><text:span text:style-name="T13"><text:tab/></text:span><text:span text:style-name="T13"><text:tab/></text:span></text:p>
              </text:list-header>
            </text:list>
          </draw:text-box>
        </draw:frame>
        <draw:custom-shape draw:style-name="gr3" draw:text-style-name="P2" draw:layer="layout" svg:width="6.774cm" svg:height="1.27cm" svg:x="10.583cm" svg:y="6.562cm">
          <text:list text:style-name="L4">
            <text:list-header>
              <text:p text:style-name="P1">217</text:p>
            </text:list-header>
          </text:list>
          <draw:enhanced-geometry svg:viewBox="0 0 21600 21600" draw:type="rectangle" draw:enhanced-path="M 0 0 L 21600 0 21600 21600 0 21600 0 0 Z N"/>
        </draw:custom-shape>
        <draw:custom-shape draw:style-name="gr4" draw:text-style-name="P2" draw:layer="layout" svg:width="0.925cm" svg:height="1.277cm" svg:x="9.53cm" svg:y="6.35cm">
          <text:list text:style-name="L4">
            <text:list-header>
              <text:p text:style-name="P3">n</text:p>
            </text:list-header>
          </text:list>
          <draw:enhanced-geometry svg:viewBox="0 0 21600 21600" draw:type="mso-spt202" draw:enhanced-path="M 0 0 L 21600 0 21600 21600 0 21600 0 0 Z N"/>
        </draw:custom-shape>
        <draw:custom-shape draw:style-name="gr3" draw:text-style-name="P2" draw:layer="layout" svg:width="6.774cm" svg:height="1.27cm" svg:x="10.583cm" svg:y="3.598cm">
          <text:list text:style-name="L4">
            <text:list-header>
              <text:p text:style-name="P1">?</text:p>
            </text:list-header>
          </text:list>
          <draw:enhanced-geometry svg:viewBox="0 0 21600 21600" draw:type="rectangle" draw:enhanced-path="M 0 0 L 21600 0 21600 21600 0 21600 0 0 Z N"/>
        </draw:custom-shape>
        <draw:custom-shape draw:style-name="gr4" draw:text-style-name="P2" draw:layer="layout" svg:width="0.925cm" svg:height="1.277cm" svg:x="9.53cm" svg:y="3.387cm">
          <text:list text:style-name="L4">
            <text:list-header>
              <text:p text:style-name="P3">n</text:p>
            </text:list-header>
          </text:list>
          <draw:enhanced-geometry svg:viewBox="0 0 21600 21600" draw:type="mso-spt202" draw:enhanced-path="M 0 0 L 21600 0 21600 21600 0 21600 0 0 Z N"/>
        </draw:custom-shape>
        <draw:custom-shape draw:style-name="gr3" draw:text-style-name="P2" draw:layer="layout" svg:width="6.985cm" svg:height="1.27cm" svg:x="10.583cm" svg:y="9.525cm">
          <text:list text:style-name="L4">
            <text:list-header>
              <text:p text:style-name="P1">226</text:p>
            </text:list-header>
          </text:list>
          <draw:enhanced-geometry svg:viewBox="0 0 21600 21600" draw:type="rectangle" draw:enhanced-path="M 0 0 L 21600 0 21600 21600 0 21600 0 0 Z N"/>
        </draw:custom-shape>
        <draw:custom-shape draw:style-name="gr4" draw:text-style-name="P2" draw:layer="layout" svg:width="0.925cm" svg:height="1.277cm" svg:x="9.53cm" svg:y="9.313cm">
          <text:list text:style-name="L4">
            <text:list-header>
              <text:p text:style-name="P3">n</text:p>
            </text:list-header>
          </text:list>
          <draw:enhanced-geometry svg:viewBox="0 0 21600 21600" draw:type="mso-spt202" draw:enhanced-path="M 0 0 L 21600 0 21600 21600 0 21600 0 0 Z N"/>
        </draw:custom-shape>
        <draw:custom-shape draw:style-name="gr4" draw:text-style-name="P2" draw:layer="layout" svg:width="1.51cm" svg:height="1.615cm" svg:x="8.681cm" svg:y="12.065cm">
          <text:list text:style-name="L4">
            <text:list-header>
              <text:p text:style-name="P3"><text:span text:style-name="T8">??</text:span></text:p>
            </text:list-header>
          </text:list>
          <draw:enhanced-geometry svg:viewBox="0 0 21600 21600" draw:type="mso-spt202" draw:enhanced-path="M 0 0 L 21600 0 21600 21600 0 21600 0 0 Z N"/>
        </draw:custom-shape>
        <draw:custom-shape draw:style-name="gr4" draw:text-style-name="P2" draw:layer="layout" svg:width="1.51cm" svg:height="1.615cm" svg:x="6.141cm" svg:y="15.24cm">
          <text:list text:style-name="L4">
            <text:list-header>
              <text:p text:style-name="P3"><text:span text:style-name="T8">??</text:span></text:p>
            </text:list-header>
          </text:list>
          <draw:enhanced-geometry svg:viewBox="0 0 21600 21600" draw:type="mso-spt202" draw:enhanced-path="M 0 0 L 21600 0 21600 21600 0 21600 0 0 Z N"/>
        </draw:custom-shape>
        <draw:custom-shape draw:style-name="gr8" draw:text-style-name="P2" draw:layer="layout" svg:width="2.152cm" svg:height="4.022cm" svg:x="11.642cm" svg:y="10.795cm">
          <text:p/>
          <draw:enhanced-geometry svg:viewBox="0 0 488 912" draw:type="non-primitive" draw:enhanced-path="M 240 912 C 356 876 472 840 480 720 488 600 368 312 288 192 208 72 32 24 0 0 N"/>
        </draw:custom-shape>
        <draw:custom-shape draw:style-name="gr7" draw:text-style-name="P2" draw:id="id2" draw:layer="layout" svg:width="8.679cm" svg:height="4.868cm" svg:x="15.663cm" svg:y="13.335cm">
          <text:list text:style-name="L4">
            <text:list-header>
              <text:p text:style-name="P14"><text:span text:style-name="T11">Bu nedir?</text:span></text:p>
              <text:p text:style-name="P14"><text:span text:style-name="T11"/></text:p>
              <text:p text:style-name="P15"><text:span text:style-name="T4">*(&amp;n)</text:span></text:p>
            </text:list-header>
          </text:list>
          <draw:enhanced-geometry svg:viewBox="0 0 21600 21600" draw:text-areas="3000 3320 17110 17330" draw:type="cloud-callout" draw:modifiers="6333 99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anim:seq>
        </anim:par>
        <presentation:notes draw:style-name="dp2">
          <draw:page-thumbnail draw:style-name="gr1" draw:layer="layout" svg:width="13.428cm" svg:height="10.072cm" svg:x="3.545cm" svg:y="1.967cm" draw:page-number="5" presentation:class="page"/>
          <draw:frame presentation:style-name="pr2" draw:layer="layout" svg:width="14.75cm" svg:height="11.798cm" svg:x="2.752cm" svg:y="12.775cm" presentation:class="notes" presentation:placeholder="true">
            <draw:text-box/>
          </draw:frame>
        </presentation:notes>
      </draw:page>
      <draw:page draw:name="page6"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eğerle çağrı yeterli olmayabilir</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18">İşlev parametreleri <text:span text:style-name="T16">değerle çağrılır</text:span></text:p>
              </text:list-item>
            </text:list>
            <text:list text:style-name="L3">
              <text:list-item>
                <text:list>
                  <text:list-item>
                    <text:p text:style-name="P19">Değerler “yerel değişkenlere” kopyalanır</text:p>
                  </text:list-item>
                </text:list>
              </text:list-item>
            </text:list>
            <text:list text:style-name="L2">
              <text:list-header>
                <text:p text:style-name="P18"/>
              </text:list-header>
            </text:list>
          </draw:text-box>
        </draw:frame>
        <draw:custom-shape draw:style-name="gr6" draw:text-style-name="P2" draw:layer="layout" svg:width="11.219cm" svg:height="12.119cm" svg:x="1.693cm" svg:y="6.015cm">
          <text:list text:style-name="L5">
            <text:list-header>
              <text:p text:style-name="P6"><text:span text:style-name="T17">void swap(int x, int <text:s/>y)</text:span></text:p>
              <text:p text:style-name="P6"><text:span text:style-name="T17">{</text:span></text:p>
              <text:p text:style-name="P6"><text:span text:style-name="T17"><text:s text:c="3"/></text:span><text:span text:style-name="T17">int t;</text:span></text:p>
              <text:p text:style-name="P6"><text:span text:style-name="T17"/></text:p>
              <text:p text:style-name="P6"><text:span text:style-name="T17"><text:s text:c="3"/></text:span><text:span text:style-name="T17">t = x;</text:span></text:p>
              <text:p text:style-name="P6"><text:span text:style-name="T17"><text:s text:c="3"/></text:span><text:span text:style-name="T17">x = y;</text:span></text:p>
              <text:p text:style-name="P6"><text:span text:style-name="T17"><text:s text:c="3"/></text:span><text:span text:style-name="T17">y = t;</text:span></text:p>
              <text:p text:style-name="P6"><text:span text:style-name="T17">}</text:span></text:p>
              <text:p text:style-name="P6"><text:span text:style-name="T17"/></text:p>
              <text:p text:style-name="P6"><text:span text:style-name="T17">int main(void) {</text:span></text:p>
              <text:p text:style-name="P6"><text:span text:style-name="T17"><text:s text:c="2"/></text:span><text:span text:style-name="T17">... </text:span></text:p>
              <text:p text:style-name="P6"><text:span text:style-name="T17"><text:s text:c="2"/></text:span><text:span text:style-name="T17">swap(a,b);</text:span></text:p>
              <text:p text:style-name="P6"><text:span text:style-name="T17"><text:s text:c="2"/></text:span><text:span text:style-name="T17">...</text:span></text:p>
              <text:p text:style-name="P6"><text:span text:style-name="T17">}</text:span></text:p>
            </text:list-header>
          </text:list>
          <draw:enhanced-geometry svg:viewBox="0 0 21600 21600" draw:type="mso-spt202" draw:enhanced-path="M 0 0 L 21600 0 21600 21600 0 21600 0 0 Z N"/>
        </draw:custom-shape>
        <draw:custom-shape draw:style-name="gr9" draw:text-style-name="P2" draw:layer="layout" svg:width="1.819cm" svg:height="1.277cm" svg:x="8.26cm" svg:y="9.525cm">
          <text:list text:style-name="L7">
            <text:list-header>
              <text:p text:style-name="P14"><text:span text:style-name="T18">No!</text:span></text:p>
            </text:list-header>
          </text:list>
          <draw:enhanced-geometry svg:viewBox="0 0 21600 21600" draw:type="mso-spt202" draw:enhanced-path="M 0 0 L 21600 0 21600 21600 0 21600 0 0 Z N"/>
        </draw:custom-shape>
        <draw:g>
          <draw:custom-shape draw:style-name="gr10" draw:text-style-name="P2" draw:layer="layout" svg:width="1.905cm" svg:height="0.846cm" svg:x="15.2cm" svg:y="11.429cm">
            <text:list text:style-name="L4">
              <text:list-header>
                <text:p text:style-name="P14"><text:span text:style-name="T4">7</text:span></text:p>
              </text:list-header>
            </text:list>
            <draw:enhanced-geometry svg:viewBox="0 0 21600 21600" draw:type="rectangle" draw:enhanced-path="M 0 0 L 21600 0 21600 21600 0 21600 0 0 Z N"/>
          </draw:custom-shape>
          <draw:custom-shape draw:style-name="gr10" draw:text-style-name="P2" draw:layer="layout" svg:width="1.905cm" svg:height="0.845cm" svg:x="15.2cm" svg:y="10.583cm">
            <text:list text:style-name="L4">
              <text:list-header>
                <text:p text:style-name="P14"><text:span text:style-name="T4">3</text:span></text:p>
              </text:list-header>
            </text:list>
            <draw:enhanced-geometry svg:viewBox="0 0 21600 21600" draw:type="rectangle" draw:enhanced-path="M 0 0 L 21600 0 21600 21600 0 21600 0 0 Z N"/>
          </draw:custom-shape>
          <draw:custom-shape draw:style-name="gr11" draw:text-style-name="P2" draw:layer="layout" svg:width="1.905cm" svg:height="1.692cm" svg:x="15.2cm" svg:y="10.583cm">
            <text:p/>
            <draw:enhanced-geometry svg:viewBox="0 0 21600 21600" draw:type="rectangle" draw:enhanced-path="M 0 0 L 21600 0 21600 21600 0 21600 0 0 Z N"/>
          </draw:custom-shape>
          <draw:custom-shape draw:style-name="gr9" draw:text-style-name="P2" draw:layer="layout" svg:width="1.01cm" svg:height="1.277cm" svg:x="13.974cm" svg:y="10.372cm">
            <text:list text:style-name="L4">
              <text:list-header>
                <text:p text:style-name="P14"><text:span text:style-name="T4">x</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13.974cm" svg:y="11.218cm">
            <text:list text:style-name="L4">
              <text:list-header>
                <text:p text:style-name="P14"><text:span text:style-name="T4">y</text:span></text:p>
              </text:list-header>
            </text:list>
            <draw:enhanced-geometry svg:viewBox="0 0 21600 21600" draw:type="mso-spt202" draw:enhanced-path="M 0 0 L 21600 0 21600 21600 0 21600 0 0 Z N"/>
          </draw:custom-shape>
        </draw:g>
        <draw:g>
          <draw:custom-shape draw:style-name="gr10" draw:text-style-name="P2" draw:layer="layout" svg:width="1.905cm" svg:height="0.847cm" svg:x="15.2cm" svg:y="13.123cm">
            <text:list text:style-name="L8">
              <text:list-header>
                <text:p text:style-name="P14"><text:span text:style-name="T19">7</text:span></text:p>
              </text:list-header>
            </text:list>
            <draw:enhanced-geometry svg:viewBox="0 0 21600 21600" draw:type="rectangle" draw:enhanced-path="M 0 0 L 21600 0 21600 21600 0 21600 0 0 Z N"/>
          </draw:custom-shape>
          <draw:custom-shape draw:style-name="gr10" draw:text-style-name="P2" draw:layer="layout" svg:width="1.905cm" svg:height="0.846cm" svg:x="15.2cm" svg:y="12.277cm">
            <text:list text:style-name="L8">
              <text:list-header>
                <text:p text:style-name="P14"><text:span text:style-name="T19">3</text:span></text:p>
              </text:list-header>
            </text:list>
            <draw:enhanced-geometry svg:viewBox="0 0 21600 21600" draw:type="rectangle" draw:enhanced-path="M 0 0 L 21600 0 21600 21600 0 21600 0 0 Z N"/>
          </draw:custom-shape>
          <draw:custom-shape draw:style-name="gr11" draw:text-style-name="P2" draw:layer="layout" svg:width="1.905cm" svg:height="1.693cm" svg:x="15.2cm" svg:y="12.277cm">
            <text:p/>
            <draw:enhanced-geometry svg:viewBox="0 0 21600 21600" draw:type="rectangle" draw:enhanced-path="M 0 0 L 21600 0 21600 21600 0 21600 0 0 Z N"/>
          </draw:custom-shape>
          <draw:custom-shape draw:style-name="gr9" draw:text-style-name="P2" draw:layer="layout" svg:width="1.01cm" svg:height="1.277cm" svg:x="13.974cm" svg:y="12.065cm">
            <text:list text:style-name="L4">
              <text:list-header>
                <text:p text:style-name="P14"><text:span text:style-name="T4">a</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13.974cm" svg:y="12.912cm">
            <text:list text:style-name="L4">
              <text:list-header>
                <text:p text:style-name="P14"><text:span text:style-name="T4">b</text:span></text:p>
              </text:list-header>
            </text:list>
            <draw:enhanced-geometry svg:viewBox="0 0 21600 21600" draw:type="mso-spt202" draw:enhanced-path="M 0 0 L 21600 0 21600 21600 0 21600 0 0 Z N"/>
          </draw:custom-shape>
        </draw:g>
        <draw:g>
          <draw:custom-shape draw:style-name="gr10" draw:text-style-name="P2" draw:layer="layout" svg:width="1.905cm" svg:height="0.846cm" svg:x="21.166cm" svg:y="11.429cm">
            <text:list text:style-name="L4">
              <text:list-header>
                <text:p text:style-name="P14"><text:span text:style-name="T4">3</text:span></text:p>
              </text:list-header>
            </text:list>
            <draw:enhanced-geometry svg:viewBox="0 0 21600 21600" draw:type="rectangle" draw:enhanced-path="M 0 0 L 21600 0 21600 21600 0 21600 0 0 Z N"/>
          </draw:custom-shape>
          <draw:custom-shape draw:style-name="gr10" draw:text-style-name="P2" draw:layer="layout" svg:width="1.905cm" svg:height="0.845cm" svg:x="21.166cm" svg:y="10.583cm">
            <text:list text:style-name="L4">
              <text:list-header>
                <text:p text:style-name="P14"><text:span text:style-name="T4">7</text:span></text:p>
              </text:list-header>
            </text:list>
            <draw:enhanced-geometry svg:viewBox="0 0 21600 21600" draw:type="rectangle" draw:enhanced-path="M 0 0 L 21600 0 21600 21600 0 21600 0 0 Z N"/>
          </draw:custom-shape>
          <draw:custom-shape draw:style-name="gr11" draw:text-style-name="P2" draw:layer="layout" svg:width="1.905cm" svg:height="1.692cm" svg:x="21.166cm" svg:y="10.583cm">
            <text:p/>
            <draw:enhanced-geometry svg:viewBox="0 0 21600 21600" draw:type="rectangle" draw:enhanced-path="M 0 0 L 21600 0 21600 21600 0 21600 0 0 Z N"/>
          </draw:custom-shape>
          <draw:custom-shape draw:style-name="gr9" draw:text-style-name="P2" draw:layer="layout" svg:width="1.01cm" svg:height="1.277cm" svg:x="19.94cm" svg:y="10.372cm">
            <text:list text:style-name="L4">
              <text:list-header>
                <text:p text:style-name="P14"><text:span text:style-name="T4">x</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19.94cm" svg:y="11.218cm">
            <text:list text:style-name="L4">
              <text:list-header>
                <text:p text:style-name="P14"><text:span text:style-name="T4">y</text:span></text:p>
              </text:list-header>
            </text:list>
            <draw:enhanced-geometry svg:viewBox="0 0 21600 21600" draw:type="mso-spt202" draw:enhanced-path="M 0 0 L 21600 0 21600 21600 0 21600 0 0 Z N"/>
          </draw:custom-shape>
        </draw:g>
        <draw:g>
          <draw:custom-shape draw:style-name="gr10" draw:text-style-name="P2" draw:layer="layout" svg:width="1.905cm" svg:height="0.847cm" svg:x="21.166cm" svg:y="13.123cm">
            <text:list text:style-name="L8">
              <text:list-header>
                <text:p text:style-name="P14"><text:span text:style-name="T19">7</text:span></text:p>
              </text:list-header>
            </text:list>
            <draw:enhanced-geometry svg:viewBox="0 0 21600 21600" draw:type="rectangle" draw:enhanced-path="M 0 0 L 21600 0 21600 21600 0 21600 0 0 Z N"/>
          </draw:custom-shape>
          <draw:custom-shape draw:style-name="gr10" draw:text-style-name="P2" draw:layer="layout" svg:width="1.905cm" svg:height="0.846cm" svg:x="21.166cm" svg:y="12.277cm">
            <text:list text:style-name="L8">
              <text:list-header>
                <text:p text:style-name="P14"><text:span text:style-name="T19">3</text:span></text:p>
              </text:list-header>
            </text:list>
            <draw:enhanced-geometry svg:viewBox="0 0 21600 21600" draw:type="rectangle" draw:enhanced-path="M 0 0 L 21600 0 21600 21600 0 21600 0 0 Z N"/>
          </draw:custom-shape>
          <draw:custom-shape draw:style-name="gr11" draw:text-style-name="P2" draw:layer="layout" svg:width="1.905cm" svg:height="1.693cm" svg:x="21.166cm" svg:y="12.277cm">
            <text:p/>
            <draw:enhanced-geometry svg:viewBox="0 0 21600 21600" draw:type="rectangle" draw:enhanced-path="M 0 0 L 21600 0 21600 21600 0 21600 0 0 Z N"/>
          </draw:custom-shape>
          <draw:custom-shape draw:style-name="gr9" draw:text-style-name="P2" draw:layer="layout" svg:width="1.01cm" svg:height="1.277cm" svg:x="19.94cm" svg:y="12.065cm">
            <text:list text:style-name="L4">
              <text:list-header>
                <text:p text:style-name="P14"><text:span text:style-name="T4">a</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19.94cm" svg:y="12.912cm">
            <text:list text:style-name="L4">
              <text:list-header>
                <text:p text:style-name="P14"><text:span text:style-name="T4">b</text:span></text:p>
              </text:list-header>
            </text:list>
            <draw:enhanced-geometry svg:viewBox="0 0 21600 21600" draw:type="mso-spt202" draw:enhanced-path="M 0 0 L 21600 0 21600 21600 0 21600 0 0 Z N"/>
          </draw:custom-shape>
        </draw:g>
        <draw:custom-shape draw:style-name="gr12" draw:text-style-name="P2" draw:layer="layout" svg:width="1.059cm" svg:height="1.058cm" svg:x="18.203cm" svg:y="11.6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428cm" svg:height="10.072cm" svg:x="3.545cm" svg:y="1.967cm" draw:page-number="6" presentation:class="page"/>
          <draw:frame presentation:style-name="pr2" draw:layer="layout" svg:width="14.75cm" svg:height="11.798cm" svg:x="2.752cm" svg:y="12.775cm" presentation:class="notes" presentation:placeholder="true">
            <draw:text-box/>
          </draw:frame>
        </presentation:notes>
      </draw:page>
      <draw:page draw:name="page7" draw:style-name="dp1" draw:master-page-name="Varsayılan" presentation:presentation-page-layout-name="AL2T1">
        <draw:frame presentation:style-name="pr3" draw:text-style-name="P2" draw:layer="layout" svg:width="23.706cm" svg:height="3.309cm" svg:x="0.847cm" svg:y="0.356cm" presentation:class="title" presentation:user-transformed="true">
          <draw:text-box>
            <text:list text:style-name="L1">
              <text:list-header>
                <text:p text:style-name="P3">Göstericileri kullanarak referansla çağrı</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18">“referansla” değerleri aktarmak için göstericileri kullan</text:p>
                <text:p text:style-name="P18"/>
              </text:list-item>
            </text:list>
          </draw:text-box>
        </draw:frame>
        <draw:custom-shape draw:style-name="gr6" draw:text-style-name="P2" draw:layer="layout" svg:width="12.065cm" svg:height="12.119cm" svg:x="1.693cm" svg:y="5.292cm">
          <text:list text:style-name="L5">
            <text:list-header>
              <text:p text:style-name="P6"><text:span text:style-name="T17">void swap(int *x, int *y)</text:span></text:p>
              <text:p text:style-name="P6"><text:span text:style-name="T17">{</text:span></text:p>
              <text:p text:style-name="P6"><text:span text:style-name="T17"><text:s text:c="3"/></text:span><text:span text:style-name="T17">int t;</text:span></text:p>
              <text:p text:style-name="P6"><text:span text:style-name="T17"/></text:p>
              <text:p text:style-name="P6"><text:span text:style-name="T17"><text:s text:c="3"/></text:span><text:span text:style-name="T17">t = *x;</text:span></text:p>
              <text:p text:style-name="P6"><text:span text:style-name="T17"><text:s text:c="3"/></text:span><text:span text:style-name="T17">*x = *y;</text:span></text:p>
              <text:p text:style-name="P6"><text:span text:style-name="T17"><text:s text:c="3"/></text:span><text:span text:style-name="T17">*y = t;</text:span></text:p>
              <text:p text:style-name="P6"><text:span text:style-name="T17">}</text:span></text:p>
              <text:p text:style-name="P6"><text:span text:style-name="T17"/></text:p>
              <text:p text:style-name="P6"><text:span text:style-name="T17">int main(void) {</text:span></text:p>
              <text:p text:style-name="P6"><text:span text:style-name="T17"><text:s text:c="3"/></text:span><text:span text:style-name="T17">...</text:span></text:p>
              <text:p text:style-name="P6"><text:span text:style-name="T17"><text:s text:c="3"/></text:span><text:span text:style-name="T17">swap(&amp;a,&amp;b);</text:span></text:p>
              <text:p text:style-name="P6"><text:span text:style-name="T17"><text:s text:c="3"/></text:span><text:span text:style-name="T17">...</text:span></text:p>
              <text:p text:style-name="P6"><text:span text:style-name="T17">}</text:span></text:p>
            </text:list-header>
          </text:list>
          <draw:enhanced-geometry svg:viewBox="0 0 21600 21600" draw:type="mso-spt202" draw:enhanced-path="M 0 0 L 21600 0 21600 21600 0 21600 0 0 Z N"/>
        </draw:custom-shape>
        <draw:custom-shape draw:style-name="gr9" draw:text-style-name="P2" draw:layer="layout" svg:width="1.958cm" svg:height="1.277cm" svg:x="8.896cm" svg:y="9.948cm">
          <text:list text:style-name="L7">
            <text:list-header>
              <text:p text:style-name="P14"><text:span text:style-name="T18">Yes</text:span></text:p>
            </text:list-header>
          </text:list>
          <draw:enhanced-geometry svg:viewBox="0 0 21600 21600" draw:type="mso-spt202" draw:enhanced-path="M 0 0 L 21600 0 21600 21600 0 21600 0 0 Z N"/>
        </draw:custom-shape>
        <draw:g>
          <draw:custom-shape draw:style-name="gr13" draw:text-style-name="P2" draw:layer="layout" svg:width="1.905cm" svg:height="0.847cm" svg:x="15.764cm" svg:y="10.583cm">
            <text:p/>
            <draw:enhanced-geometry svg:viewBox="0 0 21600 21600" draw:type="rectangle" draw:enhanced-path="M 0 0 L 21600 0 21600 21600 0 21600 0 0 Z N"/>
          </draw:custom-shape>
          <draw:custom-shape draw:style-name="gr13" draw:text-style-name="P2" draw:layer="layout" svg:width="1.905cm" svg:height="0.846cm" svg:x="15.764cm" svg:y="9.737cm">
            <text:p/>
            <draw:enhanced-geometry svg:viewBox="0 0 21600 21600" draw:type="rectangle" draw:enhanced-path="M 0 0 L 21600 0 21600 21600 0 21600 0 0 Z N"/>
          </draw:custom-shape>
          <draw:custom-shape draw:style-name="gr11" draw:text-style-name="P2" draw:layer="layout" svg:width="1.905cm" svg:height="1.693cm" svg:x="15.764cm" svg:y="9.737cm">
            <text:p/>
            <draw:enhanced-geometry svg:viewBox="0 0 21600 21600" draw:type="rectangle" draw:enhanced-path="M 0 0 L 21600 0 21600 21600 0 21600 0 0 Z N"/>
          </draw:custom-shape>
          <draw:custom-shape draw:style-name="gr9" draw:text-style-name="P2" draw:layer="layout" svg:width="1.01cm" svg:height="1.277cm" svg:x="14.538cm" svg:y="9.525cm">
            <text:list text:style-name="L4">
              <text:list-header>
                <text:p text:style-name="P14"><text:span text:style-name="T4">x</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14.538cm" svg:y="10.372cm">
            <text:list text:style-name="L4">
              <text:list-header>
                <text:p text:style-name="P14"><text:span text:style-name="T4">y</text:span></text:p>
              </text:list-header>
            </text:list>
            <draw:enhanced-geometry svg:viewBox="0 0 21600 21600" draw:type="mso-spt202" draw:enhanced-path="M 0 0 L 21600 0 21600 21600 0 21600 0 0 Z N"/>
          </draw:custom-shape>
        </draw:g>
        <draw:g>
          <draw:custom-shape draw:style-name="gr10" draw:text-style-name="P2" draw:layer="layout" svg:width="1.905cm" svg:height="0.847cm" svg:x="15.764cm" svg:y="12.276cm">
            <text:list text:style-name="L4">
              <text:list-header>
                <text:p text:style-name="P14"><text:span text:style-name="T4">7</text:span></text:p>
              </text:list-header>
            </text:list>
            <draw:enhanced-geometry svg:viewBox="0 0 21600 21600" draw:type="rectangle" draw:enhanced-path="M 0 0 L 21600 0 21600 21600 0 21600 0 0 Z N"/>
          </draw:custom-shape>
          <draw:custom-shape draw:style-name="gr10" draw:text-style-name="P2" draw:layer="layout" svg:width="1.905cm" svg:height="0.846cm" svg:x="15.764cm" svg:y="11.43cm">
            <text:list text:style-name="L4">
              <text:list-header>
                <text:p text:style-name="P14"><text:span text:style-name="T4">3</text:span></text:p>
              </text:list-header>
            </text:list>
            <draw:enhanced-geometry svg:viewBox="0 0 21600 21600" draw:type="rectangle" draw:enhanced-path="M 0 0 L 21600 0 21600 21600 0 21600 0 0 Z N"/>
          </draw:custom-shape>
          <draw:custom-shape draw:style-name="gr11" draw:text-style-name="P2" draw:layer="layout" svg:width="1.905cm" svg:height="1.693cm" svg:x="15.764cm" svg:y="11.43cm">
            <text:p/>
            <draw:enhanced-geometry svg:viewBox="0 0 21600 21600" draw:type="rectangle" draw:enhanced-path="M 0 0 L 21600 0 21600 21600 0 21600 0 0 Z N"/>
          </draw:custom-shape>
          <draw:custom-shape draw:style-name="gr9" draw:text-style-name="P2" draw:layer="layout" svg:width="1.01cm" svg:height="1.277cm" svg:x="14.538cm" svg:y="11.218cm">
            <text:list text:style-name="L4">
              <text:list-header>
                <text:p text:style-name="P14"><text:span text:style-name="T4">a</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14.538cm" svg:y="12.065cm">
            <text:list text:style-name="L4">
              <text:list-header>
                <text:p text:style-name="P14"><text:span text:style-name="T4">b</text:span></text:p>
              </text:list-header>
            </text:list>
            <draw:enhanced-geometry svg:viewBox="0 0 21600 21600" draw:type="mso-spt202" draw:enhanced-path="M 0 0 L 21600 0 21600 21600 0 21600 0 0 Z N"/>
          </draw:custom-shape>
        </draw:g>
        <draw:custom-shape draw:style-name="gr12" draw:text-style-name="P2" draw:layer="layout" svg:width="1.058cm" svg:height="1.058cm" svg:x="18.768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4" draw:text-style-name="P2" draw:layer="layout" svg:width="1.552cm" svg:height="1.517cm" svg:x="16.863cm" svg:y="10.971cm">
            <text:p/>
            <draw:enhanced-geometry svg:viewBox="0 0 352 344" draw:type="non-primitive" draw:enhanced-path="M 0 8 C 24 4 48 0 96 8 144 16 248 16 288 56 328 96 352 200 336 248 320 296 256 320 192 344 N"/>
          </draw:custom-shape>
          <draw:line draw:style-name="gr15" draw:text-style-name="P20" draw:layer="layout" svg:x1="18.133cm" svg:y1="12.276cm" svg:x2="17.709cm" svg:y2="12.488cm">
            <text:p/>
          </draw:line>
        </draw:g>
        <draw:g>
          <draw:custom-shape draw:style-name="gr14" draw:text-style-name="P2" draw:layer="layout" svg:width="1.552cm" svg:height="1.517cm" svg:x="16.863cm" svg:y="10.16cm">
            <text:p/>
            <draw:enhanced-geometry svg:viewBox="0 0 352 344" draw:type="non-primitive" draw:enhanced-path="M 0 8 C 24 4 48 0 96 8 144 16 248 16 288 56 328 96 352 200 336 248 320 296 256 320 192 344 N"/>
          </draw:custom-shape>
          <draw:line draw:style-name="gr16" draw:text-style-name="P20" draw:layer="layout" svg:x1="18.133cm" svg:y1="11.465cm" svg:x2="17.709cm" svg:y2="11.677cm">
            <text:p/>
          </draw:line>
        </draw:g>
        <draw:g>
          <draw:custom-shape draw:style-name="gr13" draw:text-style-name="P2" draw:layer="layout" svg:width="1.905cm" svg:height="0.847cm" svg:x="21.691cm" svg:y="10.583cm">
            <text:p/>
            <draw:enhanced-geometry svg:viewBox="0 0 21600 21600" draw:type="rectangle" draw:enhanced-path="M 0 0 L 21600 0 21600 21600 0 21600 0 0 Z N"/>
          </draw:custom-shape>
          <draw:custom-shape draw:style-name="gr13" draw:text-style-name="P2" draw:layer="layout" svg:width="1.905cm" svg:height="0.846cm" svg:x="21.691cm" svg:y="9.737cm">
            <text:p/>
            <draw:enhanced-geometry svg:viewBox="0 0 21600 21600" draw:type="rectangle" draw:enhanced-path="M 0 0 L 21600 0 21600 21600 0 21600 0 0 Z N"/>
          </draw:custom-shape>
          <draw:custom-shape draw:style-name="gr11" draw:text-style-name="P2" draw:layer="layout" svg:width="1.905cm" svg:height="1.693cm" svg:x="21.691cm" svg:y="9.737cm">
            <text:p/>
            <draw:enhanced-geometry svg:viewBox="0 0 21600 21600" draw:type="rectangle" draw:enhanced-path="M 0 0 L 21600 0 21600 21600 0 21600 0 0 Z N"/>
          </draw:custom-shape>
          <draw:custom-shape draw:style-name="gr9" draw:text-style-name="P2" draw:layer="layout" svg:width="1.01cm" svg:height="1.277cm" svg:x="20.465cm" svg:y="9.525cm">
            <text:list text:style-name="L4">
              <text:list-header>
                <text:p text:style-name="P14"><text:span text:style-name="T4">x</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20.465cm" svg:y="10.372cm">
            <text:list text:style-name="L4">
              <text:list-header>
                <text:p text:style-name="P14"><text:span text:style-name="T4">y</text:span></text:p>
              </text:list-header>
            </text:list>
            <draw:enhanced-geometry svg:viewBox="0 0 21600 21600" draw:type="mso-spt202" draw:enhanced-path="M 0 0 L 21600 0 21600 21600 0 21600 0 0 Z N"/>
          </draw:custom-shape>
        </draw:g>
        <draw:g>
          <draw:custom-shape draw:style-name="gr10" draw:text-style-name="P2" draw:layer="layout" svg:width="1.905cm" svg:height="0.847cm" svg:x="21.691cm" svg:y="12.276cm">
            <text:list text:style-name="L4">
              <text:list-header>
                <text:p text:style-name="P14"><text:span text:style-name="T4">3</text:span></text:p>
              </text:list-header>
            </text:list>
            <draw:enhanced-geometry svg:viewBox="0 0 21600 21600" draw:type="rectangle" draw:enhanced-path="M 0 0 L 21600 0 21600 21600 0 21600 0 0 Z N"/>
          </draw:custom-shape>
          <draw:custom-shape draw:style-name="gr10" draw:text-style-name="P2" draw:layer="layout" svg:width="1.905cm" svg:height="0.846cm" svg:x="21.691cm" svg:y="11.43cm">
            <text:list text:style-name="L4">
              <text:list-header>
                <text:p text:style-name="P14"><text:span text:style-name="T4">7</text:span></text:p>
              </text:list-header>
            </text:list>
            <draw:enhanced-geometry svg:viewBox="0 0 21600 21600" draw:type="rectangle" draw:enhanced-path="M 0 0 L 21600 0 21600 21600 0 21600 0 0 Z N"/>
          </draw:custom-shape>
          <draw:custom-shape draw:style-name="gr11" draw:text-style-name="P2" draw:layer="layout" svg:width="1.905cm" svg:height="1.693cm" svg:x="21.691cm" svg:y="11.43cm">
            <text:p/>
            <draw:enhanced-geometry svg:viewBox="0 0 21600 21600" draw:type="rectangle" draw:enhanced-path="M 0 0 L 21600 0 21600 21600 0 21600 0 0 Z N"/>
          </draw:custom-shape>
          <draw:custom-shape draw:style-name="gr9" draw:text-style-name="P2" draw:layer="layout" svg:width="1.01cm" svg:height="1.277cm" svg:x="20.465cm" svg:y="11.218cm">
            <text:list text:style-name="L4">
              <text:list-header>
                <text:p text:style-name="P14"><text:span text:style-name="T4">a</text:span></text:p>
              </text:list-header>
            </text:list>
            <draw:enhanced-geometry svg:viewBox="0 0 21600 21600" draw:type="mso-spt202" draw:enhanced-path="M 0 0 L 21600 0 21600 21600 0 21600 0 0 Z N"/>
          </draw:custom-shape>
          <draw:custom-shape draw:style-name="gr9" draw:text-style-name="P2" draw:layer="layout" svg:width="1.01cm" svg:height="1.277cm" svg:x="20.465cm" svg:y="12.065cm">
            <text:list text:style-name="L4">
              <text:list-header>
                <text:p text:style-name="P14"><text:span text:style-name="T4">b</text:span></text:p>
              </text:list-header>
            </text:list>
            <draw:enhanced-geometry svg:viewBox="0 0 21600 21600" draw:type="mso-spt202" draw:enhanced-path="M 0 0 L 21600 0 21600 21600 0 21600 0 0 Z N"/>
          </draw:custom-shape>
        </draw:g>
        <draw:g>
          <draw:custom-shape draw:style-name="gr14" draw:text-style-name="P2" draw:layer="layout" svg:width="1.552cm" svg:height="1.517cm" svg:x="22.789cm" svg:y="10.971cm">
            <text:p/>
            <draw:enhanced-geometry svg:viewBox="0 0 352 344" draw:type="non-primitive" draw:enhanced-path="M 0 8 C 24 4 48 0 96 8 144 16 248 16 288 56 328 96 352 200 336 248 320 296 256 320 192 344 N"/>
          </draw:custom-shape>
          <draw:line draw:style-name="gr17" draw:text-style-name="P20" draw:layer="layout" svg:x1="24.059cm" svg:y1="12.276cm" svg:x2="23.635cm" svg:y2="12.488cm">
            <text:p/>
          </draw:line>
        </draw:g>
        <draw:g>
          <draw:custom-shape draw:style-name="gr14" draw:text-style-name="P2" draw:layer="layout" svg:width="1.552cm" svg:height="1.517cm" svg:x="22.789cm" svg:y="10.16cm">
            <text:p/>
            <draw:enhanced-geometry svg:viewBox="0 0 352 344" draw:type="non-primitive" draw:enhanced-path="M 0 8 C 24 4 48 0 96 8 144 16 248 16 288 56 328 96 352 200 336 248 320 296 256 320 192 344 N"/>
          </draw:custom-shape>
          <draw:line draw:style-name="gr18" draw:text-style-name="P20" draw:layer="layout" svg:x1="24.059cm" svg:y1="11.465cm" svg:x2="23.635cm" svg:y2="11.677cm">
            <text:p/>
          </draw:line>
        </draw:g>
        <presentation:notes draw:style-name="dp2">
          <draw:page-thumbnail draw:style-name="gr1" draw:layer="layout" svg:width="13.428cm" svg:height="10.072cm" svg:x="3.545cm" svg:y="1.967cm" draw:page-number="7" presentation:class="page"/>
          <draw:frame presentation:style-name="pr2" draw:layer="layout" svg:width="14.75cm" svg:height="11.798cm" svg:x="2.752cm" svg:y="12.775cm" presentation:class="notes" presentation:placeholder="true">
            <draw:text-box/>
          </draw:frame>
        </presentation:notes>
      </draw:page>
      <draw:page draw:name="page8"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C de diziler</text:p>
              </text:list-header>
            </text:list>
          </draw:text-box>
        </draw:frame>
        <draw:frame presentation:style-name="pr7" draw:text-style-name="P2" draw:layer="layout" svg:width="23.495cm" svg:height="4.656cm" svg:x="1.005cm" svg:y="3.844cm" presentation:class="outline" presentation:user-transformed="true">
          <draw:text-box>
            <text:list text:style-name="L6">
              <text:list-header>
                <text:p text:style-name="P16"><text:span text:style-name="T13"/></text:p>
              </text:list-header>
            </text:list>
            <text:list text:style-name="L9">
              <text:list-header>
                <text:p text:style-name="P16"><text:span text:style-name="T20">int a[5];</text:span></text:p>
              </text:list-header>
            </text:list>
            <text:list text:style-name="L6">
              <text:list-header>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list-header>
            </text:list>
          </draw:text-box>
        </draw:frame>
        <draw:custom-shape draw:style-name="gr3" draw:text-style-name="P2" draw:layer="layout" svg:width="8.044cm" svg:height="1.27cm" svg:x="16.298cm" svg:y="4.445cm">
          <text:list text:style-name="L4">
            <text:list-header>
              <text:p text:style-name="P1">217</text:p>
            </text:list-header>
          </text:list>
          <draw:enhanced-geometry svg:viewBox="0 0 21600 21600" draw:type="rectangle" draw:enhanced-path="M 0 0 L 21600 0 21600 21600 0 21600 0 0 Z N"/>
        </draw:custom-shape>
        <draw:custom-shape draw:style-name="gr5" draw:text-style-name="P2" draw:layer="layout" svg:width="8.044cm" svg:height="1.27cm" svg:x="16.298cm" svg:y="5.715cm">
          <text:p/>
          <draw:enhanced-geometry svg:viewBox="0 0 21600 21600" draw:type="rectangle" draw:enhanced-path="M 0 0 L 21600 0 21600 21600 0 21600 0 0 Z N"/>
        </draw:custom-shape>
        <draw:custom-shape draw:style-name="gr5" draw:text-style-name="P2" draw:layer="layout" svg:width="8.044cm" svg:height="1.27cm" svg:x="16.298cm" svg:y="6.985cm">
          <text:p/>
          <draw:enhanced-geometry svg:viewBox="0 0 21600 21600" draw:type="rectangle" draw:enhanced-path="M 0 0 L 21600 0 21600 21600 0 21600 0 0 Z N"/>
        </draw:custom-shape>
        <draw:custom-shape draw:style-name="gr3" draw:text-style-name="P2" draw:layer="layout" svg:width="8.044cm" svg:height="1.27cm" svg:x="16.298cm" svg:y="8.255cm">
          <text:list text:style-name="L4">
            <text:list-header>
              <text:p text:style-name="P1">226</text:p>
            </text:list-header>
          </text:list>
          <draw:enhanced-geometry svg:viewBox="0 0 21600 21600" draw:type="rectangle" draw:enhanced-path="M 0 0 L 21600 0 21600 21600 0 21600 0 0 Z N"/>
        </draw:custom-shape>
        <draw:custom-shape draw:style-name="gr5" draw:text-style-name="P2" draw:layer="layout" svg:width="8.044cm" svg:height="1.27cm" svg:x="16.298cm" svg:y="9.525cm">
          <text:p/>
          <draw:enhanced-geometry svg:viewBox="0 0 21600 21600" draw:type="rectangle" draw:enhanced-path="M 0 0 L 21600 0 21600 21600 0 21600 0 0 Z N"/>
        </draw:custom-shape>
        <draw:custom-shape draw:style-name="gr4" draw:text-style-name="P2" draw:layer="layout" svg:width="0.879cm" svg:height="1.277cm" svg:x="14.185cm" svg:y="4.445cm">
          <text:list text:style-name="L4">
            <text:list-header>
              <text:p text:style-name="P3">a</text:p>
            </text:list-header>
          </text:list>
          <draw:enhanced-geometry svg:viewBox="0 0 21600 21600" draw:type="mso-spt202" draw:enhanced-path="M 0 0 L 21600 0 21600 21600 0 21600 0 0 Z N"/>
        </draw:custom-shape>
        <draw:custom-shape draw:style-name="gr19" draw:text-style-name="P2" draw:layer="layout" svg:width="1.729cm" svg:height="0.308cm" svg:x="14.464cm" svg:y="5.323cm">
          <text:p/>
          <draw:enhanced-geometry svg:viewBox="0 0 392 70" draw:type="non-primitive" draw:enhanced-path="M 0 70 C 23 62 76 34 141 22 206 10 340 5 392 0 N"/>
        </draw:custom-shape>
        <draw:custom-shape draw:style-name="gr20" draw:text-style-name="P2" draw:layer="layout" svg:width="22.86cm" svg:height="1.277cm" svg:x="1.6cm" svg:y="11.633cm">
          <text:list text:style-name="L4">
            <text:list-item>
              <text:p text:style-name="P21"><text:span text:style-name="T12">a,</text:span><text:span text:style-name="T21"> </text:span><text:span text:style-name="T22">“tamsayıya pointer” türünden bir değer</text:span><text:span text:style-name="T21"> </text:span></text:p>
            </text:list-item>
          </text:list>
          <draw:enhanced-geometry svg:viewBox="0 0 21600 21600" draw:type="mso-spt202" draw:enhanced-path="M 0 0 L 21600 0 21600 21600 0 21600 0 0 Z N"/>
        </draw:custom-shape>
        <draw:custom-shape draw:style-name="gr21" draw:text-style-name="P2" draw:layer="layout" svg:width="0.423cm" svg:height="0.423cm" svg:x="14.248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765cm" svg:height="1.277cm" svg:x="1.058cm" svg:y="16.087cm">
          <text:list text:style-name="L10">
            <text:list-header>
              <text:p text:style-name="P22"><text:span text:style-name="T23"><text:s/></text:span><text:span text:style-name="T24">a</text:span><text:span text:style-name="T23"> , gösterici </text:span><text:span text:style-name="T25">sabitidir</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8" presentation:class="page"/>
          <draw:frame presentation:style-name="pr2" draw:layer="layout" svg:width="14.75cm" svg:height="11.798cm" svg:x="2.752cm" svg:y="12.775cm" presentation:class="notes" presentation:placeholder="true">
            <draw:text-box/>
          </draw:frame>
        </presentation:notes>
      </draw:page>
      <draw:page draw:name="page9"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iziler X Göstericiler</text:p>
              </text:list-header>
            </text:list>
          </draw:text-box>
        </draw:frame>
        <draw:frame presentation:style-name="pr7" draw:text-style-name="P2" draw:layer="layout" svg:width="23.495cm" svg:height="4.656cm" svg:x="1.269cm" svg:y="3.387cm" presentation:class="outline" presentation:user-transformed="true">
          <draw:text-box>
            <text:list text:style-name="L6">
              <text:list-header>
                <text:p text:style-name="P16"><text:span text:style-name="T26"/></text:p>
              </text:list-header>
            </text:list>
            <text:list text:style-name="L9">
              <text:list-header>
                <text:p text:style-name="P16"><text:span text:style-name="T20">int a[5];</text:span></text:p>
                <text:p text:style-name="P16"><text:span text:style-name="T20">int *p;</text:span></text:p>
                <text:p text:style-name="P16"><text:span text:style-name="T27"/></text:p>
              </text:list-header>
            </text:list>
            <text:list text:style-name="L6">
              <text:list-header>
                <text:p text:style-name="P16"><text:span text:style-name="T13"/></text:p>
                <text:p text:style-name="P16"><text:span text:style-name="T13"/></text:p>
                <text:p text:style-name="P16"><text:span text:style-name="T13"/></text:p>
                <text:p text:style-name="P16"><text:span text:style-name="T13"/></text:p>
              </text:list-header>
            </text:list>
          </draw:text-box>
        </draw:frame>
        <draw:custom-shape draw:style-name="gr4" draw:text-style-name="P2" draw:layer="layout" svg:width="0.879cm" svg:height="1.277cm" svg:x="14.926cm" svg:y="4.233cm">
          <text:list text:style-name="L4">
            <text:list-header>
              <text:p text:style-name="P3">a</text:p>
            </text:list-header>
          </text:list>
          <draw:enhanced-geometry svg:viewBox="0 0 21600 21600" draw:type="mso-spt202" draw:enhanced-path="M 0 0 L 21600 0 21600 21600 0 21600 0 0 Z N"/>
        </draw:custom-shape>
        <draw:custom-shape draw:style-name="gr5" draw:text-style-name="P2" draw:layer="layout" svg:width="2.116cm" svg:height="1.27cm" svg:x="11.748cm" svg:y="5.292cm">
          <text:p/>
          <draw:enhanced-geometry svg:viewBox="0 0 21600 21600" draw:type="rectangle" draw:enhanced-path="M 0 0 L 21600 0 21600 21600 0 21600 0 0 Z N"/>
        </draw:custom-shape>
        <draw:custom-shape draw:style-name="gr4" draw:text-style-name="P2" draw:layer="layout" svg:width="0.925cm" svg:height="1.277cm" svg:x="10.694cm" svg:y="5.292cm">
          <text:list text:style-name="L4">
            <text:list-header>
              <text:p text:style-name="P3">p</text:p>
            </text:list-header>
          </text:list>
          <draw:enhanced-geometry svg:viewBox="0 0 21600 21600" draw:type="mso-spt202" draw:enhanced-path="M 0 0 L 21600 0 21600 21600 0 21600 0 0 Z N"/>
        </draw:custom-shape>
        <draw:custom-shape draw:style-name="gr22" draw:text-style-name="P2" draw:layer="layout" svg:width="4.233cm" svg:height="1.482cm" svg:x="1.482cm" svg:y="8.89cm">
          <text:list text:style-name="L4">
            <text:list-header>
              <text:p text:style-name="P23"><text:span text:style-name="T4">p = a;</text:span></text:p>
              <text:p text:style-name="P23"><text:span text:style-name="T4"/></text:p>
              <text:p text:style-name="P23"><text:span text:style-name="T28"/></text:p>
              <text:p text:style-name="P23"><text:span text:style-name="T28"/></text:p>
              <text:p text:style-name="P23"><text:span text:style-name="T28"/></text:p>
            </text:list-header>
          </text:list>
          <draw:enhanced-geometry svg:viewBox="0 0 21600 21600" draw:type="rectangle" draw:enhanced-path="M 0 0 L 21600 0 21600 21600 0 21600 0 0 Z N"/>
        </draw:custom-shape>
        <draw:custom-shape draw:style-name="gr19" draw:text-style-name="P2" draw:layer="layout" svg:width="3.492cm" svg:height="0.82cm" svg:x="12.806cm" svg:y="5.102cm">
          <text:p/>
          <draw:enhanced-geometry svg:viewBox="0 0 792 643" draw:type="non-primitive" draw:enhanced-path="M 0 619 C 88 631 176 643 240 571 304 499 320 275 384 187 448 99 556 73 624 43 692 13 760 0 792 8 N"/>
        </draw:custom-shape>
        <draw:custom-shape draw:style-name="gr20" draw:text-style-name="P2" draw:layer="layout" svg:width="22.86cm" svg:height="5.912cm" svg:x="1.693cm" svg:y="11.642cm">
          <text:list text:style-name="L10">
            <text:list-header>
              <text:p text:style-name="P21"><text:span text:style-name="T29">a</text:span><text:span text:style-name="T30"> <text:s/></text:span><text:span text:style-name="T31">“tamsayıya pointer” türünden bir </text:span><text:span text:style-name="T32">değer</text:span><text:span text:style-name="T31"> (int *)</text:span></text:p>
              <text:p text:style-name="P21"><text:span text:style-name="T29">p</text:span><text:span text:style-name="T30"> <text:s/></text:span><text:span text:style-name="T33">”tamsayıya pointer” türünden </text:span><text:span text:style-name="T34">bir </text:span><text:span text:style-name="T35">değişken</text:span><text:span text:style-name="T33"> (int *)</text:span></text:p>
            </text:list-header>
          </text:list>
          <text:list text:style-name="L4">
            <text:list-header>
              <text:p text:style-name="P21"><text:span text:style-name="T14">Doğru: <text:s/></text:span><text:span text:style-name="T12">p = a; if (a == p)...; a[i] = p[j]; <text:s/></text:span></text:p>
              <text:p text:style-name="P22"><text:span text:style-name="T36">Yanlış:</text:span><text:span text:style-name="T13"> <text:s text:c="2"/></text:span><text:span text:style-name="T37">a = p; <text:s text:c="6"/>3 = i;</text:span></text:p>
            </text:list-header>
          </text:list>
          <draw:enhanced-geometry svg:viewBox="0 0 21600 21600" draw:type="mso-spt202" draw:enhanced-path="M 0 0 L 21600 0 21600 21600 0 21600 0 0 Z N"/>
        </draw:custom-shape>
        <draw:custom-shape draw:style-name="gr3" draw:text-style-name="P2" draw:layer="layout" svg:width="8.044cm" svg:height="1.27cm" svg:x="16.298cm" svg:y="4.445cm">
          <text:list text:style-name="L4">
            <text:list-header>
              <text:p text:style-name="P1">217</text:p>
            </text:list-header>
          </text:list>
          <draw:enhanced-geometry svg:viewBox="0 0 21600 21600" draw:type="rectangle" draw:enhanced-path="M 0 0 L 21600 0 21600 21600 0 21600 0 0 Z N"/>
        </draw:custom-shape>
        <draw:custom-shape draw:style-name="gr5" draw:text-style-name="P2" draw:layer="layout" svg:width="8.044cm" svg:height="1.27cm" svg:x="16.298cm" svg:y="5.715cm">
          <text:p/>
          <draw:enhanced-geometry svg:viewBox="0 0 21600 21600" draw:type="rectangle" draw:enhanced-path="M 0 0 L 21600 0 21600 21600 0 21600 0 0 Z N"/>
        </draw:custom-shape>
        <draw:custom-shape draw:style-name="gr5" draw:text-style-name="P2" draw:layer="layout" svg:width="8.044cm" svg:height="1.27cm" svg:x="16.298cm" svg:y="6.985cm">
          <text:p/>
          <draw:enhanced-geometry svg:viewBox="0 0 21600 21600" draw:type="rectangle" draw:enhanced-path="M 0 0 L 21600 0 21600 21600 0 21600 0 0 Z N"/>
        </draw:custom-shape>
        <draw:custom-shape draw:style-name="gr3" draw:text-style-name="P2" draw:layer="layout" svg:width="8.044cm" svg:height="1.27cm" svg:x="16.298cm" svg:y="8.255cm">
          <text:list text:style-name="L4">
            <text:list-header>
              <text:p text:style-name="P1">226</text:p>
            </text:list-header>
          </text:list>
          <draw:enhanced-geometry svg:viewBox="0 0 21600 21600" draw:type="rectangle" draw:enhanced-path="M 0 0 L 21600 0 21600 21600 0 21600 0 0 Z N"/>
        </draw:custom-shape>
        <draw:custom-shape draw:style-name="gr5" draw:text-style-name="P2" draw:layer="layout" svg:width="8.044cm" svg:height="1.27cm" svg:x="16.298cm" svg:y="9.525cm">
          <text:p/>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9" presentation:class="page"/>
          <draw:frame presentation:style-name="pr2" draw:layer="layout" svg:width="14.75cm" svg:height="11.798cm" svg:x="2.752cm" svg:y="12.775cm" presentation:class="notes" presentation:placeholder="true">
            <draw:text-box/>
          </draw:frame>
        </presentation:notes>
      </draw:page>
      <draw:page draw:name="page10"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C sınırları kontrol etmez!</text:p>
              </text:list-header>
            </text:list>
          </draw:text-box>
        </draw:frame>
        <draw:frame presentation:style-name="pr8" draw:text-style-name="P2" draw:layer="layout" svg:width="23.495cm" svg:height="7.62cm" svg:x="1.269cm" svg:y="3.387cm" presentation:class="outline" presentation:user-transformed="true">
          <draw:text-box>
            <text:list text:style-name="L6">
              <text:list-header>
                <text:p text:style-name="P24"><text:span text:style-name="T36"/></text:p>
              </text:list-header>
            </text:list>
            <text:list text:style-name="L9">
              <text:list-header>
                <text:p text:style-name="P16"><text:span text:style-name="T27">int a[5];</text:span></text:p>
                <text:p text:style-name="P16"><text:span text:style-name="T27"/></text:p>
                <text:p text:style-name="P16"><text:span text:style-name="T27">a[0] = 217;</text:span></text:p>
                <text:p text:style-name="P16"><text:span text:style-name="T27">a[3] = 226;</text:span></text:p>
              </text:list-header>
            </text:list>
            <text:list text:style-name="L6">
              <text:list-header>
                <text:p text:style-name="P16"><text:span text:style-name="T12"/></text:p>
                <text:p text:style-name="P16"><text:span text:style-name="T12"/></text:p>
              </text:list-header>
            </text:list>
          </draw:text-box>
        </draw:frame>
        <draw:custom-shape draw:style-name="gr3" draw:text-style-name="P2" draw:layer="layout" svg:width="8.466cm" svg:height="1.27cm" svg:x="12.912cm" svg:y="5.715cm">
          <text:list text:style-name="L4">
            <text:list-header>
              <text:p text:style-name="P1">217</text:p>
            </text:list-header>
          </text:list>
          <draw:enhanced-geometry svg:viewBox="0 0 21600 21600" draw:type="rectangle" draw:enhanced-path="M 0 0 L 21600 0 21600 21600 0 21600 0 0 Z N"/>
        </draw:custom-shape>
        <draw:custom-shape draw:style-name="gr5" draw:text-style-name="P2" draw:layer="layout" svg:width="8.466cm" svg:height="1.27cm" svg:x="12.912cm" svg:y="6.985cm">
          <text:p/>
          <draw:enhanced-geometry svg:viewBox="0 0 21600 21600" draw:type="rectangle" draw:enhanced-path="M 0 0 L 21600 0 21600 21600 0 21600 0 0 Z N"/>
        </draw:custom-shape>
        <draw:custom-shape draw:style-name="gr5" draw:text-style-name="P2" draw:layer="layout" svg:width="8.466cm" svg:height="1.27cm" svg:x="12.912cm" svg:y="8.255cm">
          <text:p/>
          <draw:enhanced-geometry svg:viewBox="0 0 21600 21600" draw:type="rectangle" draw:enhanced-path="M 0 0 L 21600 0 21600 21600 0 21600 0 0 Z N"/>
        </draw:custom-shape>
        <draw:custom-shape draw:style-name="gr3" draw:text-style-name="P2" draw:layer="layout" svg:width="8.466cm" svg:height="1.27cm" svg:x="12.912cm" svg:y="9.525cm">
          <text:list text:style-name="L4">
            <text:list-header>
              <text:p text:style-name="P1">226</text:p>
            </text:list-header>
          </text:list>
          <draw:enhanced-geometry svg:viewBox="0 0 21600 21600" draw:type="rectangle" draw:enhanced-path="M 0 0 L 21600 0 21600 21600 0 21600 0 0 Z N"/>
        </draw:custom-shape>
        <draw:custom-shape draw:style-name="gr5" draw:text-style-name="P2" draw:layer="layout" svg:width="8.466cm" svg:height="1.27cm" svg:x="12.912cm" svg:y="10.795cm">
          <text:p/>
          <draw:enhanced-geometry svg:viewBox="0 0 21600 21600" draw:type="rectangle" draw:enhanced-path="M 0 0 L 21600 0 21600 21600 0 21600 0 0 Z N"/>
        </draw:custom-shape>
        <draw:custom-shape draw:style-name="gr4" draw:text-style-name="P2" draw:layer="layout" svg:width="1.01cm" svg:height="1.277cm" svg:x="11.434cm" svg:y="5.786cm">
          <text:list text:style-name="L4">
            <text:list-header>
              <text:p text:style-name="P6"><text:span text:style-name="T4">a</text:span></text:p>
            </text:list-header>
          </text:list>
          <draw:enhanced-geometry svg:viewBox="0 0 21600 21600" draw:type="mso-spt202" draw:enhanced-path="M 0 0 L 21600 0 21600 21600 0 21600 0 0 Z N"/>
        </draw:custom-shape>
        <draw:custom-shape draw:style-name="gr23" draw:text-style-name="P2" draw:layer="layout" svg:width="8.466cm" svg:height="1.27cm" svg:x="12.912cm" svg:y="4.445cm">
          <text:list text:style-name="L4">
            <text:list-header>
              <text:p text:style-name="P1">55</text:p>
            </text:list-header>
          </text:list>
          <draw:enhanced-geometry svg:viewBox="0 0 21600 21600" draw:type="rectangle" draw:enhanced-path="M 0 0 L 21600 0 21600 21600 0 21600 0 0 Z N"/>
        </draw:custom-shape>
        <draw:custom-shape draw:style-name="gr23" draw:text-style-name="P2" draw:layer="layout" svg:width="8.466cm" svg:height="1.27cm" svg:x="12.912cm" svg:y="13.547cm">
          <text:list text:style-name="L4">
            <text:list-header>
              <text:p text:style-name="P1">320</text:p>
            </text:list-header>
          </text:list>
          <draw:enhanced-geometry svg:viewBox="0 0 21600 21600" draw:type="rectangle" draw:enhanced-path="M 0 0 L 21600 0 21600 21600 0 21600 0 0 Z N"/>
        </draw:custom-shape>
        <draw:custom-shape draw:style-name="gr22" draw:text-style-name="P2" draw:layer="layout" svg:width="23.495cm" svg:height="7.62cm" svg:x="1.27cm" svg:y="11.43cm">
          <text:list text:style-name="L4">
            <text:list-header>
              <text:p text:style-name="P23"><text:span text:style-name="T28"/></text:p>
              <text:p text:style-name="P23"><text:span text:style-name="T4">a[-1] = 55;</text:span></text:p>
              <text:p text:style-name="P23"><text:span text:style-name="T4">a[7] = 320;</text:span></text:p>
            </text:list-header>
          </text:list>
          <text:list text:style-name="L10">
            <text:list-header>
              <text:p text:style-name="P23"><text:span text:style-name="T38">a</text:span><text:span text:style-name="T39"> dan önce veya sonra yer alan </text:span><text:span text:style-name="T40">başka</text:span><text:span text:style-name="T41"> bir değişkene ait bellek bölgesini işgal ettiniz</text:span><text:span text:style-name="T38">!</text:span></text:p>
            </text:list-header>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10" presentation:class="page"/>
          <draw:frame presentation:style-name="pr2" draw:layer="layout" svg:width="14.75cm" svg:height="11.798cm" svg:x="2.752cm" svg:y="12.775cm" presentation:class="notes" presentation:placeholder="true">
            <draw:text-box/>
          </draw:frame>
        </presentation:notes>
      </draw:page>
      <draw:page draw:name="page11"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iziler ve Göstericiler</text:p>
              </text:list-header>
            </text:list>
          </draw:text-box>
        </draw:frame>
        <draw:frame presentation:style-name="pr7" draw:text-style-name="P2" draw:layer="layout" svg:width="23.495cm" svg:height="4.656cm" svg:x="1.269cm" svg:y="3.387cm" presentation:class="outline" presentation:user-transformed="true">
          <draw:text-box>
            <text:list text:style-name="L6">
              <text:list-header>
                <text:p text:style-name="P16"><text:span text:style-name="T13"/></text:p>
              </text:list-header>
            </text:list>
            <text:list text:style-name="L9">
              <text:list-header>
                <text:p text:style-name="P16"><text:span text:style-name="T27">int a[5];</text:span></text:p>
                <text:p text:style-name="P16"><text:span text:style-name="T27">int *p, *q;</text:span></text:p>
                <text:p text:style-name="P16"><text:span text:style-name="T27"/></text:p>
              </text:list-header>
            </text:list>
            <text:list text:style-name="L6">
              <text:list-header>
                <text:p text:style-name="P16"><text:span text:style-name="T13"/></text:p>
                <text:p text:style-name="P16"><text:span text:style-name="T13"/></text:p>
                <text:p text:style-name="P16"><text:span text:style-name="T13"/></text:p>
                <text:p text:style-name="P16"><text:span text:style-name="T13"/></text:p>
              </text:list-header>
            </text:list>
          </draw:text-box>
        </draw:frame>
        <draw:custom-shape draw:style-name="gr3" draw:text-style-name="P2" draw:layer="layout" svg:width="8.678cm" svg:height="1.27cm" svg:x="14.817cm" svg:y="5.715cm">
          <text:list text:style-name="L4">
            <text:list-header>
              <text:p text:style-name="P1">217</text:p>
            </text:list-header>
          </text:list>
          <draw:enhanced-geometry svg:viewBox="0 0 21600 21600" draw:type="rectangle" draw:enhanced-path="M 0 0 L 21600 0 21600 21600 0 21600 0 0 Z N"/>
        </draw:custom-shape>
        <draw:custom-shape draw:style-name="gr5" draw:text-style-name="P2" draw:layer="layout" svg:width="8.678cm" svg:height="1.27cm" svg:x="14.817cm" svg:y="6.985cm">
          <text:p/>
          <draw:enhanced-geometry svg:viewBox="0 0 21600 21600" draw:type="rectangle" draw:enhanced-path="M 0 0 L 21600 0 21600 21600 0 21600 0 0 Z N"/>
        </draw:custom-shape>
        <draw:custom-shape draw:style-name="gr5" draw:text-style-name="P2" draw:layer="layout" svg:width="8.678cm" svg:height="1.27cm" svg:x="14.817cm" svg:y="8.255cm">
          <text:p/>
          <draw:enhanced-geometry svg:viewBox="0 0 21600 21600" draw:type="rectangle" draw:enhanced-path="M 0 0 L 21600 0 21600 21600 0 21600 0 0 Z N"/>
        </draw:custom-shape>
        <draw:custom-shape draw:style-name="gr3" draw:text-style-name="P2" draw:layer="layout" svg:width="8.678cm" svg:height="1.27cm" svg:x="14.817cm" svg:y="9.525cm">
          <text:list text:style-name="L4">
            <text:list-header>
              <text:p text:style-name="P1">226</text:p>
            </text:list-header>
          </text:list>
          <draw:enhanced-geometry svg:viewBox="0 0 21600 21600" draw:type="rectangle" draw:enhanced-path="M 0 0 L 21600 0 21600 21600 0 21600 0 0 Z N"/>
        </draw:custom-shape>
        <draw:custom-shape draw:style-name="gr5" draw:text-style-name="P2" draw:layer="layout" svg:width="8.678cm" svg:height="1.27cm" svg:x="14.817cm" svg:y="10.795cm">
          <text:p/>
          <draw:enhanced-geometry svg:viewBox="0 0 21600 21600" draw:type="rectangle" draw:enhanced-path="M 0 0 L 21600 0 21600 21600 0 21600 0 0 Z N"/>
        </draw:custom-shape>
        <draw:custom-shape draw:style-name="gr4" draw:text-style-name="P2" draw:layer="layout" svg:width="0.879cm" svg:height="1.277cm" svg:x="13.338cm" svg:y="5.292cm">
          <text:list text:style-name="L4">
            <text:list-header>
              <text:p text:style-name="P3">a</text:p>
            </text:list-header>
          </text:list>
          <draw:enhanced-geometry svg:viewBox="0 0 21600 21600" draw:type="mso-spt202" draw:enhanced-path="M 0 0 L 21600 0 21600 21600 0 21600 0 0 Z N"/>
        </draw:custom-shape>
        <draw:custom-shape draw:style-name="gr5" draw:text-style-name="P2" draw:layer="layout" svg:width="2.117cm" svg:height="1.27cm" svg:x="10.16cm" svg:y="8.678cm">
          <text:p/>
          <draw:enhanced-geometry svg:viewBox="0 0 21600 21600" draw:type="rectangle" draw:enhanced-path="M 0 0 L 21600 0 21600 21600 0 21600 0 0 Z N"/>
        </draw:custom-shape>
        <draw:custom-shape draw:style-name="gr4" draw:text-style-name="P2" draw:layer="layout" svg:width="0.925cm" svg:height="1.277cm" svg:x="9.107cm" svg:y="8.678cm">
          <text:list text:style-name="L4">
            <text:list-header>
              <text:p text:style-name="P3">q</text:p>
            </text:list-header>
          </text:list>
          <draw:enhanced-geometry svg:viewBox="0 0 21600 21600" draw:type="mso-spt202" draw:enhanced-path="M 0 0 L 21600 0 21600 21600 0 21600 0 0 Z N"/>
        </draw:custom-shape>
        <draw:custom-shape draw:style-name="gr22" draw:text-style-name="P2" draw:id="id5" draw:layer="layout" svg:width="5.291cm" svg:height="1.481cm" svg:x="1.482cm" svg:y="11.007cm">
          <text:list text:style-name="L4">
            <text:list-header>
              <text:p text:style-name="P23"><text:span text:style-name="T4">p[1]= 44;</text:span></text:p>
              <text:p text:style-name="P23"><text:span text:style-name="T28"/></text:p>
              <text:p text:style-name="P23"><text:span text:style-name="T28"/></text:p>
              <text:p text:style-name="P23"><text:span text:style-name="T28"/></text:p>
              <text:p text:style-name="P23"><text:span text:style-name="T28"/></text:p>
            </text:list-header>
          </text:list>
          <draw:enhanced-geometry svg:viewBox="0 0 21600 21600" draw:type="rectangle" draw:enhanced-path="M 0 0 L 21600 0 21600 21600 0 21600 0 0 Z N"/>
        </draw:custom-shape>
        <draw:custom-shape draw:style-name="gr24" draw:text-style-name="P2" draw:layer="layout" svg:width="2.116cm" svg:height="1.27cm" svg:x="14.817cm" svg:y="6.985cm">
          <text:list text:style-name="L4">
            <text:list-header>
              <text:p text:style-name="P1">44</text:p>
            </text:list-header>
          </text:list>
          <draw:enhanced-geometry svg:viewBox="0 0 21600 21600" draw:type="rectangle" draw:enhanced-path="M 0 0 L 21600 0 21600 21600 0 21600 0 0 Z N"/>
        </draw:custom-shape>
        <draw:custom-shape draw:style-name="gr5" draw:text-style-name="P2" draw:layer="layout" svg:width="2.117cm" svg:height="1.27cm" svg:x="10.16cm" svg:y="6.773cm">
          <text:p/>
          <draw:enhanced-geometry svg:viewBox="0 0 21600 21600" draw:type="rectangle" draw:enhanced-path="M 0 0 L 21600 0 21600 21600 0 21600 0 0 Z N"/>
        </draw:custom-shape>
        <draw:custom-shape draw:style-name="gr4" draw:text-style-name="P2" draw:layer="layout" svg:width="0.925cm" svg:height="1.277cm" svg:x="9.107cm" svg:y="6.773cm">
          <text:list text:style-name="L4">
            <text:list-header>
              <text:p text:style-name="P3">p</text:p>
            </text:list-header>
          </text:list>
          <draw:enhanced-geometry svg:viewBox="0 0 21600 21600" draw:type="mso-spt202" draw:enhanced-path="M 0 0 L 21600 0 21600 21600 0 21600 0 0 Z N"/>
        </draw:custom-shape>
        <draw:custom-shape draw:style-name="gr22" draw:text-style-name="P2" draw:id="id3" draw:layer="layout" svg:width="4.233cm" svg:height="1.482cm" svg:x="1.482cm" svg:y="8.89cm">
          <text:list text:style-name="L4">
            <text:list-header>
              <text:p text:style-name="P23"><text:span text:style-name="T4">p = a;</text:span></text:p>
              <text:p text:style-name="P23"><text:span text:style-name="T4"/></text:p>
              <text:p text:style-name="P23"><text:span text:style-name="T28"/></text:p>
              <text:p text:style-name="P23"><text:span text:style-name="T28"/></text:p>
              <text:p text:style-name="P23"><text:span text:style-name="T28"/></text:p>
            </text:list-header>
          </text:list>
          <draw:enhanced-geometry svg:viewBox="0 0 21600 21600" draw:type="rectangle" draw:enhanced-path="M 0 0 L 21600 0 21600 21600 0 21600 0 0 Z N"/>
        </draw:custom-shape>
        <draw:custom-shape draw:style-name="gr19" draw:text-style-name="P2" draw:id="id4" draw:layer="layout" svg:width="3.493cm" svg:height="0.82cm" svg:x="11.218cm" svg:y="6.584cm">
          <text:p/>
          <draw:enhanced-geometry svg:viewBox="0 0 792 643" draw:type="non-primitive" draw:enhanced-path="M 0 619 C 88 631 176 643 240 571 304 499 320 275 384 187 448 99 556 73 624 43 692 13 760 0 792 8 N"/>
        </draw:custom-shape>
        <draw:custom-shape draw:style-name="gr22" draw:text-style-name="P2" draw:id="id8" draw:layer="layout" svg:width="6.773cm" svg:height="1.482cm" svg:x="1.482cm" svg:y="13.335cm">
          <text:list text:style-name="L4">
            <text:list-header>
              <text:p text:style-name="P23"><text:span text:style-name="T4">q = p + 2;</text:span></text:p>
              <text:p text:style-name="P23"><text:span text:style-name="T28"/></text:p>
              <text:p text:style-name="P23"><text:span text:style-name="T28"/></text:p>
              <text:p text:style-name="P23"><text:span text:style-name="T28"/></text:p>
            </text:list-header>
          </text:list>
          <draw:enhanced-geometry svg:viewBox="0 0 21600 21600" draw:type="rectangle" draw:enhanced-path="M 0 0 L 21600 0 21600 21600 0 21600 0 0 Z N"/>
        </draw:custom-shape>
        <draw:custom-shape draw:style-name="gr19" draw:text-style-name="P2" draw:id="id9" draw:layer="layout" svg:width="3.493cm" svg:height="0.269cm" svg:x="11.218cm" svg:y="9.102cm">
          <text:p/>
          <draw:enhanced-geometry svg:viewBox="0 0 792 643" draw:type="non-primitive" draw:enhanced-path="M 0 619 C 88 631 176 643 240 571 304 499 320 275 384 187 448 99 556 73 624 43 692 13 760 0 792 8 N"/>
        </draw:custom-shape>
        <draw:custom-shape draw:style-name="gr22" draw:text-style-name="P2" draw:id="id12" draw:layer="layout" svg:width="19.261cm" svg:height="1.482cm" svg:x="1.482cm" svg:y="15.875cm">
          <text:list text:style-name="L4">
            <text:list-header>
              <text:p text:style-name="P23"><text:span text:style-name="T4">q[-1] = 43;</text:span></text:p>
              <text:p text:style-name="P23"><text:span text:style-name="T4"/></text:p>
            </text:list-header>
          </text:list>
          <draw:enhanced-geometry svg:viewBox="0 0 21600 21600" draw:type="rectangle" draw:enhanced-path="M 0 0 L 21600 0 21600 21600 0 21600 0 0 Z N"/>
        </draw:custom-shape>
        <draw:g>
          <draw:custom-shape draw:style-name="gr3" draw:text-style-name="P2" draw:layer="layout" svg:width="8.674cm" svg:height="1.27cm" svg:x="14.817cm" svg:y="6.985cm">
            <text:list text:style-name="L4">
              <text:list-header>
                <text:p text:style-name="P1">45</text:p>
              </text:list-header>
            </text:list>
            <draw:enhanced-geometry svg:viewBox="0 0 21600 21600" draw:type="rectangle" draw:enhanced-path="M 0 0 L 21600 0 21600 21600 0 21600 0 0 Z N"/>
          </draw:custom-shape>
          <draw:custom-shape draw:style-name="gr5" draw:text-style-name="P2" draw:layer="layout" svg:width="8.674cm" svg:height="1.27cm" svg:x="14.817cm" svg:y="10.795cm">
            <text:p/>
            <draw:enhanced-geometry svg:viewBox="0 0 21600 21600" draw:type="rectangle" draw:enhanced-path="M 0 0 L 21600 0 21600 21600 0 21600 0 0 Z N"/>
          </draw:custom-shape>
        </draw:g>
        <draw:polyline draw:style-name="gr25" draw:text-style-name="P20" draw:id="id7" draw:layer="layout" svg:width="1.269cm" svg:height="0.845cm" svg:x="18.627cm" svg:y="7.197cm" svg:viewBox="0 0 1270 846" draw:points="1270,0 0,846">
          <text:p/>
        </draw:polyline>
        <draw:custom-shape draw:style-name="gr4" draw:text-style-name="P2" draw:id="id6" draw:layer="layout" svg:width="1.349cm" svg:height="1.277cm" svg:x="19.901cm" svg:y="6.985cm">
          <text:list text:style-name="L4">
            <text:list-header>
              <text:p text:style-name="P3">44</text:p>
            </text:list-header>
          </text:list>
          <draw:enhanced-geometry svg:viewBox="0 0 21600 21600" draw:type="mso-spt202" draw:enhanced-path="M 0 0 L 21600 0 21600 21600 0 21600 0 0 Z N"/>
        </draw:custom-shape>
        <draw:polyline draw:style-name="gr25" draw:text-style-name="P20" draw:id="id10" draw:layer="layout" svg:width="1.269cm" svg:height="0.845cm" svg:x="19.897cm" svg:y="7.197cm" svg:viewBox="0 0 1270 846" draw:points="1270,0 0,846">
          <text:p/>
        </draw:polyline>
        <draw:custom-shape draw:style-name="gr4" draw:text-style-name="P2" draw:id="id11" draw:layer="layout" svg:width="1.349cm" svg:height="1.277cm" svg:x="21.171cm" svg:y="6.985cm">
          <text:list text:style-name="L4">
            <text:list-header>
              <text:p text:style-name="P3">43</text:p>
            </text:list-header>
          </text:list>
          <draw:enhanced-geometry svg:viewBox="0 0 21600 21600" draw:type="mso-spt202" draw:enhanced-path="M 0 0 L 21600 0 21600 21600 0 21600 0 0 Z N"/>
        </draw:custom-shape>
        <draw:custom-shape draw:style-name="gr4" draw:text-style-name="P2" draw:id="id13" draw:layer="layout" svg:width="1.349cm" svg:height="1.277cm" svg:x="18.419cm" svg:y="10.795cm">
          <text:list text:style-name="L4">
            <text:list-header>
              <text:p text:style-name="P3">46</text:p>
            </text:list-header>
          </text:list>
          <draw:enhanced-geometry svg:viewBox="0 0 21600 21600" draw:type="mso-spt202" draw:enhanced-path="M 0 0 L 21600 0 21600 21600 0 21600 0 0 Z N"/>
        </draw:custom-shape>
        <draw:custom-shape draw:style-name="gr22" draw:text-style-name="P2" draw:id="id14" draw:layer="layout" svg:width="19.261cm" svg:height="1.482cm" svg:x="1.482cm" svg:y="17.145cm">
          <text:list text:style-name="L4">
            <text:list-header>
              <text:p text:style-name="P23"><text:span text:style-name="T4">q[2] = 46;</text:span><text:span text:style-name="T28">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group-id="0"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3.428cm" svg:height="10.072cm" svg:x="3.545cm" svg:y="1.967cm" draw:page-number="11" presentation:class="page"/>
          <draw:frame presentation:style-name="pr2" draw:layer="layout" svg:width="14.75cm" svg:height="11.798cm" svg:x="2.752cm" svg:y="12.775cm" presentation:class="notes" presentation:placeholder="true">
            <draw:text-box/>
          </draw:frame>
        </presentation:notes>
      </draw:page>
      <draw:page draw:name="page12"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Gösterici Aritmetiği</text:p>
              </text:list-header>
            </text:list>
          </draw:text-box>
        </draw:frame>
        <draw:frame presentation:style-name="pr7" draw:text-style-name="P2" draw:layer="layout" svg:width="23.495cm" svg:height="4.656cm" svg:x="1.269cm" svg:y="3.387cm" presentation:class="outline" presentation:user-transformed="true">
          <draw:text-box>
            <text:list text:style-name="L6">
              <text:list-header>
                <text:p text:style-name="P16"><text:span text:style-name="T13"/></text:p>
              </text:list-header>
            </text:list>
            <text:list text:style-name="L9">
              <text:list-header>
                <text:p text:style-name="P16"><text:span text:style-name="T27">int a[5];</text:span></text:p>
                <text:p text:style-name="P16"><text:span text:style-name="T27"/></text:p>
              </text:list-header>
            </text:list>
            <text:list text:style-name="L6">
              <text:list-header>
                <text:p text:style-name="P16"><text:span text:style-name="T13"/></text:p>
                <text:p text:style-name="P16"><text:span text:style-name="T13"/></text:p>
                <text:p text:style-name="P16"><text:span text:style-name="T13"/></text:p>
                <text:p text:style-name="P16"><text:span text:style-name="T13"/></text:p>
                <text:p text:style-name="P16"><text:span text:style-name="T13"/></text:p>
              </text:list-header>
            </text:list>
          </draw:text-box>
        </draw:frame>
        <draw:custom-shape draw:style-name="gr3" draw:text-style-name="P2" draw:layer="layout" svg:width="9.101cm" svg:height="1.27cm" svg:x="14.817cm" svg:y="3.81cm">
          <text:list text:style-name="L4">
            <text:list-header>
              <text:p text:style-name="P1">217</text:p>
            </text:list-header>
          </text:list>
          <draw:enhanced-geometry svg:viewBox="0 0 21600 21600" draw:type="rectangle" draw:enhanced-path="M 0 0 L 21600 0 21600 21600 0 21600 0 0 Z N"/>
        </draw:custom-shape>
        <draw:custom-shape draw:style-name="gr5" draw:text-style-name="P2" draw:layer="layout" svg:width="9.101cm" svg:height="1.27cm" svg:x="14.817cm" svg:y="5.08cm">
          <text:p/>
          <draw:enhanced-geometry svg:viewBox="0 0 21600 21600" draw:type="rectangle" draw:enhanced-path="M 0 0 L 21600 0 21600 21600 0 21600 0 0 Z N"/>
        </draw:custom-shape>
        <draw:custom-shape draw:style-name="gr5" draw:text-style-name="P2" draw:layer="layout" svg:width="9.101cm" svg:height="1.27cm" svg:x="14.817cm" svg:y="6.35cm">
          <text:p/>
          <draw:enhanced-geometry svg:viewBox="0 0 21600 21600" draw:type="rectangle" draw:enhanced-path="M 0 0 L 21600 0 21600 21600 0 21600 0 0 Z N"/>
        </draw:custom-shape>
        <draw:custom-shape draw:style-name="gr3" draw:text-style-name="P2" draw:layer="layout" svg:width="9.101cm" svg:height="1.27cm" svg:x="14.817cm" svg:y="7.62cm">
          <text:list text:style-name="L4">
            <text:list-header>
              <text:p text:style-name="P1">226</text:p>
            </text:list-header>
          </text:list>
          <draw:enhanced-geometry svg:viewBox="0 0 21600 21600" draw:type="rectangle" draw:enhanced-path="M 0 0 L 21600 0 21600 21600 0 21600 0 0 Z N"/>
        </draw:custom-shape>
        <draw:custom-shape draw:style-name="gr5" draw:text-style-name="P2" draw:layer="layout" svg:width="9.101cm" svg:height="1.27cm" svg:x="14.817cm" svg:y="8.89cm">
          <text:p/>
          <draw:enhanced-geometry svg:viewBox="0 0 21600 21600" draw:type="rectangle" draw:enhanced-path="M 0 0 L 21600 0 21600 21600 0 21600 0 0 Z N"/>
        </draw:custom-shape>
        <draw:custom-shape draw:style-name="gr4" draw:text-style-name="P2" draw:layer="layout" svg:width="0.879cm" svg:height="1.277cm" svg:x="13.338cm" svg:y="3.81cm">
          <text:list text:style-name="L4">
            <text:list-header>
              <text:p text:style-name="P3">a</text:p>
            </text:list-header>
          </text:list>
          <draw:enhanced-geometry svg:viewBox="0 0 21600 21600" draw:type="mso-spt202" draw:enhanced-path="M 0 0 L 21600 0 21600 21600 0 21600 0 0 Z N"/>
        </draw:custom-shape>
        <draw:custom-shape draw:style-name="gr5" draw:text-style-name="P2" draw:layer="layout" svg:width="2.117cm" svg:height="1.27cm" svg:x="10.16cm" svg:y="4.868cm">
          <text:p/>
          <draw:enhanced-geometry svg:viewBox="0 0 21600 21600" draw:type="rectangle" draw:enhanced-path="M 0 0 L 21600 0 21600 21600 0 21600 0 0 Z N"/>
        </draw:custom-shape>
        <draw:custom-shape draw:style-name="gr4" draw:text-style-name="P2" draw:layer="layout" svg:width="0.925cm" svg:height="1.277cm" svg:x="9.107cm" svg:y="4.868cm">
          <text:list text:style-name="L4">
            <text:list-header>
              <text:p text:style-name="P3">p</text:p>
            </text:list-header>
          </text:list>
          <draw:enhanced-geometry svg:viewBox="0 0 21600 21600" draw:type="mso-spt202" draw:enhanced-path="M 0 0 L 21600 0 21600 21600 0 21600 0 0 Z N"/>
        </draw:custom-shape>
        <draw:custom-shape draw:style-name="gr19" draw:text-style-name="P2" draw:layer="layout" svg:width="3.493cm" svg:height="1.486cm" svg:x="11.218cm" svg:y="5.499cm">
          <text:p/>
          <draw:enhanced-geometry svg:viewBox="0 0 792 643" draw:mirror-vertical="true" draw:type="non-primitive" draw:enhanced-path="M 0 619 C 88 631 176 643 240 571 304 499 320 275 384 187 448 99 556 73 624 43 692 13 760 0 792 8 N"/>
        </draw:custom-shape>
        <draw:custom-shape draw:style-name="gr20" draw:text-style-name="P2" draw:layer="layout" svg:width="22.86cm" svg:height="2.822cm" svg:x="1.693cm" svg:y="12.277cm">
          <text:list text:style-name="L4">
            <text:list-header>
              <text:p text:style-name="P21"><text:span text:style-name="T42">İndisleme: <text:s text:c="2"/></text:span><text:span text:style-name="T4">a[i]</text:span><text:span text:style-name="T42"> <text:s/>“denktir” <text:s/></text:span><text:span text:style-name="T4">*(a+i)</text:span></text:p>
              <text:p text:style-name="P21"><text:span text:style-name="T4"/></text:p>
            </text:list-header>
          </text:list>
          <draw:enhanced-geometry svg:viewBox="0 0 21600 21600" draw:type="mso-spt202" draw:enhanced-path="M 0 0 L 21600 0 21600 21600 0 21600 0 0 Z N"/>
        </draw:custom-shape>
        <draw:custom-shape draw:style-name="gr4" draw:text-style-name="P2" draw:layer="layout" svg:width="5.582cm" svg:height="4.367cm" svg:x="1.693cm" svg:y="13.52cm">
          <text:list text:style-name="L4">
            <text:list-header>
              <text:p text:style-name="P25"><text:span text:style-name="T12">int *p;</text:span></text:p>
              <text:p text:style-name="P25"><text:span text:style-name="T12">p = a + 2;</text:span></text:p>
              <text:p text:style-name="P25"><text:span text:style-name="T12"/></text:p>
            </text:list-header>
          </text:list>
          <draw:enhanced-geometry svg:viewBox="0 0 21600 21600" draw:type="mso-spt202" draw:enhanced-path="M 0 0 L 21600 0 21600 21600 0 21600 0 0 Z N"/>
        </draw:custom-shape>
        <draw:custom-shape draw:style-name="gr4" draw:text-style-name="P2" draw:layer="layout" svg:width="20.902cm" svg:height="1.446cm" svg:x="2.373cm" svg:y="16.495cm">
          <text:list text:style-name="L10">
            <text:list-item>
              <text:p text:style-name="P3"><text:span text:style-name="T43">Not: aritmetik ölçekler veri boyutuyla ölçeklenir</text:span></text:p>
            </text:list-item>
          </text:list>
          <draw:enhanced-geometry svg:viewBox="0 0 21600 21600" draw:type="mso-spt202" draw:enhanced-path="M 0 0 L 21600 0 21600 21600 0 21600 0 0 Z N"/>
        </draw:custom-shape>
        <draw:custom-shape draw:style-name="gr26" draw:text-style-name="P2" draw:layer="layout" svg:width="1.27cm" svg:height="9.101cm" draw:transform="rotate (-1.57079632679579) translate (23.917cm 10.3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2" draw:layer="layout" svg:width="3.334cm" svg:height="1.446cm" svg:x="17.78cm" svg:y="11.712cm">
          <text:list text:style-name="L10">
            <text:list-header>
              <text:p text:style-name="P3"><text:span text:style-name="T44">4 bytes</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2" presentation:class="page"/>
          <draw:frame presentation:style-name="pr2" draw:layer="layout" svg:width="14.75cm" svg:height="11.798cm" svg:x="2.752cm" svg:y="12.775cm" presentation:class="notes" presentation:placeholder="true">
            <draw:text-box/>
          </draw:frame>
        </presentation:notes>
      </draw:page>
      <draw:page draw:name="page13"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Gösterici aritmetiği: kullanım</text:p>
              </text:list-header>
            </text:list>
          </draw:text-box>
        </draw:frame>
        <draw:frame presentation:style-name="pr4" draw:text-style-name="P2" draw:layer="layout" svg:width="23.495cm" svg:height="15.24cm" svg:x="1.269cm" svg:y="3.387cm" presentation:class="outline" presentation:user-transformed="true">
          <draw:text-box>
            <text:list text:style-name="L6">
              <text:list-header>
                <text:p text:style-name="P24"><text:span text:style-name="T36">Dizi elemanlarını toplama:</text:span></text:p>
                <text:p text:style-name="P24"><text:span text:style-name="T36"/></text:p>
                <text:p text:style-name="P24"><text:span text:style-name="T36"/></text:p>
                <text:p text:style-name="P24"><text:span text:style-name="T36"><text:s text:c="2"/></text:span><text:span text:style-name="T36">int a[100];</text:span></text:p>
                <text:p text:style-name="P24"><text:span text:style-name="T36"><text:s text:c="2"/></text:span><text:span text:style-name="T36">int sum, *p;</text:span></text:p>
                <text:p text:style-name="P24"><text:span text:style-name="T36"><text:s text:c="2"/></text:span><text:span text:style-name="T36">...</text:span></text:p>
                <text:p text:style-name="P24"><text:span text:style-name="T36"><text:s text:c="2"/></text:span><text:span text:style-name="T36">for (p=a; p&lt;a+100; p++) </text:span></text:p>
                <text:p text:style-name="P24"><text:span text:style-name="T36"><text:s text:c="6"/></text:span><text:span text:style-name="T36">sum += *p;</text:span></text:p>
                <text:p text:style-name="P24"><text:span text:style-name="T36"><text:s text:c="2"/></text:span></text:p>
                <text:p text:style-name="P24"><text:span text:style-name="T36"/></text:p>
              </text:list-header>
            </text:list>
          </draw:text-box>
        </draw:frame>
        <draw:custom-shape draw:style-name="gr22" draw:text-style-name="P2" draw:layer="layout" svg:width="10.584cm" svg:height="12.277cm" svg:x="12.488cm" svg:y="4.868cm">
          <text:list text:style-name="L1">
            <text:list-header>
              <text:p text:style-name="P23"><text:span text:style-name="T45">Daha güzeli:</text:span></text:p>
              <text:p text:style-name="P23"><text:span text:style-name="T45"/></text:p>
              <text:p text:style-name="P23"><text:span text:style-name="T45"><text:s text:c="2"/></text:span><text:span text:style-name="T45">int a[100];</text:span></text:p>
              <text:p text:style-name="P23"><text:span text:style-name="T45"><text:s text:c="2"/></text:span><text:span text:style-name="T45">int sum, i;</text:span></text:p>
              <text:p text:style-name="P23"><text:span text:style-name="T45"><text:s text:c="2"/></text:span><text:span text:style-name="T45">...</text:span></text:p>
              <text:p text:style-name="P23"><text:span text:style-name="T45"><text:s text:c="2"/></text:span><text:span text:style-name="T45">for (i=0; i&lt;100; i++) </text:span></text:p>
              <text:p text:style-name="P23"><text:span text:style-name="T45"><text:s text:c="6"/></text:span><text:span text:style-name="T45">sum += a[i];</text:span></text:p>
              <text:p text:style-name="P23"><text:span text:style-name="T45"><text:s/></text:span></text:p>
              <text:p text:style-name="P23"><text:span text:style-name="T45"/></text:p>
            </text:list-header>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13" presentation:class="page"/>
          <draw:frame presentation:style-name="pr2" draw:layer="layout" svg:width="14.75cm" svg:height="11.798cm" svg:x="2.752cm" svg:y="12.775cm" presentation:class="notes" presentation:placeholder="true">
            <draw:text-box/>
          </draw:frame>
        </presentation:notes>
      </draw:page>
      <draw:page draw:name="page14"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İşleve dizi aktarımı</text:p>
              </text:list-header>
            </text:list>
          </draw:text-box>
        </draw:frame>
        <draw:frame presentation:style-name="pr9" draw:text-style-name="P2" draw:layer="layout" svg:width="23.495cm" svg:height="15.028cm" svg:x="1.269cm" svg:y="3.387cm" presentation:class="outline" presentation:user-transformed="true">
          <draw:text-box>
            <text:list text:style-name="L1">
              <text:list-header>
                <text:p text:style-name="P24"><text:span text:style-name="T46">void printArray(int *</text:span><text:span text:style-name="T47">p</text:span><text:span text:style-name="T46">, int n) {</text:span></text:p>
                <text:p text:style-name="P24"><text:span text:style-name="T46"><text:s text:c="2"/></text:span><text:span text:style-name="T46">int i;</text:span></text:p>
                <text:p text:style-name="P24"><text:span text:style-name="T46"><text:s text:c="2"/></text:span><text:span text:style-name="T46">for (i=0; i&lt;n; i++) </text:span></text:p>
                <text:p text:style-name="P24"><text:span text:style-name="T46"><text:s text:c="4"/></text:span><text:span text:style-name="T46">printf(“%d\n”,p[i]);</text:span></text:p>
                <text:p text:style-name="P24"><text:span text:style-name="T46">}</text:span></text:p>
                <text:p text:style-name="P26"><text:span text:style-name="T46">int fib[5] = {1, 1, 2, 3, 5};</text:span></text:p>
                <text:p text:style-name="P26"><text:span text:style-name="T46">int main(void) <text:s/>{</text:span></text:p>
                <text:p text:style-name="P24"><text:span text:style-name="T46"><text:s text:c="2"/></text:span><text:span text:style-name="T46">printArray(</text:span><text:span text:style-name="T47">fib</text:span><text:span text:style-name="T46">, 5);</text:span></text:p>
                <text:p text:style-name="P24"><text:span text:style-name="T46">}</text:span></text:p>
              </text:list-header>
            </text:list>
          </draw:text-box>
        </draw:frame>
        <presentation:notes draw:style-name="dp2">
          <draw:page-thumbnail draw:style-name="gr1" draw:layer="layout" svg:width="13.428cm" svg:height="10.072cm" svg:x="3.545cm" svg:y="1.967cm" draw:page-number="14" presentation:class="page"/>
          <draw:frame presentation:style-name="pr2" draw:layer="layout" svg:width="14.75cm" svg:height="11.798cm" svg:x="2.752cm" svg:y="12.775cm" presentation:class="notes" presentation:placeholder="true">
            <draw:text-box/>
          </draw:frame>
        </presentation:notes>
      </draw:page>
      <draw:page draw:name="page15" draw:style-name="dp1" draw:master-page-name="Varsayılan" presentation:presentation-page-layout-name="AL2T1">
        <draw:custom-shape draw:style-name="gr27" draw:text-style-name="P2" draw:layer="layout" svg:width="1.693cm" svg:height="1.482cm" svg:x="8.255cm" svg:y="4.868cm">
          <text:p/>
          <draw:enhanced-geometry svg:viewBox="0 0 21600 21600" draw:type="rectangle" draw:enhanced-path="M 0 0 L 21600 0 21600 21600 0 21600 0 0 Z N"/>
        </draw:custom-shape>
        <draw:custom-shape draw:style-name="gr27" draw:text-style-name="P2" draw:layer="layout" svg:width="1.27cm" svg:height="1.482cm" svg:x="8.467cm" svg:y="6.35cm">
          <text:p/>
          <draw:enhanced-geometry svg:viewBox="0 0 21600 21600" draw:type="rectangle" draw:enhanced-path="M 0 0 L 21600 0 21600 21600 0 21600 0 0 Z N"/>
        </draw:custom-shape>
        <draw:custom-shape draw:style-name="gr27" draw:text-style-name="P2" draw:layer="layout" svg:width="3.175cm" svg:height="1.481cm" svg:x="8.255cm" svg:y="7.832cm">
          <text:p/>
          <draw:enhanced-geometry svg:viewBox="0 0 21600 21600" draw:type="rectangle" draw:enhanced-path="M 0 0 L 21600 0 21600 21600 0 21600 0 0 Z N"/>
        </draw:custom-shape>
        <draw:custom-shape draw:style-name="gr27" draw:text-style-name="P2" draw:layer="layout" svg:width="1.481cm" svg:height="1.27cm" svg:x="5.927cm" svg:y="15.663cm">
          <text:p/>
          <draw:enhanced-geometry svg:viewBox="0 0 21600 21600" draw:type="rectangle" draw:enhanced-path="M 0 0 L 21600 0 21600 21600 0 21600 0 0 Z N"/>
        </draw:custom-shape>
        <draw:custom-shape draw:style-name="gr27" draw:text-style-name="P2" draw:layer="layout" svg:width="0.846cm" svg:height="1.481cm" svg:x="8.467cm" svg:y="3.387cm">
          <text:p/>
          <draw:enhanced-geometry svg:viewBox="0 0 21600 21600" draw:type="rectangle" draw:enhanced-path="M 0 0 L 21600 0 21600 21600 0 21600 0 0 Z N"/>
        </draw:custom-shape>
        <draw:frame presentation:style-name="pr3" draw:text-style-name="P28" draw:layer="layout" svg:width="23.706cm" svg:height="1.906cm" svg:x="0.847cm" svg:y="1.057cm" presentation:class="title" presentation:user-transformed="true">
          <draw:text-box>
            <text:list text:style-name="L1">
              <text:list-header>
                <text:p text:style-name="P27"><text:span text:style-name="T36">Dizi parametresi </text:span><text:span text:style-name="T48"></text:span><text:span text:style-name="T36"> Gösterici parametresi</text:span></text:p>
              </text:list-header>
            </text:list>
          </draw:text-box>
        </draw:frame>
        <draw:frame presentation:style-name="pr4" draw:text-style-name="P2" draw:layer="layout" svg:width="23.495cm" svg:height="15.24cm" svg:x="1.269cm" svg:y="3.387cm" presentation:class="outline" presentation:user-transformed="true">
          <draw:text-box>
            <text:list text:style-name="L6">
              <text:list-header>
                <text:p text:style-name="P24"><text:span text:style-name="T36">void printArray(int *p, <text:s text:c="2"/>int n) { ... }</text:span></text:p>
                <text:p text:style-name="P24"><text:span text:style-name="T36">void printArray(int p[5], int n) { ... }</text:span></text:p>
                <text:p text:style-name="P24"><text:span text:style-name="T36">void printArray(int p[ ], int n) { ... }</text:span></text:p>
                <text:p text:style-name="P24"><text:span text:style-name="T36">void printArray(int p[1000], int n) { ... }</text:span></text:p>
                <text:p text:style-name="P24"><text:span text:style-name="T36"/></text:p>
                <text:p text:style-name="P24"><text:span text:style-name="T36"/></text:p>
                <text:p text:style-name="P24"><text:span text:style-name="T36"/></text:p>
                <text:p text:style-name="P24"><text:span text:style-name="T36">int main(void) {</text:span></text:p>
                <text:p text:style-name="P24"><text:span text:style-name="T36"><text:s text:c="2"/></text:span><text:span text:style-name="T36">printArray(fib, 5);</text:span></text:p>
                <text:p text:style-name="P24"><text:span text:style-name="T36">}</text:span></text:p>
              </text:list-header>
            </text:list>
          </draw:text-box>
        </draw:frame>
        <draw:custom-shape draw:style-name="gr4" draw:text-style-name="P2" draw:layer="layout" svg:width="7.347cm" svg:height="1.277cm" svg:x="7.747cm" svg:y="9.737cm">
          <text:list text:style-name="L11">
            <text:list-header>
              <text:p text:style-name="P3"><text:span text:style-name="T49">Tamamı eşdeğerdir!</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5" presentation:class="page"/>
          <draw:frame presentation:style-name="pr2" draw:layer="layout" svg:width="14.75cm" svg:height="11.798cm" svg:x="2.752cm" svg:y="12.775cm" presentation:class="notes" presentation:placeholder="true">
            <draw:text-box/>
          </draw:frame>
        </presentation:notes>
      </draw:page>
      <draw:page draw:name="page16"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Örnek: dizi tersleme</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22">Dizideki değerleri ters çevir</text:p>
              </text:list-item>
            </text:list>
            <text:list text:style-name="L3">
              <text:list-item>
                <text:list>
                  <text:list-item>
                    <text:p text:style-name="P29">Giriş: <text:span text:style-name="T50">a</text:span> tamsayı dizisi, <text:span text:style-name="T50">n</text:span> eleman sayısı</text:p>
                  </text:list-item>
                  <text:list-item>
                    <text:p text:style-name="P29">Çıkış: a nın değerlerinin ters sırada yer aldığı dizi</text:p>
                  </text:list-item>
                </text:list>
              </text:list-item>
            </text:list>
            <text:list text:style-name="L2">
              <text:list-item>
                <text:p text:id="id15" text:style-name="P22">Algoritma</text:p>
              </text:list-item>
            </text:list>
            <text:list text:style-name="L3">
              <text:list-item>
                <text:list>
                  <text:list-item>
                    <text:p text:id="id16" text:style-name="P29">Dizideki ilk ve son elemanı yer değiştir</text:p>
                  </text:list-item>
                  <text:list-item>
                    <text:p text:id="id17" text:style-name="P29">İkinciyle sondan ikinciyi yer değiştir</text:p>
                  </text:list-item>
                  <text:list-item>
                    <text:p text:id="id18" text:style-name="P29">…</text:p>
                  </text:list-item>
                </text:list>
              </text:list-item>
            </text:list>
          </draw:text-box>
        </draw:frame>
        <draw:custom-shape draw:style-name="gr5" draw:text-style-name="P2" draw:id="id19" draw:layer="layout" svg:width="2.116cm" svg:height="1.27cm" svg:x="6.562cm" svg:y="14.393cm">
          <text:list text:style-name="L4">
            <text:list-header>
              <text:p text:style-name="P1"/>
            </text:list-header>
          </text:list>
          <draw:enhanced-geometry svg:viewBox="0 0 21600 21600" draw:type="rectangle" draw:enhanced-path="M 0 0 L 21600 0 21600 21600 0 21600 0 0 Z N"/>
        </draw:custom-shape>
        <draw:custom-shape draw:style-name="gr5" draw:text-style-name="P2" draw:id="id20" draw:layer="layout" svg:width="2.117cm" svg:height="1.27cm" svg:x="8.678cm" svg:y="14.393cm">
          <text:list text:style-name="L4">
            <text:list-header>
              <text:p text:style-name="P1"/>
            </text:list-header>
          </text:list>
          <draw:enhanced-geometry svg:viewBox="0 0 21600 21600" draw:type="rectangle" draw:enhanced-path="M 0 0 L 21600 0 21600 21600 0 21600 0 0 Z N"/>
        </draw:custom-shape>
        <draw:custom-shape draw:style-name="gr5" draw:text-style-name="P2" draw:id="id21" draw:layer="layout" svg:width="2.117cm" svg:height="1.27cm" svg:x="10.795cm" svg:y="14.393cm">
          <text:list text:style-name="L4">
            <text:list-header>
              <text:p text:style-name="P1"/>
            </text:list-header>
          </text:list>
          <draw:enhanced-geometry svg:viewBox="0 0 21600 21600" draw:type="rectangle" draw:enhanced-path="M 0 0 L 21600 0 21600 21600 0 21600 0 0 Z N"/>
        </draw:custom-shape>
        <draw:custom-shape draw:style-name="gr5" draw:text-style-name="P2" draw:id="id22" draw:layer="layout" svg:width="2.116cm" svg:height="1.27cm" svg:x="12.912cm" svg:y="14.393cm">
          <text:list text:style-name="L4">
            <text:list-header>
              <text:p text:style-name="P1"/>
            </text:list-header>
          </text:list>
          <draw:enhanced-geometry svg:viewBox="0 0 21600 21600" draw:type="rectangle" draw:enhanced-path="M 0 0 L 21600 0 21600 21600 0 21600 0 0 Z N"/>
        </draw:custom-shape>
        <draw:custom-shape draw:style-name="gr5" draw:text-style-name="P2" draw:id="id23" draw:layer="layout" svg:width="2.117cm" svg:height="1.27cm" svg:x="15.028cm" svg:y="14.393cm">
          <text:list text:style-name="L4">
            <text:list-header>
              <text:p text:style-name="P1"/>
            </text:list-header>
          </text:list>
          <draw:enhanced-geometry svg:viewBox="0 0 21600 21600" draw:type="rectangle" draw:enhanced-path="M 0 0 L 21600 0 21600 21600 0 21600 0 0 Z N"/>
        </draw:custom-shape>
        <draw:custom-shape draw:style-name="gr4" draw:text-style-name="P2" draw:id="id24" draw:layer="layout" svg:width="1.349cm" svg:height="1.277cm" svg:x="6.901cm" svg:y="14.393cm">
          <text:list text:style-name="L4">
            <text:list-header>
              <text:p text:style-name="P3">77</text:p>
            </text:list-header>
          </text:list>
          <draw:enhanced-geometry svg:viewBox="0 0 21600 21600" draw:type="mso-spt202" draw:enhanced-path="M 0 0 L 21600 0 21600 21600 0 21600 0 0 Z N"/>
        </draw:custom-shape>
        <draw:custom-shape draw:style-name="gr4" draw:text-style-name="P2" draw:id="id25" draw:layer="layout" svg:width="1.349cm" svg:height="1.277cm" svg:x="9.106cm" svg:y="14.393cm">
          <text:list text:style-name="L4">
            <text:list-header>
              <text:p text:style-name="P3">31</text:p>
            </text:list-header>
          </text:list>
          <draw:enhanced-geometry svg:viewBox="0 0 21600 21600" draw:type="mso-spt202" draw:enhanced-path="M 0 0 L 21600 0 21600 21600 0 21600 0 0 Z N"/>
        </draw:custom-shape>
        <draw:custom-shape draw:style-name="gr4" draw:text-style-name="P2" draw:id="id26" draw:layer="layout" svg:width="1.349cm" svg:height="1.277cm" svg:x="11.223cm" svg:y="14.393cm">
          <text:list text:style-name="L4">
            <text:list-header>
              <text:p text:style-name="P3">94</text:p>
            </text:list-header>
          </text:list>
          <draw:enhanced-geometry svg:viewBox="0 0 21600 21600" draw:type="mso-spt202" draw:enhanced-path="M 0 0 L 21600 0 21600 21600 0 21600 0 0 Z N"/>
        </draw:custom-shape>
        <draw:custom-shape draw:style-name="gr4" draw:text-style-name="P2" draw:id="id27" draw:layer="layout" svg:width="0.925cm" svg:height="1.277cm" svg:x="13.463cm" svg:y="14.393cm">
          <text:list text:style-name="L4">
            <text:list-header>
              <text:p text:style-name="P3">5</text:p>
            </text:list-header>
          </text:list>
          <draw:enhanced-geometry svg:viewBox="0 0 21600 21600" draw:type="mso-spt202" draw:enhanced-path="M 0 0 L 21600 0 21600 21600 0 21600 0 0 Z N"/>
        </draw:custom-shape>
        <draw:custom-shape draw:style-name="gr4" draw:text-style-name="P2" draw:id="id28" draw:layer="layout" svg:width="1.772cm" svg:height="1.277cm" svg:x="15.156cm" svg:y="14.393cm">
          <text:list text:style-name="L4">
            <text:list-header>
              <text:p text:style-name="P3">186</text:p>
            </text:list-header>
          </text:list>
          <draw:enhanced-geometry svg:viewBox="0 0 21600 21600" draw:type="mso-spt202" draw:enhanced-path="M 0 0 L 21600 0 21600 21600 0 21600 0 0 Z N"/>
        </draw:custom-shape>
        <draw:custom-shape draw:style-name="gr28" draw:text-style-name="P2" draw:id="id29" draw:layer="layout" svg:width="8.467cm" svg:height="2.116cm" svg:x="7.62cm" svg:y="12.277cm">
          <text:p/>
          <draw:enhanced-geometry svg:viewBox="0 0 1920 480" draw:type="non-primitive" draw:enhanced-path="M 0 480 C 320 240 640 0 960 0 1280 0 1600 240 1920 480 N"/>
        </draw:custom-shape>
        <draw:custom-shape draw:style-name="gr28" draw:text-style-name="P2" draw:id="id30" draw:layer="layout" svg:width="4.233cm" svg:height="1.482cm" svg:x="9.737cm" svg:y="15.663cm">
          <text:p/>
          <draw:enhanced-geometry svg:viewBox="0 0 960 336" draw:type="non-primitive" draw:enhanced-path="M 0 0 C 184 168 368 336 528 336 688 336 824 168 960 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9"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smil:attributeName="visibility" smil:to="visible"/>
                </anim:par>
                <anim:par smil:begin="0s" smil:fill="hold" presentation:node-type="with-previous"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3.428cm" svg:height="10.072cm" svg:x="3.545cm" svg:y="1.967cm" draw:page-number="16" presentation:class="page"/>
          <draw:frame presentation:style-name="pr2" draw:layer="layout" svg:width="14.75cm" svg:height="11.798cm" svg:x="2.752cm" svg:y="12.775cm" presentation:class="notes" presentation:placeholder="true">
            <draw:text-box/>
          </draw:frame>
        </presentation:notes>
      </draw:page>
      <draw:page draw:name="page17"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Örnek: referans, dizi</text:p>
              </text:list-header>
            </text:list>
          </draw:text-box>
        </draw:frame>
        <draw:frame presentation:style-name="pr4" draw:text-style-name="P2" draw:layer="layout" svg:width="23.495cm" svg:height="15.24cm" svg:x="1.269cm" svg:y="3.387cm" presentation:class="outline" presentation:user-transformed="true">
          <draw:text-box>
            <text:list text:style-name="L9">
              <text:list-header>
                <text:p text:style-name="P30"><text:span text:style-name="T51">void reverse (int a[], int n) {</text:span></text:p>
                <text:p text:style-name="P30"><text:span text:style-name="T51"><text:s text:c="2"/></text:span><text:span text:style-name="T51">int l, r, temp;</text:span></text:p>
                <text:p text:style-name="P30"><text:span text:style-name="T51"><text:s text:c="2"/></text:span><text:span text:style-name="T51">for (l=0, r=n-1; l&lt;r; l++, r--) {</text:span></text:p>
                <text:p text:style-name="P30"><text:span text:style-name="T51"><text:s text:c="4"/></text:span><text:span text:style-name="T51">temp = a[l];</text:span></text:p>
                <text:p text:style-name="P31"><text:span text:style-name="T51"><text:tab/></text:span><text:span text:style-name="T51"> <text:s text:c="2"/></text:span><text:span text:style-name="T51">a[l] = a[r];</text:span></text:p>
                <text:p text:style-name="P31"><text:span text:style-name="T51"><text:tab/></text:span><text:span text:style-name="T51"> <text:s text:c="2"/></text:span><text:span text:style-name="T51">a[r] = temp;</text:span></text:p>
                <text:p text:style-name="P32"><text:span text:style-name="T51"><text:s text:c="2"/></text:span><text:span text:style-name="T51">}</text:span></text:p>
                <text:p text:style-name="P32"><text:span text:style-name="T51">}</text:span></text:p>
                <text:p text:style-name="P33"><text:span text:style-name="T51"/></text:p>
                <text:p text:style-name="P30"><text:span text:style-name="T51">int main(void) {</text:span></text:p>
                <text:p text:style-name="P30"><text:span text:style-name="T51"><text:s text:c="2"/></text:span><text:span text:style-name="T51">reverse(fib, 5);</text:span></text:p>
                <text:p text:style-name="P34"><text:span text:style-name="T51">}</text:span><text:span text:style-name="T52"><text:tab/></text:span></text:p>
              </text:list-header>
            </text:list>
          </draw:text-box>
        </draw:frame>
        <presentation:notes draw:style-name="dp2">
          <draw:page-thumbnail draw:style-name="gr1" draw:layer="layout" svg:width="13.428cm" svg:height="10.072cm" svg:x="3.545cm" svg:y="1.967cm" draw:page-number="17" presentation:class="page"/>
          <draw:frame presentation:style-name="pr2" draw:layer="layout" svg:width="14.75cm" svg:height="11.798cm" svg:x="2.752cm" svg:y="12.775cm" presentation:class="notes" presentation:placeholder="true">
            <draw:text-box/>
          </draw:frame>
        </presentation:notes>
      </draw:page>
      <draw:page draw:name="page18"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izgi</text:p>
              </text:list-header>
            </text:list>
          </draw:text-box>
        </draw:frame>
        <draw:frame presentation:style-name="pr4" draw:text-style-name="P2" draw:layer="layout" svg:width="23.495cm" svg:height="15.24cm" svg:x="1.269cm" svg:y="3.387cm" presentation:class="outline" presentation:user-transformed="true">
          <draw:text-box>
            <text:list text:style-name="L6">
              <text:list-header>
                <text:p text:style-name="P24"><text:span text:style-name="T36">NULL karakterle sonlanan karakter dizisi ( ‘\0’ char, ASCII code 0).</text:span></text:p>
                <text:p text:style-name="P24"><text:span text:style-name="T36"/></text:p>
                <text:p text:style-name="P24"><text:span text:style-name="T36">char mystring[6] = {’H’,’e’,’l’,’l’,’o’,’\0’};</text:span></text:p>
                <text:p text:style-name="P24"><text:span text:style-name="T36">char mystring[6] = “Hello”;</text:span></text:p>
                <text:p text:style-name="P24"><text:span text:style-name="T36">char mystring[] = “Hello”;</text:span></text:p>
                <text:p text:style-name="P24"><text:span text:style-name="T36"/></text:p>
                <text:p text:style-name="P24"><text:span text:style-name="T36"/></text:p>
                <text:p text:style-name="P24"><text:span text:style-name="T36">char *yourstring = “Hello”;</text:span></text:p>
                <text:p text:style-name="P24"><text:span text:style-name="T36"/></text:p>
              </text:list-header>
            </text:list>
          </draw:text-box>
        </draw:frame>
        <draw:custom-shape draw:style-name="gr29" draw:text-style-name="P2" draw:layer="layout" svg:width="1.905cm" svg:height="4.022cm" svg:x="15.875cm" svg:y="7.6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2" draw:layer="layout" svg:width="3.605cm" svg:height="1.277cm" svg:x="18.162cm" svg:y="14.817cm">
          <text:list text:style-name="L11">
            <text:list-header>
              <text:p text:style-name="P3"><text:span text:style-name="T49">Different</text:span></text:p>
            </text:list-header>
          </text:list>
          <draw:enhanced-geometry svg:viewBox="0 0 21600 21600" draw:type="mso-spt202" draw:enhanced-path="M 0 0 L 21600 0 21600 21600 0 21600 0 0 Z N"/>
        </draw:custom-shape>
        <draw:custom-shape draw:style-name="gr29" draw:text-style-name="P2" draw:layer="layout" svg:width="1.905cm" svg:height="1.27cm" svg:x="15.875cm" svg:y="15.0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2" draw:layer="layout" svg:width="4.177cm" svg:height="1.277cm" svg:x="18.157cm" svg:y="9.102cm">
          <text:list text:style-name="L11">
            <text:list-header>
              <text:p text:style-name="P3"><text:span text:style-name="T49">Equivalent</text:span></text:p>
            </text:list-header>
          </text:list>
          <draw:enhanced-geometry svg:viewBox="0 0 21600 21600" draw:type="mso-spt202" draw:enhanced-path="M 0 0 L 21600 0 21600 21600 0 21600 0 0 Z N"/>
        </draw:custom-shape>
        <draw:g draw:id="id31">
          <draw:g>
            <draw:custom-shape draw:style-name="gr30" draw:text-style-name="P2" draw:layer="layout" svg:width="1.27cm" svg:height="1.058cm" svg:x="5.927cm" svg:y="12.912cm">
              <text:list text:style-name="L4">
                <text:list-header>
                  <text:p text:style-name="P14"><text:span text:style-name="T4">H</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7.197cm" svg:y="12.912cm">
              <text:list text:style-name="L4">
                <text:list-header>
                  <text:p text:style-name="P14"><text:span text:style-name="T4">e</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8.467cm" svg:y="12.912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9.737cm" svg:y="12.912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1.007cm" svg:y="12.912cm">
              <text:list text:style-name="L4">
                <text:list-header>
                  <text:p text:style-name="P14"><text:span text:style-name="T4">o</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2.277cm" svg:y="12.912cm">
              <text:list text:style-name="L4">
                <text:list-header>
                  <text:p text:style-name="P14"><text:span text:style-name="T4">\0</text:span></text:p>
                </text:list-header>
              </text:list>
              <draw:enhanced-geometry svg:viewBox="0 0 21600 21600" draw:type="rectangle" draw:enhanced-path="M 0 0 L 21600 0 21600 21600 0 21600 0 0 Z N"/>
            </draw:custom-shape>
          </draw:g>
          <draw:custom-shape draw:style-name="gr4" draw:text-style-name="P2" draw:layer="layout" svg:width="4.566cm" svg:height="1.277cm" svg:x="1.271cm" svg:y="12.912cm">
            <text:list text:style-name="L4">
              <text:list-header>
                <text:p text:style-name="P35"><text:span text:style-name="T13">mystring</text:span></text:p>
              </text:list-header>
            </text:list>
            <draw:enhanced-geometry svg:viewBox="0 0 21600 21600" draw:type="mso-spt202" draw:enhanced-path="M 0 0 L 21600 0 21600 21600 0 21600 0 0 Z N"/>
          </draw:custom-shape>
          <draw:custom-shape draw:style-name="gr4" draw:text-style-name="P2" draw:layer="layout" svg:width="5.582cm" svg:height="1.277cm" svg:x="1.482cm" svg:y="16.722cm">
            <text:list text:style-name="L4">
              <text:list-header>
                <text:p text:style-name="P35"><text:span text:style-name="T13">yourstring</text:span></text:p>
              </text:list-header>
            </text:list>
            <draw:enhanced-geometry svg:viewBox="0 0 21600 21600" draw:type="mso-spt202" draw:enhanced-path="M 0 0 L 21600 0 21600 21600 0 21600 0 0 Z N"/>
          </draw:custom-shape>
          <draw:custom-shape draw:style-name="gr30" draw:text-style-name="P2" draw:layer="layout" svg:width="2.752cm" svg:height="1.059cm" svg:x="7.408cm" svg:y="16.933cm">
            <text:list text:style-name="L4">
              <text:list-header>
                <text:p text:style-name="P14"><text:span text:style-name="T53">•</text:span></text:p>
              </text:list-header>
            </text:list>
            <draw:enhanced-geometry svg:viewBox="0 0 21600 21600" draw:type="rectangle" draw:enhanced-path="M 0 0 L 21600 0 21600 21600 0 21600 0 0 Z N"/>
          </draw:custom-shape>
          <draw:g>
            <draw:custom-shape draw:style-name="gr30" draw:text-style-name="P2" draw:layer="layout" svg:width="1.27cm" svg:height="1.058cm" svg:x="12.912cm" svg:y="16.933cm">
              <text:list text:style-name="L4">
                <text:list-header>
                  <text:p text:style-name="P14"><text:span text:style-name="T4">H</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4.182cm" svg:y="16.933cm">
              <text:list text:style-name="L4">
                <text:list-header>
                  <text:p text:style-name="P14"><text:span text:style-name="T4">e</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5.452cm" svg:y="16.933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6.722cm" svg:y="16.933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7.992cm" svg:y="16.933cm">
              <text:list text:style-name="L4">
                <text:list-header>
                  <text:p text:style-name="P14"><text:span text:style-name="T4">o</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9.262cm" svg:y="16.933cm">
              <text:list text:style-name="L4">
                <text:list-header>
                  <text:p text:style-name="P14"><text:span text:style-name="T4">\0</text:span></text:p>
                </text:list-header>
              </text:list>
              <draw:enhanced-geometry svg:viewBox="0 0 21600 21600" draw:type="rectangle" draw:enhanced-path="M 0 0 L 21600 0 21600 21600 0 21600 0 0 Z N"/>
            </draw:custom-shape>
          </draw:g>
          <draw:line draw:style-name="gr31" draw:text-style-name="P20" draw:layer="layout" svg:x1="8.819cm" svg:y1="17.427cm" svg:x2="12.841cm" svg:y2="17.427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seq>
        </anim:par>
        <presentation:notes draw:style-name="dp2">
          <draw:page-thumbnail draw:style-name="gr1" draw:layer="layout" svg:width="13.428cm" svg:height="10.072cm" svg:x="3.545cm" svg:y="1.967cm" draw:page-number="18" presentation:class="page"/>
          <draw:frame presentation:style-name="pr2" draw:layer="layout" svg:width="14.75cm" svg:height="11.798cm" svg:x="2.752cm" svg:y="12.775cm" presentation:class="notes" presentation:placeholder="true">
            <draw:text-box/>
          </draw:frame>
        </presentation:notes>
      </draw:page>
      <draw:page draw:name="page19"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text:span text:style-name="T8">Karakter dizisi ve gösterici</text:span></text:p>
              </text:list-header>
            </text:list>
          </draw:text-box>
        </draw:frame>
        <draw:frame presentation:style-name="pr10" draw:text-style-name="P2" draw:layer="layout" svg:width="23.495cm" svg:height="2.963cm" svg:x="1.269cm" svg:y="3.386cm" presentation:class="outline" presentation:user-transformed="true">
          <draw:text-box>
            <text:list text:style-name="L6">
              <text:list-header>
                <text:p text:style-name="P24"><text:span text:style-name="T36">char mystring[] = “Hello”;</text:span></text:p>
                <text:p text:style-name="P24"><text:span text:style-name="T36">char *yourstring = “Hello”;</text:span></text:p>
                <text:p text:style-name="P24"><text:span text:style-name="T36"/></text:p>
              </text:list-header>
            </text:list>
          </draw:text-box>
        </draw:frame>
        <draw:g>
          <draw:custom-shape draw:style-name="gr30" draw:text-style-name="P2" draw:layer="layout" svg:width="1.27cm" svg:height="1.058cm" svg:x="16.722cm" svg:y="4.868cm">
            <text:list text:style-name="L4">
              <text:list-header>
                <text:p text:style-name="P14"><text:span text:style-name="T4">H</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7.992cm" svg:y="4.868cm">
            <text:list text:style-name="L4">
              <text:list-header>
                <text:p text:style-name="P14"><text:span text:style-name="T4">e</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9.262cm" svg:y="4.86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0.532cm" svg:y="4.86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1.802cm" svg:y="4.868cm">
            <text:list text:style-name="L4">
              <text:list-header>
                <text:p text:style-name="P14"><text:span text:style-name="T4">o</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3.072cm" svg:y="4.868cm">
            <text:list text:style-name="L4">
              <text:list-header>
                <text:p text:style-name="P14"><text:span text:style-name="T4">\0</text:span></text:p>
              </text:list-header>
            </text:list>
            <draw:enhanced-geometry svg:viewBox="0 0 21600 21600" draw:type="rectangle" draw:enhanced-path="M 0 0 L 21600 0 21600 21600 0 21600 0 0 Z N"/>
          </draw:custom-shape>
        </draw:g>
        <draw:custom-shape draw:style-name="gr4" draw:text-style-name="P2" draw:layer="layout" svg:width="4.566cm" svg:height="1.277cm" svg:x="12.066cm" svg:y="4.868cm">
          <text:list text:style-name="L4">
            <text:list-header>
              <text:p text:style-name="P35"><text:span text:style-name="T13">mystring</text:span></text:p>
            </text:list-header>
          </text:list>
          <draw:enhanced-geometry svg:viewBox="0 0 21600 21600" draw:type="mso-spt202" draw:enhanced-path="M 0 0 L 21600 0 21600 21600 0 21600 0 0 Z N"/>
        </draw:custom-shape>
        <draw:custom-shape draw:style-name="gr4" draw:text-style-name="P2" draw:layer="layout" svg:width="5.582cm" svg:height="1.277cm" svg:x="4.233cm" svg:y="7.197cm">
          <text:list text:style-name="L4">
            <text:list-header>
              <text:p text:style-name="P35"><text:span text:style-name="T13">yourstring</text:span></text:p>
            </text:list-header>
          </text:list>
          <draw:enhanced-geometry svg:viewBox="0 0 21600 21600" draw:type="mso-spt202" draw:enhanced-path="M 0 0 L 21600 0 21600 21600 0 21600 0 0 Z N"/>
        </draw:custom-shape>
        <draw:custom-shape draw:style-name="gr30" draw:text-style-name="P2" draw:layer="layout" svg:width="2.752cm" svg:height="1.059cm" svg:x="10.16cm" svg:y="7.408cm">
          <text:list text:style-name="L4">
            <text:list-header>
              <text:p text:style-name="P14"><text:span text:style-name="T53">•</text:span></text:p>
            </text:list-header>
          </text:list>
          <draw:enhanced-geometry svg:viewBox="0 0 21600 21600" draw:type="rectangle" draw:enhanced-path="M 0 0 L 21600 0 21600 21600 0 21600 0 0 Z N"/>
        </draw:custom-shape>
        <draw:g>
          <draw:custom-shape draw:style-name="gr30" draw:text-style-name="P2" draw:layer="layout" svg:width="1.27cm" svg:height="1.058cm" svg:x="15.663cm" svg:y="7.408cm">
            <text:list text:style-name="L4">
              <text:list-header>
                <text:p text:style-name="P14"><text:span text:style-name="T4">H</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6.933cm" svg:y="7.408cm">
            <text:list text:style-name="L4">
              <text:list-header>
                <text:p text:style-name="P14"><text:span text:style-name="T4">e</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8.203cm" svg:y="7.40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9.473cm" svg:y="7.40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0.743cm" svg:y="7.408cm">
            <text:list text:style-name="L4">
              <text:list-header>
                <text:p text:style-name="P14"><text:span text:style-name="T4">o</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2.013cm" svg:y="7.408cm">
            <text:list text:style-name="L4">
              <text:list-header>
                <text:p text:style-name="P14"><text:span text:style-name="T4">\0</text:span></text:p>
              </text:list-header>
            </text:list>
            <draw:enhanced-geometry svg:viewBox="0 0 21600 21600" draw:type="rectangle" draw:enhanced-path="M 0 0 L 21600 0 21600 21600 0 21600 0 0 Z N"/>
          </draw:custom-shape>
        </draw:g>
        <draw:line draw:style-name="gr31" draw:text-style-name="P20" draw:layer="layout" svg:x1="11.571cm" svg:y1="7.902cm" svg:x2="15.593cm" svg:y2="7.902cm">
          <text:p/>
        </draw:line>
        <draw:g draw:id="id32">
          <draw:custom-shape draw:style-name="gr22" draw:text-style-name="P2" draw:layer="layout" svg:width="23.495cm" svg:height="2.964cm" svg:x="1.27cm" svg:y="8.678cm">
            <text:list text:style-name="L1">
              <text:list-header>
                <text:p text:style-name="P23"><text:span text:style-name="T54">mystring[0] = ‘J’;</text:span></text:p>
                <text:p text:style-name="P23"><text:span text:style-name="T54">yourstring[0] = ‘C’; <text:s/></text:span></text:p>
              </text:list-header>
            </text:list>
            <draw:enhanced-geometry svg:viewBox="0 0 21600 21600" draw:type="rectangle" draw:enhanced-path="M 0 0 L 21600 0 21600 21600 0 21600 0 0 Z N"/>
          </draw:custom-shape>
          <draw:custom-shape draw:style-name="gr30" draw:text-style-name="P2" draw:layer="layout" svg:width="1.27cm" svg:height="1.059cm" svg:x="16.722cm" svg:y="4.868cm">
            <text:list text:style-name="L4">
              <text:list-header>
                <text:p text:style-name="P14"><text:span text:style-name="T4">J</text:span></text:p>
              </text:list-header>
            </text:list>
            <draw:enhanced-geometry svg:viewBox="0 0 21600 21600" draw:type="rectangle" draw:enhanced-path="M 0 0 L 21600 0 21600 21600 0 21600 0 0 Z N"/>
          </draw:custom-shape>
          <draw:custom-shape draw:style-name="gr30" draw:text-style-name="P2" draw:layer="layout" svg:width="1.27cm" svg:height="1.059cm" svg:x="15.663cm" svg:y="7.408cm">
            <text:list text:style-name="L4">
              <text:list-header>
                <text:p text:style-name="P14"><text:span text:style-name="T4">C</text:span></text:p>
              </text:list-header>
            </text:list>
            <draw:enhanced-geometry svg:viewBox="0 0 21600 21600" draw:type="rectangle" draw:enhanced-path="M 0 0 L 21600 0 21600 21600 0 21600 0 0 Z N"/>
          </draw:custom-shape>
        </draw:g>
        <draw:g draw:id="id33">
          <draw:custom-shape draw:style-name="gr22" draw:text-style-name="P2" draw:layer="layout" svg:width="23.495cm" svg:height="1.694cm" svg:x="1.27cm" svg:y="11.853cm">
            <text:list text:style-name="L1">
              <text:list-header>
                <text:p text:style-name="P23"><text:span text:style-name="T45">yourstring = mystring;</text:span></text:p>
                <text:p text:style-name="P23"><text:span text:style-name="T45"/></text:p>
              </text:list-header>
            </text:list>
            <draw:enhanced-geometry svg:viewBox="0 0 21600 21600" draw:type="rectangle" draw:enhanced-path="M 0 0 L 21600 0 21600 21600 0 21600 0 0 Z N"/>
          </draw:custom-shape>
          <draw:line draw:style-name="gr32" draw:text-style-name="P20" draw:layer="layout" svg:x1="11.545cm" svg:y1="7.897cm" svg:x2="16.722cm" svg:y2="5.926cm">
            <text:p/>
          </draw:line>
          <draw:custom-shape draw:style-name="gr33" draw:text-style-name="P2" draw:layer="layout" svg:width="2.712cm" svg:height="1.067cm" svg:x="12.951cm" svg:y="7.408cm">
            <text:p/>
            <draw:enhanced-geometry svg:viewBox="0 0 21600 21600" draw:type="rectangle" draw:enhanced-path="M 0 0 L 21600 0 21600 21600 0 21600 0 0 Z N"/>
          </draw:custom-shape>
          <draw:custom-shape draw:style-name="gr34" draw:text-style-name="P2" draw:layer="layout" svg:width="1.222cm" svg:height="0.207cm" svg:x="11.69cm" svg:y="7.836cm">
            <text:p/>
            <draw:enhanced-geometry svg:viewBox="0 0 21600 21600" draw:type="rectangle" draw:enhanced-path="M 0 0 L 21600 0 21600 21600 0 21600 0 0 Z N"/>
          </draw:custom-shape>
        </draw:g>
        <draw:g draw:id="id34">
          <draw:custom-shape draw:style-name="gr30" draw:text-style-name="P2" draw:layer="layout" svg:width="1.27cm" svg:height="1.058cm" svg:x="21.802cm" svg:y="4.868cm">
            <text:list text:style-name="L4">
              <text:list-header>
                <text:p text:style-name="P14"><text:span text:style-name="T4">y</text:span></text:p>
              </text:list-header>
            </text:list>
            <draw:enhanced-geometry svg:viewBox="0 0 21600 21600" draw:type="rectangle" draw:enhanced-path="M 0 0 L 21600 0 21600 21600 0 21600 0 0 Z N"/>
          </draw:custom-shape>
          <draw:custom-shape draw:style-name="gr22" draw:text-style-name="P2" draw:layer="layout" svg:width="23.495cm" svg:height="1.482cm" svg:x="1.27cm" svg:y="13.546cm">
            <text:list text:style-name="L1">
              <text:list-header>
                <text:p text:style-name="P23"><text:span text:style-name="T54">yourstring[4] = ‘y’;</text:span></text:p>
                <text:p text:style-name="P23"><text:span text:style-name="T54"/></text:p>
              </text:list-header>
            </text:list>
            <draw:enhanced-geometry svg:viewBox="0 0 21600 21600" draw:type="rectangle" draw:enhanced-path="M 0 0 L 21600 0 21600 21600 0 21600 0 0 Z N"/>
          </draw:custom-shape>
        </draw:g>
        <draw:g draw:id="id35">
          <draw:custom-shape draw:style-name="gr22" draw:text-style-name="P2" draw:layer="layout" svg:width="23.495cm" svg:height="2.964cm" svg:x="1.27cm" svg:y="15.028cm">
            <text:list text:style-name="L1">
              <text:list-header>
                <text:p text:style-name="P23"><text:span text:style-name="T45">mystring = yourstring;</text:span></text:p>
              </text:list-header>
            </text:list>
            <draw:enhanced-geometry svg:viewBox="0 0 21600 21600" draw:type="rectangle" draw:enhanced-path="M 0 0 L 21600 0 21600 21600 0 21600 0 0 Z N"/>
          </draw:custom-shape>
          <draw:line draw:style-name="gr35" draw:text-style-name="P20" draw:layer="layout" svg:x1="10.159cm" svg:y1="15.452cm" svg:x2="0.846cm" svg:y2="15.875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3" smil:attributeName="visibility" smil:to="visible"/>
                  <anim:transitionFilter smil:dur="0.5s" smil:targetElement="id3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0.5s" smil:targetElement="id35" smil:type="barWipe" smil:subtype="leftToRight"/>
                </anim:par>
              </anim:par>
            </anim:par>
          </anim:seq>
        </anim:par>
        <presentation:notes draw:style-name="dp2">
          <draw:page-thumbnail draw:style-name="gr1" draw:layer="layout" svg:width="13.428cm" svg:height="10.072cm" svg:x="3.545cm" svg:y="1.967cm" draw:page-number="19" presentation:class="page"/>
          <draw:frame presentation:style-name="pr2" draw:layer="layout" svg:width="14.75cm" svg:height="11.798cm" svg:x="2.752cm" svg:y="12.775cm" presentation:class="notes" presentation:placeholder="true">
            <draw:text-box/>
          </draw:frame>
        </presentation:notes>
      </draw:page>
      <draw:page draw:name="page20"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izgiyi yazdırma</text:p>
              </text:list-header>
            </text:list>
          </draw:text-box>
        </draw:frame>
        <draw:frame presentation:style-name="pr4" draw:text-style-name="P2" draw:layer="layout" svg:width="23.495cm" svg:height="15.24cm" svg:x="1.269cm" svg:y="3.387cm" presentation:class="outline" presentation:user-transformed="true">
          <draw:text-box>
            <text:list text:style-name="L6">
              <text:list-header>
                <text:p text:style-name="P24"><text:span text:style-name="T36">printf(“%s”,mystring);</text:span></text:p>
                <text:p text:style-name="P24"><text:span text:style-name="T36"/></text:p>
              </text:list-header>
            </text:list>
            <text:list text:style-name="L9">
              <text:list-header>
                <text:p text:style-name="P16"><text:span text:style-name="T27">int i;</text:span></text:p>
                <text:p text:style-name="P16"><text:span text:style-name="T27">for (i=0; mystring[i]; i++)</text:span></text:p>
                <text:p text:style-name="P16"><text:span text:style-name="T27"><text:s text:c="3"/></text:span><text:span text:style-name="T27">putchar(mystring[i]);</text:span></text:p>
                <text:p text:style-name="P16"><text:span text:style-name="T27"/></text:p>
              </text:list-header>
            </text:list>
            <text:list text:style-name="L6">
              <text:list-header>
                <text:p text:style-name="P24"><text:span text:style-name="T55">veya,</text:span></text:p>
              </text:list-header>
            </text:list>
            <text:list text:style-name="L9">
              <text:list-header>
                <text:p text:style-name="P16"><text:span text:style-name="T27">char *p;</text:span></text:p>
                <text:p text:style-name="P16"><text:span text:style-name="T27">for (p=mystring; *p; p++)</text:span></text:p>
                <text:p text:style-name="P16"><text:span text:style-name="T27"><text:s text:c="3"/></text:span><text:span text:style-name="T27">putchar(*p);</text:span></text:p>
              </text:list-header>
            </text:list>
          </draw:text-box>
        </draw:frame>
        <draw:g>
          <draw:custom-shape draw:style-name="gr30" draw:text-style-name="P2" draw:layer="layout" svg:width="1.27cm" svg:height="1.058cm" svg:x="15.452cm" svg:y="4.868cm">
            <text:list text:style-name="L4">
              <text:list-header>
                <text:p text:style-name="P14"><text:span text:style-name="T4">H</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6.722cm" svg:y="4.868cm">
            <text:list text:style-name="L4">
              <text:list-header>
                <text:p text:style-name="P14"><text:span text:style-name="T4">e</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7.992cm" svg:y="4.86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9.262cm" svg:y="4.86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0.532cm" svg:y="4.868cm">
            <text:list text:style-name="L4">
              <text:list-header>
                <text:p text:style-name="P14"><text:span text:style-name="T4">o</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1.802cm" svg:y="4.868cm">
            <text:list text:style-name="L4">
              <text:list-header>
                <text:p text:style-name="P14"><text:span text:style-name="T4">\0</text:span></text:p>
              </text:list-header>
            </text:list>
            <draw:enhanced-geometry svg:viewBox="0 0 21600 21600" draw:type="rectangle" draw:enhanced-path="M 0 0 L 21600 0 21600 21600 0 21600 0 0 Z N"/>
          </draw:custom-shape>
        </draw:g>
        <draw:custom-shape draw:style-name="gr4" draw:text-style-name="P2" draw:layer="layout" svg:width="4.566cm" svg:height="1.277cm" svg:x="10.796cm" svg:y="4.868cm">
          <text:list text:style-name="L4">
            <text:list-header>
              <text:p text:style-name="P35"><text:span text:style-name="T13">mystring</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20" presentation:class="page"/>
          <draw:frame presentation:style-name="pr2" draw:layer="layout" svg:width="14.75cm" svg:height="11.798cm" svg:x="2.752cm" svg:y="12.775cm" presentation:class="notes" presentation:placeholder="true">
            <draw:text-box/>
          </draw:frame>
        </presentation:notes>
      </draw:page>
      <draw:page draw:name="page21"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String Termination</text:p>
              </text:list-header>
            </text:list>
          </draw:text-box>
        </draw:frame>
        <draw:frame presentation:style-name="pr11" draw:text-style-name="P2" draw:layer="layout" svg:width="23.495cm" svg:height="6.114cm" svg:x="1.269cm" svg:y="3.386cm" presentation:class="outline" presentation:user-transformed="true">
          <draw:text-box>
            <text:list text:style-name="L6">
              <text:list-header>
                <text:p text:style-name="P24"><text:span text:style-name="T36">char mystring[] = “Hello”;</text:span></text:p>
                <text:p text:style-name="P24"><text:span text:style-name="T36"/></text:p>
                <text:p text:style-name="P24"><text:span text:style-name="T36"/></text:p>
              </text:list-header>
            </text:list>
          </draw:text-box>
        </draw:frame>
        <draw:g>
          <draw:custom-shape draw:style-name="gr30" draw:text-style-name="P2" draw:layer="layout" svg:width="1.27cm" svg:height="1.058cm" svg:x="16.722cm" svg:y="4.868cm">
            <text:list text:style-name="L4">
              <text:list-header>
                <text:p text:style-name="P14"><text:span text:style-name="T4">H</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7.992cm" svg:y="4.868cm">
            <text:list text:style-name="L4">
              <text:list-header>
                <text:p text:style-name="P14"><text:span text:style-name="T4">e</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9.262cm" svg:y="4.86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0.532cm" svg:y="4.868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1.802cm" svg:y="4.868cm">
            <text:list text:style-name="L4">
              <text:list-header>
                <text:p text:style-name="P14"><text:span text:style-name="T4">o</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23.072cm" svg:y="4.868cm">
            <text:list text:style-name="L4">
              <text:list-header>
                <text:p text:style-name="P14"><text:span text:style-name="T4">\0</text:span></text:p>
              </text:list-header>
            </text:list>
            <draw:enhanced-geometry svg:viewBox="0 0 21600 21600" draw:type="rectangle" draw:enhanced-path="M 0 0 L 21600 0 21600 21600 0 21600 0 0 Z N"/>
          </draw:custom-shape>
        </draw:g>
        <draw:custom-shape draw:style-name="gr4" draw:text-style-name="P2" draw:layer="layout" svg:width="4.566cm" svg:height="1.277cm" svg:x="12.066cm" svg:y="4.868cm">
          <text:list text:style-name="L4">
            <text:list-header>
              <text:p text:style-name="P35"><text:span text:style-name="T13">mystring</text:span></text:p>
            </text:list-header>
          </text:list>
          <draw:enhanced-geometry svg:viewBox="0 0 21600 21600" draw:type="mso-spt202" draw:enhanced-path="M 0 0 L 21600 0 21600 21600 0 21600 0 0 Z N"/>
        </draw:custom-shape>
        <draw:g draw:id="id36">
          <draw:custom-shape draw:style-name="gr30" draw:text-style-name="P2" draw:layer="layout" svg:width="1.27cm" svg:height="1.058cm" svg:x="19.262cm" svg:y="4.868cm">
            <text:list text:style-name="L4">
              <text:list-header>
                <text:p text:style-name="P14"><text:span text:style-name="T4">\0</text:span></text:p>
              </text:list-header>
            </text:list>
            <draw:enhanced-geometry svg:viewBox="0 0 21600 21600" draw:type="rectangle" draw:enhanced-path="M 0 0 L 21600 0 21600 21600 0 21600 0 0 Z N"/>
          </draw:custom-shape>
          <draw:custom-shape draw:style-name="gr22" draw:text-style-name="P2" draw:layer="layout" svg:width="23.495cm" svg:height="1.481cm" svg:x="1.27cm" svg:y="6.35cm">
            <text:list text:style-name="L1">
              <text:list-header>
                <text:p text:style-name="P36"><text:span text:style-name="T54">mystring[2] = 0; <text:s text:c="6"/>eşdeğer olarak</text:span><text:span text:style-name="T56">,</text:span><text:span text:style-name="T57"> mystring[2]=’\0’;</text:span></text:p>
                <text:p text:style-name="P36"><text:span text:style-name="T57"/></text:p>
              </text:list-header>
            </text:list>
            <draw:enhanced-geometry svg:viewBox="0 0 21600 21600" draw:type="rectangle" draw:enhanced-path="M 0 0 L 21600 0 21600 21600 0 21600 0 0 Z N"/>
          </draw:custom-shape>
        </draw:g>
        <draw:custom-shape draw:style-name="gr22" draw:text-style-name="P2" draw:id="id37" draw:layer="layout" svg:width="23.495cm" svg:height="3.175cm" svg:x="1.27cm" svg:y="8.043cm">
          <text:list text:style-name="L1">
            <text:list-header>
              <text:p text:style-name="P23"><text:span text:style-name="T45">printf(“%s\n”,mystring);</text:span></text:p>
            </text:list-header>
          </text:list>
          <text:list text:style-name="L4">
            <text:list-header>
              <text:p text:style-name="P23"><text:span text:style-name="T58">He</text:span></text:p>
            </text:list-header>
          </text:list>
          <text:list text:style-name="L1">
            <text:list-header>
              <text:p text:style-name="P23"><text:span text:style-name="T45"/></text:p>
              <text:p text:style-name="P23"><text:span text:style-name="T45"/></text:p>
              <text:p text:style-name="P23"><text:span text:style-name="T45"/></text:p>
            </text:list-header>
          </text:list>
          <draw:enhanced-geometry svg:viewBox="0 0 21600 21600" draw:type="rectangle" draw:enhanced-path="M 0 0 L 21600 0 21600 21600 0 21600 0 0 Z N"/>
        </draw:custom-shape>
        <draw:g draw:id="id38">
          <draw:custom-shape draw:style-name="gr22" draw:text-style-name="P2" draw:layer="layout" svg:width="23.495cm" svg:height="4.657cm" svg:x="1.27cm" svg:y="11.006cm">
            <text:list text:style-name="L1">
              <text:list-header>
                <text:p text:style-name="P23"><text:span text:style-name="T45">mystring[2] = ‘x’; <text:s/>mystring[5] = ‘!’;</text:span></text:p>
                <text:p text:style-name="P23"><text:span text:style-name="T45">printf(“%s\n”,mystring);</text:span></text:p>
              </text:list-header>
            </text:list>
            <text:list text:style-name="L10">
              <text:list-header>
                <text:p text:style-name="P23"><text:span text:style-name="T59">Ne olacak?</text:span></text:p>
                <text:p text:style-name="P23"><text:span text:style-name="T59"/></text:p>
              </text:list-header>
            </text:list>
            <draw:enhanced-geometry svg:viewBox="0 0 21600 21600" draw:type="rectangle" draw:enhanced-path="M 0 0 L 21600 0 21600 21600 0 21600 0 0 Z N"/>
          </draw:custom-shape>
          <draw:custom-shape draw:style-name="gr30" draw:text-style-name="P2" draw:layer="layout" svg:width="1.27cm" svg:height="1.058cm" svg:x="23.072cm" svg:y="4.868cm">
            <text:list text:style-name="L4">
              <text:list-header>
                <text:p text:style-name="P14"><text:span text:style-name="T4">!</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9.262cm" svg:y="4.868cm">
            <text:list text:style-name="L4">
              <text:list-header>
                <text:p text:style-name="P14"><text:span text:style-name="T4">x</text:span></text:p>
              </text:list-header>
            </text:list>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6" smil:attributeName="visibility" smil:to="visible"/>
                  <anim:animate smil:dur="0.5s" smil:fill="hold" smil:targetElement="id36" smil:attributeName="x" smil:values="0-width/2;x" smil:keyTimes="0;1" smil:additive="base"/>
                  <anim:animate smil:dur="0.5s" smil:fill="hold" smil:targetElement="id3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smil:additive="base"/>
                  <anim:animate smil:dur="0.5s" smil:fill="hold" smil:targetElement="id37"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8" smil:attributeName="visibility" smil:to="visible"/>
                  <anim:transitionFilter smil:dur="0.5s" smil:targetElement="id38" smil:type="barWipe" smil:subtype="topToBottom"/>
                </anim:par>
              </anim:par>
            </anim:par>
          </anim:seq>
        </anim:par>
        <presentation:notes draw:style-name="dp2">
          <draw:page-thumbnail draw:style-name="gr1" draw:layer="layout" svg:width="13.428cm" svg:height="10.072cm" svg:x="3.545cm" svg:y="1.967cm" draw:page-number="21" presentation:class="page"/>
          <draw:frame presentation:style-name="pr2" draw:layer="layout" svg:width="14.75cm" svg:height="11.798cm" svg:x="2.752cm" svg:y="12.775cm" presentation:class="notes" presentation:placeholder="true">
            <draw:text-box/>
          </draw:frame>
        </presentation:notes>
      </draw:page>
      <draw:page draw:name="page22"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izgi uzunluğunu hesaplamak</text:p>
              </text:list-header>
            </text:list>
          </draw:text-box>
        </draw:frame>
        <draw:frame presentation:style-name="pr12" draw:text-style-name="P2" draw:layer="layout" svg:width="23.495cm" svg:height="11.218cm" svg:x="1.269cm" svg:y="3.387cm" presentation:class="outline" presentation:user-transformed="true">
          <draw:text-box>
            <text:list text:style-name="L9">
              <text:list-header>
                <text:p text:style-name="P16"><text:span text:style-name="T27">int strlen(char* s) </text:span></text:p>
                <text:p text:style-name="P16"><text:span text:style-name="T27">{</text:span></text:p>
                <text:p text:style-name="P16"><text:span text:style-name="T27"><text:s text:c="4"/></text:span><text:span text:style-name="T27">char* p = s;</text:span></text:p>
                <text:p text:style-name="P16"><text:span text:style-name="T27"><text:s text:c="4"/></text:span><text:span text:style-name="T27">while (*p)</text:span></text:p>
                <text:p text:style-name="P16"><text:span text:style-name="T27"><text:s text:c="9"/></text:span><text:span text:style-name="T27">p++;</text:span></text:p>
                <text:p text:style-name="P16"><text:span text:style-name="T27"><text:s text:c="4"/></text:span><text:span text:style-name="T27">return (p – s);</text:span></text:p>
                <text:p text:style-name="P16"><text:span text:style-name="T27">}</text:span></text:p>
              </text:list-header>
            </text:list>
          </draw:text-box>
        </draw:frame>
        <draw:g>
          <draw:custom-shape draw:style-name="gr30" draw:text-style-name="P2" draw:layer="layout" svg:width="1.27cm" svg:height="1.058cm" svg:x="9.102cm" svg:y="16.51cm">
            <text:list text:style-name="L4">
              <text:list-header>
                <text:p text:style-name="P14"><text:span text:style-name="T4">H</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0.372cm" svg:y="16.51cm">
            <text:list text:style-name="L4">
              <text:list-header>
                <text:p text:style-name="P14"><text:span text:style-name="T4">e</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1.642cm" svg:y="16.51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2.912cm" svg:y="16.51cm">
            <text:list text:style-name="L4">
              <text:list-header>
                <text:p text:style-name="P14"><text:span text:style-name="T4">l</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4.182cm" svg:y="16.51cm">
            <text:list text:style-name="L4">
              <text:list-header>
                <text:p text:style-name="P14"><text:span text:style-name="T4">o</text:span></text:p>
              </text:list-header>
            </text:list>
            <draw:enhanced-geometry svg:viewBox="0 0 21600 21600" draw:type="rectangle" draw:enhanced-path="M 0 0 L 21600 0 21600 21600 0 21600 0 0 Z N"/>
          </draw:custom-shape>
          <draw:custom-shape draw:style-name="gr30" draw:text-style-name="P2" draw:layer="layout" svg:width="1.27cm" svg:height="1.058cm" svg:x="15.452cm" svg:y="16.51cm">
            <text:list text:style-name="L4">
              <text:list-header>
                <text:p text:style-name="P14"><text:span text:style-name="T4">\0</text:span></text:p>
              </text:list-header>
            </text:list>
            <draw:enhanced-geometry svg:viewBox="0 0 21600 21600" draw:type="rectangle" draw:enhanced-path="M 0 0 L 21600 0 21600 21600 0 21600 0 0 Z N"/>
          </draw:custom-shape>
        </draw:g>
        <draw:custom-shape draw:style-name="gr4" draw:text-style-name="P2" draw:layer="layout" svg:width="4.566cm" svg:height="1.277cm" svg:x="4.446cm" svg:y="16.51cm">
          <text:list text:style-name="L4">
            <text:list-header>
              <text:p text:style-name="P35"><text:span text:style-name="T13">mystring</text:span></text:p>
            </text:list-header>
          </text:list>
          <draw:enhanced-geometry svg:viewBox="0 0 21600 21600" draw:type="mso-spt202" draw:enhanced-path="M 0 0 L 21600 0 21600 21600 0 21600 0 0 Z N"/>
        </draw:custom-shape>
        <draw:line draw:style-name="gr31" draw:text-style-name="P20" draw:layer="layout" svg:x1="9.737cm" svg:y1="15.24cm" svg:x2="9.737cm" svg:y2="16.298cm">
          <text:p/>
        </draw:line>
        <draw:custom-shape draw:style-name="gr4" draw:text-style-name="P2" draw:layer="layout" svg:width="0.832cm" svg:height="1.277cm" svg:x="9.318cm" svg:y="13.97cm">
          <text:list text:style-name="L4">
            <text:list-header>
              <text:p text:style-name="P3">s</text:p>
            </text:list-header>
          </text:list>
          <draw:enhanced-geometry svg:viewBox="0 0 21600 21600" draw:type="mso-spt202" draw:enhanced-path="M 0 0 L 21600 0 21600 21600 0 21600 0 0 Z N"/>
        </draw:custom-shape>
        <draw:g draw:id="id39">
          <draw:line draw:style-name="gr31" draw:text-style-name="P20" draw:layer="layout" svg:x1="9.737cm" svg:y1="15.24cm" svg:x2="9.737cm" svg:y2="16.298cm">
            <text:p/>
          </draw:line>
          <draw:custom-shape draw:style-name="gr4" draw:text-style-name="P2" draw:layer="layout" svg:width="0.925cm" svg:height="1.277cm" svg:x="9.318cm" svg:y="13.97cm">
            <text:list text:style-name="L4">
              <text:list-header>
                <text:p text:style-name="P3">p</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smil:begin="0s" smil:fill="hold">
                <anim:par smil:begin="0s" smil:fill="hold" smil:accelerate="0.5" smil:decelerate="0.5" presentation:node-type="after-previous" presentation:preset-class="motion-path" presentation:preset-id="ppt_motionpath_0">
                  <anim:animateMotion smil:dur="1s" smil:fill="hold" smil:targetElement="id39" svg:path="M -3.88889 -6 4.44444 -6 L 0.24167 4.44444 -6"/>
                </anim:par>
              </anim:par>
            </anim:par>
          </anim:seq>
        </anim:par>
        <presentation:notes draw:style-name="dp3">
          <draw:page-thumbnail draw:style-name="gr1" draw:layer="layout" svg:width="13.428cm" svg:height="10.073cm" svg:x="3.545cm" svg:y="1.967cm" draw:page-number="22" presentation:class="page"/>
          <draw:frame presentation:style-name="pr13" draw:layer="layout" svg:width="14.75cm" svg:height="11.798cm" svg:x="2.752cm" svg:y="12.775cm" presentation:class="notes" presentation:placeholder="true">
            <draw:text-box/>
          </draw:frame>
        </presentation:notes>
      </draw:page>
      <draw:page draw:name="page23"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Yapı</text:p>
              </text:list-header>
            </text:list>
          </draw:text-box>
        </draw:frame>
        <draw:frame presentation:style-name="pr6" draw:text-style-name="P2" draw:layer="layout" svg:width="23.495cm" svg:height="14.605cm" svg:x="1.369cm" svg:y="3.386cm" presentation:class="outline" presentation:user-transformed="true">
          <draw:text-box>
            <text:list text:style-name="L6">
              <text:list-header>
                <text:p text:style-name="P37"><text:span text:style-name="T36">Değişken gruplama</text:span></text:p>
              </text:list-header>
            </text:list>
            <text:list text:style-name="L9">
              <text:list-header>
                <text:p text:style-name="P37"><text:span text:style-name="T27">struct pair {</text:span></text:p>
                <text:p text:style-name="P37"><text:span text:style-name="T27"><text:s text:c="2"/></text:span><text:span text:style-name="T27">int number; </text:span></text:p>
                <text:p text:style-name="P37"><text:span text:style-name="T27"><text:s text:c="2"/></text:span><text:span text:style-name="T27">char grade;</text:span></text:p>
                <text:p text:style-name="P37"><text:span text:style-name="T27">};</text:span></text:p>
              </text:list-header>
            </text:list>
            <text:list text:style-name="L6">
              <text:list-header>
                <text:p text:style-name="P37"><text:span text:style-name="T36"/></text:p>
                <text:p text:style-name="P37"><text:span text:style-name="T36">yapı değişkeni, yapı değeri tutar</text:span></text:p>
              </text:list-header>
            </text:list>
            <text:list text:style-name="L9">
              <text:list-header>
                <text:p text:style-name="P37"><text:span text:style-name="T27">struct pair x; <text:s text:c="2"/></text:span></text:p>
                <text:p text:style-name="P37"><text:span text:style-name="T27">x.number = 217; <text:s/></text:span></text:p>
                <text:p text:style-name="P37"><text:span text:style-name="T27">x.grade = ’A’;</text:span></text:p>
              </text:list-header>
            </text:list>
          </draw:text-box>
        </draw:frame>
        <draw:custom-shape draw:style-name="gr36" draw:text-style-name="P2" draw:layer="layout" svg:width="2.117cm" svg:height="1.27cm" svg:x="15.24cm" svg:y="5.715cm">
          <text:list text:style-name="L4">
            <text:list-header>
              <text:p text:style-name="P1">217</text:p>
            </text:list-header>
          </text:list>
          <draw:enhanced-geometry svg:viewBox="0 0 21600 21600" draw:type="rectangle" draw:enhanced-path="M 0 0 L 21600 0 21600 21600 0 21600 0 0 Z N"/>
        </draw:custom-shape>
        <draw:custom-shape draw:style-name="gr36" draw:text-style-name="P2" draw:layer="layout" svg:width="2.117cm" svg:height="1.27cm" svg:x="15.24cm" svg:y="6.985cm">
          <text:list text:style-name="L4">
            <text:list-header>
              <text:p text:style-name="P1">A</text:p>
            </text:list-header>
          </text:list>
          <draw:enhanced-geometry svg:viewBox="0 0 21600 21600" draw:type="rectangle" draw:enhanced-path="M 0 0 L 21600 0 21600 21600 0 21600 0 0 Z N"/>
        </draw:custom-shape>
        <draw:custom-shape draw:style-name="gr3" draw:text-style-name="P2" draw:layer="layout" svg:width="2.117cm" svg:height="1.27cm" svg:x="15.284cm" svg:y="14.393cm">
          <text:list text:style-name="L4">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2.117cm" svg:height="1.27cm" svg:x="15.284cm" svg:y="15.663cm">
          <text:list text:style-name="L4">
            <text:list-header>
              <text:p text:style-name="P1">A</text:p>
            </text:list-header>
          </text:list>
          <draw:enhanced-geometry svg:viewBox="0 0 21600 21600" draw:type="rectangle" draw:enhanced-path="M 0 0 L 21600 0 21600 21600 0 21600 0 0 Z N"/>
        </draw:custom-shape>
        <draw:custom-shape draw:style-name="gr4" draw:text-style-name="P2" draw:layer="layout" svg:width="0.925cm" svg:height="1.277cm" svg:x="14.187cm" svg:y="14.296cm">
          <text:list text:style-name="L4">
            <text:list-header>
              <text:p text:style-name="P3">x</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23" presentation:class="page"/>
          <draw:frame presentation:style-name="pr2" draw:layer="layout" svg:width="14.75cm" svg:height="11.798cm" svg:x="2.752cm" svg:y="12.775cm" presentation:class="notes" presentation:placeholder="true">
            <draw:text-box/>
          </draw:frame>
        </presentation:notes>
      </draw:page>
      <draw:page draw:name="page24"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text:span text:style-name="T36">Yapı gösterici</text:span></text:p>
              </text:list-header>
            </text:list>
          </draw:text-box>
        </draw:frame>
        <draw:frame presentation:style-name="pr14" draw:text-style-name="P2" draw:layer="layout" svg:width="23.495cm" svg:height="6.35cm" svg:x="1.269cm" svg:y="3.387cm" presentation:class="outline" presentation:user-transformed="true">
          <draw:text-box>
            <text:list text:style-name="L6">
              <text:list-header>
                <text:p text:style-name="P16"><text:span text:style-name="T12">struct pair {int number; char grade;};</text:span></text:p>
                <text:p text:style-name="P16"><text:span text:style-name="T12">struct pair x; <text:s text:c="2"/>x.number=217; <text:s/>x.grade=’A’;</text:span></text:p>
              </text:list-header>
            </text:list>
          </draw:text-box>
        </draw:frame>
        <draw:custom-shape draw:style-name="gr3" draw:text-style-name="P2" draw:layer="layout" svg:width="2.116cm" svg:height="1.27cm" svg:x="12.912cm" svg:y="6.773cm">
          <text:list text:style-name="L4">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2.116cm" svg:height="1.27cm" svg:x="12.912cm" svg:y="8.043cm">
          <text:list text:style-name="L4">
            <text:list-header>
              <text:p text:style-name="P1">A</text:p>
            </text:list-header>
          </text:list>
          <draw:enhanced-geometry svg:viewBox="0 0 21600 21600" draw:type="rectangle" draw:enhanced-path="M 0 0 L 21600 0 21600 21600 0 21600 0 0 Z N"/>
        </draw:custom-shape>
        <draw:custom-shape draw:style-name="gr4" draw:text-style-name="P2" draw:layer="layout" svg:width="0.925cm" svg:height="1.277cm" svg:x="11.814cm" svg:y="6.676cm">
          <text:list text:style-name="L4">
            <text:list-header>
              <text:p text:style-name="P3">x</text:p>
            </text:list-header>
          </text:list>
          <draw:enhanced-geometry svg:viewBox="0 0 21600 21600" draw:type="mso-spt202" draw:enhanced-path="M 0 0 L 21600 0 21600 21600 0 21600 0 0 Z N"/>
        </draw:custom-shape>
        <draw:g draw:id="id41">
          <draw:custom-shape draw:style-name="gr22" draw:text-style-name="P2" draw:layer="layout" svg:width="23.495cm" svg:height="3.175cm" svg:x="1.27cm" svg:y="14.817cm">
            <text:list text:style-name="L4">
              <text:list-header>
                <text:p text:style-name="P23"><text:span text:style-name="T12">int n = (*p).number;</text:span></text:p>
                <text:p text:style-name="P23"><text:span text:style-name="T12">char g = (*p).grade;</text:span></text:p>
              </text:list-header>
            </text:list>
            <draw:enhanced-geometry svg:viewBox="0 0 21600 21600" draw:type="rectangle" draw:enhanced-path="M 0 0 L 21600 0 21600 21600 0 21600 0 0 Z N"/>
          </draw:custom-shape>
          <draw:custom-shape draw:style-name="gr3" draw:text-style-name="P2" draw:layer="layout" svg:width="2.117cm" svg:height="1.27cm" svg:x="15.24cm" svg:y="16.51cm">
            <text:list text:style-name="L4">
              <text:list-header>
                <text:p text:style-name="P1">A</text:p>
              </text:list-header>
            </text:list>
            <draw:enhanced-geometry svg:viewBox="0 0 21600 21600" draw:type="rectangle" draw:enhanced-path="M 0 0 L 21600 0 21600 21600 0 21600 0 0 Z N"/>
          </draw:custom-shape>
          <draw:custom-shape draw:style-name="gr3" draw:text-style-name="P2" draw:layer="layout" svg:width="2.117cm" svg:height="1.27cm" svg:x="15.028cm" svg:y="14.817cm">
            <text:list text:style-name="L4">
              <text:list-header>
                <text:p text:style-name="P1">217</text:p>
              </text:list-header>
            </text:list>
            <draw:enhanced-geometry svg:viewBox="0 0 21600 21600" draw:type="rectangle" draw:enhanced-path="M 0 0 L 21600 0 21600 21600 0 21600 0 0 Z N"/>
          </draw:custom-shape>
          <draw:custom-shape draw:style-name="gr4" draw:text-style-name="P2" draw:layer="layout" svg:width="0.925cm" svg:height="1.277cm" svg:x="13.975cm" svg:y="14.605cm">
            <text:list text:style-name="L4">
              <text:list-header>
                <text:p text:style-name="P3">n</text:p>
              </text:list-header>
            </text:list>
            <draw:enhanced-geometry svg:viewBox="0 0 21600 21600" draw:type="mso-spt202" draw:enhanced-path="M 0 0 L 21600 0 21600 21600 0 21600 0 0 Z N"/>
          </draw:custom-shape>
          <draw:custom-shape draw:style-name="gr4" draw:text-style-name="P2" draw:layer="layout" svg:width="0.925cm" svg:height="1.277cm" svg:x="14.187cm" svg:y="16.51cm">
            <text:list text:style-name="L4">
              <text:list-header>
                <text:p text:style-name="P3">g</text:p>
              </text:list-header>
            </text:list>
            <draw:enhanced-geometry svg:viewBox="0 0 21600 21600" draw:type="mso-spt202" draw:enhanced-path="M 0 0 L 21600 0 21600 21600 0 21600 0 0 Z N"/>
          </draw:custom-shape>
        </draw:g>
        <draw:g draw:id="id40">
          <draw:custom-shape draw:style-name="gr22" draw:text-style-name="P2" draw:layer="layout" svg:width="23.495cm" svg:height="2.751cm" svg:x="1.27cm" svg:y="10.372cm">
            <text:list text:style-name="L4">
              <text:list-header>
                <text:p text:style-name="P23"><text:span text:style-name="T12">struct pair *p;</text:span></text:p>
                <text:p text:style-name="P23"><text:span text:style-name="T12"><text:s text:c="2"/></text:span><text:span text:style-name="T12">p = &amp;x;</text:span></text:p>
              </text:list-header>
            </text:list>
            <draw:enhanced-geometry svg:viewBox="0 0 21600 21600" draw:type="rectangle" draw:enhanced-path="M 0 0 L 21600 0 21600 21600 0 21600 0 0 Z N"/>
          </draw:custom-shape>
          <draw:custom-shape draw:style-name="gr5" draw:text-style-name="P2" draw:layer="layout" svg:width="2.54cm" svg:height="1.482cm" svg:x="9.357cm" svg:y="11.897cm">
            <text:p/>
            <draw:enhanced-geometry svg:viewBox="0 0 21600 21600" draw:type="rectangle" draw:enhanced-path="M 0 0 L 21600 0 21600 21600 0 21600 0 0 Z N"/>
          </draw:custom-shape>
          <draw:custom-shape draw:style-name="gr37" draw:text-style-name="P2" draw:layer="layout" svg:width="2.725cm" svg:height="4.661cm" svg:x="9.794cm" svg:y="7.871cm">
            <text:p/>
            <draw:enhanced-geometry svg:viewBox="0 0 618 1057" draw:type="non-primitive" draw:enhanced-path="M 166 1057 C 189 1050 22 752 26 616 30 480 0 252 132 146 140 96 586 0 618 0 N"/>
          </draw:custom-shape>
          <draw:custom-shape draw:style-name="gr4" draw:text-style-name="P2" draw:layer="layout" svg:width="0.925cm" svg:height="1.277cm" svg:x="8.427cm" svg:y="11.968cm">
            <text:list text:style-name="L4">
              <text:list-header>
                <text:p text:style-name="P3">p</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1" smil:attributeName="visibility" smil:to="visible"/>
                  <anim:transitionFilter smil:dur="0.5s" smil:targetElement="id41" smil:type="barWipe" smil:subtype="topToBottom"/>
                </anim:par>
              </anim:par>
            </anim:par>
          </anim:seq>
        </anim:par>
        <presentation:notes draw:style-name="dp2">
          <draw:page-thumbnail draw:style-name="gr1" draw:layer="layout" svg:width="13.428cm" svg:height="10.072cm" svg:x="3.545cm" svg:y="1.967cm" draw:page-number="24" presentation:class="page"/>
          <draw:frame presentation:style-name="pr2" draw:layer="layout" svg:width="14.75cm" svg:height="11.798cm" svg:x="2.752cm" svg:y="12.775cm" presentation:class="notes" presentation:placeholder="true">
            <draw:text-box/>
          </draw:frame>
        </presentation:notes>
      </draw:page>
      <draw:page draw:name="page25"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Defere alanlar</text:p>
              </text:list-header>
            </text:list>
          </draw:text-box>
        </draw:frame>
        <draw:frame presentation:style-name="pr14" draw:text-style-name="P2" draw:layer="layout" svg:width="23.495cm" svg:height="6.35cm" svg:x="1.269cm" svg:y="3.387cm" presentation:class="outline" presentation:user-transformed="true">
          <draw:text-box>
            <text:list text:style-name="L6">
              <text:list-header>
                <text:p text:style-name="P16"><text:span text:style-name="T12">struct pair {int number; char grade;} <text:s/>*p;</text:span></text:p>
                <text:p text:style-name="P16"><text:span text:style-name="T12"/></text:p>
              </text:list-header>
            </text:list>
          </draw:text-box>
        </draw:frame>
        <draw:custom-shape draw:style-name="gr3" draw:text-style-name="P2" draw:layer="layout" svg:width="2.116cm" svg:height="1.27cm" svg:x="12.912cm" svg:y="5.715cm">
          <text:list text:style-name="L4">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2.116cm" svg:height="1.27cm" svg:x="12.912cm" svg:y="6.985cm">
          <text:list text:style-name="L4">
            <text:list-header>
              <text:p text:style-name="P1">A</text:p>
            </text:list-header>
          </text:list>
          <draw:enhanced-geometry svg:viewBox="0 0 21600 21600" draw:type="rectangle" draw:enhanced-path="M 0 0 L 21600 0 21600 21600 0 21600 0 0 Z N"/>
        </draw:custom-shape>
        <draw:custom-shape draw:style-name="gr5" draw:text-style-name="P2" draw:layer="layout" svg:width="2.54cm" svg:height="1.482cm" svg:x="6.773cm" svg:y="6.773cm">
          <text:p/>
          <draw:enhanced-geometry svg:viewBox="0 0 21600 21600" draw:type="rectangle" draw:enhanced-path="M 0 0 L 21600 0 21600 21600 0 21600 0 0 Z N"/>
        </draw:custom-shape>
        <draw:custom-shape draw:style-name="gr38" draw:text-style-name="P2" draw:layer="layout" svg:width="4.472cm" svg:height="1.244cm" svg:x="8.012cm" svg:y="6.279cm">
          <text:p/>
          <draw:enhanced-geometry svg:viewBox="0 0 1014 282" draw:type="non-primitive" draw:enhanced-path="M 0 275 C 87 272 369 282 536 226 703 170 695 0 1014 7 N"/>
        </draw:custom-shape>
        <draw:custom-shape draw:style-name="gr4" draw:text-style-name="P2" draw:layer="layout" svg:width="0.925cm" svg:height="1.277cm" svg:x="5.786cm" svg:y="6.844cm">
          <text:list text:style-name="L4">
            <text:list-header>
              <text:p text:style-name="P3">p</text:p>
            </text:list-header>
          </text:list>
          <draw:enhanced-geometry svg:viewBox="0 0 21600 21600" draw:type="mso-spt202" draw:enhanced-path="M 0 0 L 21600 0 21600 21600 0 21600 0 0 Z N"/>
        </draw:custom-shape>
        <draw:g>
          <draw:custom-shape draw:style-name="gr22" draw:text-style-name="P2" draw:layer="layout" svg:width="23.495cm" svg:height="3.175cm" svg:x="1.27cm" svg:y="9.737cm">
            <text:list text:style-name="L4">
              <text:list-header>
                <text:p text:style-name="P23"><text:span text:style-name="T4"><text:s text:c="9"/></text:span><text:span text:style-name="T4">*p</text:span></text:p>
              </text:list-header>
            </text:list>
            <draw:enhanced-geometry svg:viewBox="0 0 21600 21600" draw:type="rectangle" draw:enhanced-path="M 0 0 L 21600 0 21600 21600 0 21600 0 0 Z N"/>
          </draw:custom-shape>
          <draw:custom-shape draw:style-name="gr36" draw:text-style-name="P2" draw:layer="layout" svg:width="2.117cm" svg:height="1.27cm" svg:x="10.583cm" svg:y="9.525cm">
            <text:list text:style-name="L4">
              <text:list-header>
                <text:p text:style-name="P1">217</text:p>
              </text:list-header>
            </text:list>
            <draw:enhanced-geometry svg:viewBox="0 0 21600 21600" draw:type="rectangle" draw:enhanced-path="M 0 0 L 21600 0 21600 21600 0 21600 0 0 Z N"/>
          </draw:custom-shape>
          <draw:custom-shape draw:style-name="gr36" draw:text-style-name="P2" draw:layer="layout" svg:width="2.117cm" svg:height="1.27cm" svg:x="10.583cm" svg:y="10.795cm">
            <text:list text:style-name="L4">
              <text:list-header>
                <text:p text:style-name="P1">A</text:p>
              </text:list-header>
            </text:list>
            <draw:enhanced-geometry svg:viewBox="0 0 21600 21600" draw:type="rectangle" draw:enhanced-path="M 0 0 L 21600 0 21600 21600 0 21600 0 0 Z N"/>
          </draw:custom-shape>
        </draw:g>
        <draw:custom-shape draw:style-name="gr22" draw:text-style-name="P2" draw:layer="layout" svg:width="23.495cm" svg:height="5.08cm" svg:x="1.27cm" svg:y="12.912cm">
          <text:list text:style-name="L4">
            <text:list-header>
              <text:p text:style-name="P23"><text:span text:style-name="T12">int n = (*p).number;</text:span></text:p>
              <text:p text:style-name="P23"><text:span text:style-name="T13"/></text:p>
              <text:p text:style-name="P23"><text:span text:style-name="T12">char g = (*p).grade;</text:span></text:p>
            </text:list-header>
          </text:list>
          <draw:enhanced-geometry svg:viewBox="0 0 21600 21600" draw:type="rectangle" draw:enhanced-path="M 0 0 L 21600 0 21600 21600 0 21600 0 0 Z N"/>
        </draw:custom-shape>
        <draw:custom-shape draw:style-name="gr3" draw:text-style-name="P2" draw:layer="layout" svg:width="2.117cm" svg:height="1.27cm" svg:x="15.24cm" svg:y="16.51cm">
          <text:list text:style-name="L4">
            <text:list-header>
              <text:p text:style-name="P1">A</text:p>
            </text:list-header>
          </text:list>
          <draw:enhanced-geometry svg:viewBox="0 0 21600 21600" draw:type="rectangle" draw:enhanced-path="M 0 0 L 21600 0 21600 21600 0 21600 0 0 Z N"/>
        </draw:custom-shape>
        <draw:custom-shape draw:style-name="gr3" draw:text-style-name="P2" draw:layer="layout" svg:width="2.117cm" svg:height="1.27cm" svg:x="15.028cm" svg:y="13.335cm">
          <text:list text:style-name="L4">
            <text:list-header>
              <text:p text:style-name="P1">217</text:p>
            </text:list-header>
          </text:list>
          <draw:enhanced-geometry svg:viewBox="0 0 21600 21600" draw:type="rectangle" draw:enhanced-path="M 0 0 L 21600 0 21600 21600 0 21600 0 0 Z N"/>
        </draw:custom-shape>
        <draw:custom-shape draw:style-name="gr4" draw:text-style-name="P2" draw:layer="layout" svg:width="0.925cm" svg:height="1.277cm" svg:x="13.975cm" svg:y="13.123cm">
          <text:list text:style-name="L4">
            <text:list-header>
              <text:p text:style-name="P3">n</text:p>
            </text:list-header>
          </text:list>
          <draw:enhanced-geometry svg:viewBox="0 0 21600 21600" draw:type="mso-spt202" draw:enhanced-path="M 0 0 L 21600 0 21600 21600 0 21600 0 0 Z N"/>
        </draw:custom-shape>
        <draw:custom-shape draw:style-name="gr4" draw:text-style-name="P2" draw:layer="layout" svg:width="0.925cm" svg:height="1.277cm" svg:x="14.187cm" svg:y="16.51cm">
          <text:list text:style-name="L4">
            <text:list-header>
              <text:p text:style-name="P3">g</text:p>
            </text:list-header>
          </text:list>
          <draw:enhanced-geometry svg:viewBox="0 0 21600 21600" draw:type="mso-spt202" draw:enhanced-path="M 0 0 L 21600 0 21600 21600 0 21600 0 0 Z N"/>
        </draw:custom-shape>
        <draw:g draw:id="id42">
          <draw:custom-shape draw:style-name="gr22" draw:text-style-name="P2" draw:layer="layout" svg:width="23.495cm" svg:height="4.233cm" svg:x="1.27cm" svg:y="14.182cm">
            <text:list text:style-name="L12">
              <text:list-header>
                <text:p text:style-name="P23"><text:span text:style-name="T60">int n = p-&gt;number;</text:span></text:p>
                <text:p text:style-name="P23"><text:span text:style-name="T60"/></text:p>
                <text:p text:style-name="P23"><text:span text:style-name="T60">char g = p-&gt;grade;</text:span></text:p>
              </text:list-header>
            </text:list>
            <draw:enhanced-geometry svg:viewBox="0 0 21600 21600" draw:type="rectangle" draw:enhanced-path="M 0 0 L 21600 0 21600 21600 0 21600 0 0 Z N"/>
          </draw:custom-shape>
          <draw:custom-shape draw:style-name="gr39" draw:text-style-name="P38" draw:layer="layout" svg:width="5.759cm" svg:height="2.293cm" svg:x="17.992cm" svg:y="9.009cm">
            <text:list text:style-name="L4">
              <text:list-header>
                <text:p text:style-name="P1">Kullanımı kolay gösterim</text:p>
              </text:list-header>
            </text:list>
            <draw:enhanced-geometry svg:viewBox="0 0 21600 21600" draw:type="mso-spt50" draw:modifiers="-40758.75 50252.4847428073 -794 2869 -6086 46269 -5210 48301" draw:enhanced-path="M 0 0 L 21600 0 21600 21600 0 21600 Z N M ?f0 ?f1 L ?f2 ?f3 N M ?f2 0 L ?f2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2" smil:attributeName="visibility" smil:to="visible"/>
                  <anim:transitionFilter smil:dur="0.5s" smil:targetElement="id42" smil:type="barWipe" smil:subtype="topToBottom"/>
                </anim:par>
              </anim:par>
            </anim:par>
          </anim:seq>
        </anim:par>
        <presentation:notes draw:style-name="dp2">
          <draw:page-thumbnail draw:style-name="gr1" draw:layer="layout" svg:width="13.428cm" svg:height="10.072cm" svg:x="3.545cm" svg:y="1.967cm" draw:page-number="25" presentation:class="page"/>
          <draw:frame presentation:style-name="pr2" draw:layer="layout" svg:width="14.75cm" svg:height="11.798cm" svg:x="2.752cm" svg:y="12.775cm" presentation:class="notes" presentation:placeholder="true">
            <draw:text-box/>
          </draw:frame>
        </presentation:notes>
      </draw:page>
      <draw:page draw:name="page26" draw:style-name="dp1" draw:master-page-name="Varsayılan" presentation:presentation-page-layout-name="AL2T1">
        <draw:frame presentation:style-name="pr3" draw:text-style-name="P2" draw:layer="layout" svg:width="23.706cm" svg:height="1.906cm" svg:x="0.847cm" svg:y="1.057cm" presentation:class="title" presentation:user-transformed="true">
          <draw:text-box>
            <text:list text:style-name="L1">
              <text:list-header>
                <text:p text:style-name="P3">Bugün ...</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39"><text:span text:style-name="T61">C değişkenleri</text:span></text:p>
              </text:list-item>
            </text:list>
            <text:list text:style-name="L3">
              <text:list-item>
                <text:list>
                  <text:list-item>
                    <text:p text:style-name="P40"><text:span text:style-name="T2">Gösterici</text:span></text:p>
                  </text:list-item>
                  <text:list-item>
                    <text:p text:style-name="P40"><text:span text:style-name="T2">Dizi</text:span></text:p>
                  </text:list-item>
                  <text:list-item>
                    <text:p text:style-name="P40"><text:span text:style-name="T2">Dizgi</text:span></text:p>
                  </text:list-item>
                  <text:list-item>
                    <text:p text:style-name="P40"><text:span text:style-name="T2">Yapı</text:span></text:p>
                  </text:list-item>
                </text:list>
              </text:list-item>
            </text:list>
          </draw:text-box>
        </draw:frame>
        <presentation:notes draw:style-name="dp2">
          <draw:page-thumbnail draw:style-name="gr1" draw:layer="layout" svg:width="13.428cm" svg:height="10.072cm" svg:x="3.545cm" svg:y="1.967cm" draw:page-number="26" presentation:class="page"/>
          <draw:frame presentation:style-name="pr2"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237 237" svg:d="m119 0 118 237h-237z"/>
    <draw:marker draw:name="msArrowEnd_20_6" draw:display-name="msArrowEnd 6" svg:viewBox="0 0 237 395" svg:d="m119 0 118 395h-237z"/>
    <draw:marker draw:name="msArrowEnd_20_9" draw:display-name="msArrowEnd 9" svg:viewBox="0 0 350 350" svg:d="m175 0 175 350h-350z"/>
    <draw:marker draw:name="msArrowOpenEnd_20_9" draw:display-name="msArrowOpenEnd 9" svg:viewBox="0 0 426 426" svg:d="m213 0 213 388-64 38-149-273-149 273-64-38z"/>
    <draw:marker draw:name="Çizgi_20_ucu_20_1" draw:display-name="Çizgi ucu 1" svg:viewBox="0 0 210 210" svg:d="m105 0 105 210h-210z"/>
    <draw:marker draw:name="Çizgi_20_ucu_20_2" draw:display-name="Çizgi ucu 2" svg:viewBox="0 0 210 210" svg:d="m105 0 105 210h-210z"/>
    <draw:marker draw:name="Çizgi_20_ucu_20_3" draw:display-name="Çizgi ucu 3" svg:viewBox="0 0 210 210" svg:d="m105 0 105 210h-210z"/>
    <draw:marker draw:name="Çizgi_20_ucu_20_4" draw:display-name="Çizgi ucu 4" svg:viewBox="0 0 210 210" svg:d="m105 0 105 210h-210z"/>
    <draw:marker draw:name="Çizgi_20_ucu_20_5" draw:display-name="Çizgi ucu 5" svg:viewBox="0 0 355 355" svg:d="m178 0 177 355h-355z"/>
    <draw:marker draw:name="Çizgi_20_ucu_20_6" draw:display-name="Çizgi ucu 6" svg:viewBox="0 0 355 355" svg:d="m178 0 177 355h-355z"/>
    <draw:marker draw:name="Çizgi_20_ucu_20_7" draw:display-name="Çizgi ucu 7" svg:viewBox="0 0 318 318" svg:d="m159 0 159 318h-318z"/>
    <draw:stroke-dash draw:name="Dash_20_10" draw:display-name="Dash 10" draw:style="rect" draw:dots2="1" draw:dots2-length="0.282cm" draw:distance="0.211cm"/>
    <draw:stroke-dash draw:name="Dash_20_11" draw:display-name="Dash 11" draw:style="rect" draw:dots1="1" draw:dots1-length="0.035cm"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ff" fo:font-size="100%"/>
          </text:list-level-style-number>
          <text:list-level-style-bullet text:level="2" text:bullet-char="">
            <style:list-level-properties text:space-before="0.943cm"/>
            <style:text-properties fo:font-family="'MT Extra'" style:font-family-generic="roman" style:font-pitch="variable" style:font-charset="x-symbol" fo:color="#000066"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r2"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3"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4"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5"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2.573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presentation:style-name="Mpr2" draw:text-style-name="MP7" draw:layer="backgroundobjects" svg:width="8.749cm" svg:height="1.231cm" svg:x="-0.001cm" svg:y="0cm" presentation:class="header">
          <draw:text-box>
            <text:list text:style-name="ML2">
              <text:list-item>
                <text:p text:style-name="MP6"><text:span text:style-name="MT2"><presentation:header/></text:span></text:p>
              </text:list-item>
            </text:list>
          </draw:text-box>
        </draw:frame>
        <draw:frame presentation:style-name="Mpr3" draw:text-style-name="MP9" draw:layer="backgroundobjects" svg:width="8.748cm" svg:height="1.231cm" svg:x="11.501cm" svg:y="0cm" presentation:class="date-time">
          <draw:text-box>
            <text:list text:style-name="ML2">
              <text:list-item>
                <text:p text:style-name="MP8"><text:span text:style-name="MT2"><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presentation:style-name="Mpr4" draw:text-style-name="MP7" draw:layer="backgroundobjects" svg:width="8.749cm" svg:height="1.483cm" svg:x="-0.001cm" svg:y="25.306cm" presentation:class="footer">
          <draw:text-box>
            <text:list text:style-name="ML2">
              <text:list-item>
                <text:p text:style-name="MP6"><text:span text:style-name="MT2"><presentation:footer/></text:span></text:p>
              </text:list-item>
            </text:list>
          </draw:text-box>
        </draw:frame>
        <draw:frame presentation:style-name="Mpr5" draw:text-style-name="MP9" draw:layer="backgroundobjects" svg:width="8.748cm" svg:height="1.483cm" svg:x="11.501cm" svg:y="25.306cm" presentation:class="page-number">
          <draw:text-box>
            <text:list text:style-name="ML2">
              <text:list-item>
                <text:p text:style-name="MP8"><text:span text:style-name="MT2"><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seyyah </dc:creator>
    <dc:date>2010-09-28T07:33:16</dc:date>
    <meta:editing-cycles>247</meta:editing-cycles>
    <meta:editing-duration>PT364H20M56S</meta:editing-duration>
    <meta:generator>OpenOffice.org/3.2$Linux OpenOffice.org_project/320m19$Build-9505</meta:generator>
    <meta:document-statistic meta:object-count="436"/>
  </office:meta>
</office:document-meta>
</file>